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iscoSansTTLight" svg:font-family="CiscoSansTTLight, Helvetica, Arial, sans-serif"/>
    <style:font-face style:name="CiscoSansTTThin" svg:font-family="CiscoSansTTThin"/>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0e90c4" officeooo:paragraph-rsid="000e90c4" fo:background-color="transparent" style:font-size-asian="12pt" style:font-weight-asian="normal" style:font-size-complex="12pt" style:font-weight-complex="normal"/>
    </style:style>
    <style:style style:name="P2" style:family="paragraph" style:parent-style-name="Text_20_body">
      <style:paragraph-properties fo:margin-top="0cm" fo:margin-bottom="0cm" loext:contextual-spacing="false"/>
      <style:text-properties fo:font-variant="normal" fo:text-transform="none" fo:color="#000000" style:font-name="Liberation Serif" fo:font-size="16pt" fo:letter-spacing="normal" fo:font-style="normal" fo:font-weight="normal" officeooo:rsid="000e90c4" officeooo:paragraph-rsid="000e90c4" fo:background-color="#ffff00" style:font-size-asian="16pt" style:font-weight-asian="normal" style:font-size-complex="16pt" style:font-weight-complex="normal"/>
    </style:style>
    <style:style style:name="P3" style:family="paragraph" style:parent-style-name="Text_20_body">
      <style:paragraph-properties fo:margin-top="0cm" fo:margin-bottom="0cm" loext:contextual-spacing="false"/>
      <style:text-properties officeooo:rsid="000e90c4" officeooo:paragraph-rsid="000e90c4"/>
    </style:style>
    <style:style style:name="P4" style:family="paragraph" style:parent-style-name="Text_20_body">
      <style:paragraph-properties fo:margin-top="0cm" fo:margin-bottom="0cm" loext:contextual-spacing="false"/>
      <style:text-properties officeooo:paragraph-rsid="000e90c4"/>
    </style:style>
    <style:style style:name="P5" style:family="paragraph" style:parent-style-name="Text_20_body">
      <style:paragraph-properties fo:margin-top="0cm" fo:margin-bottom="0cm" loext:contextual-spacing="false"/>
      <style:text-properties style:font-name="Liberation Serif" fo:font-size="12pt" fo:font-weight="normal" officeooo:rsid="000d117c" officeooo:paragraph-rsid="000d117c" style:font-size-asian="12pt" style:font-weight-asian="normal" style:font-size-complex="12pt" style:font-weight-complex="normal"/>
    </style:style>
    <style:style style:name="P6" style:family="paragraph" style:parent-style-name="Text_20_body">
      <style:paragraph-properties fo:margin-top="0cm" fo:margin-bottom="0cm" loext:contextual-spacing="false"/>
      <style:text-properties style:font-name="Liberation Serif" fo:font-size="12pt" fo:font-weight="normal" officeooo:rsid="000e90c4" officeooo:paragraph-rsid="000e90c4" style:font-size-asian="12pt" style:font-weight-asian="normal" style:font-size-complex="12pt" style:font-weight-complex="normal"/>
    </style:style>
    <style:style style:name="P7" style:family="paragraph" style:parent-style-name="Heading_20_1">
      <style:paragraph-properties fo:margin-top="0cm" fo:margin-bottom="0cm" loext:contextual-spacing="false"/>
      <style:text-properties fo:font-variant="normal" fo:text-transform="none" fo:color="#000000" style:font-name="Liberation Serif" fo:font-size="16pt" fo:letter-spacing="normal" fo:font-style="normal" fo:font-weight="normal" officeooo:rsid="000e90c4" officeooo:paragraph-rsid="000e90c4" fo:background-color="#ffff00" style:font-size-asian="16pt" style:font-weight-asian="normal" style:font-size-complex="16pt" style:font-weight-complex="normal"/>
    </style:style>
    <style:style style:name="P8" style:family="paragraph" style:parent-style-name="Standard">
      <style:text-properties fo:font-size="16pt" officeooo:rsid="00016733" officeooo:paragraph-rsid="00016733" style:font-size-asian="14pt" style:font-size-complex="16pt"/>
    </style:style>
    <style:style style:name="P9" style:family="paragraph" style:parent-style-name="Standard">
      <style:text-properties fo:font-size="16pt" fo:font-weight="normal" officeooo:rsid="0002e65e" officeooo:paragraph-rsid="0002e65e" fo:background-color="#ffff00" style:font-size-asian="16pt" style:font-weight-asian="normal" style:font-size-complex="16pt" style:font-weight-complex="normal"/>
    </style:style>
    <style:style style:name="P10" style:family="paragraph" style:parent-style-name="Standard">
      <style:text-properties fo:font-size="12pt" officeooo:rsid="0002e65e" officeooo:paragraph-rsid="0002e65e" style:font-size-asian="10.5pt" style:font-size-complex="12pt"/>
    </style:style>
    <style:style style:name="P11" style:family="paragraph" style:parent-style-name="Standard">
      <style:text-properties fo:font-size="12pt" officeooo:rsid="0002e65e" officeooo:paragraph-rsid="0002e65e" style:font-size-asian="12pt" style:font-size-complex="12pt"/>
    </style:style>
    <style:style style:name="P12" style:family="paragraph" style:parent-style-name="Standard">
      <style:text-properties fo:color="#000000" style:font-name="Liberation Serif" fo:font-size="12pt" fo:font-weight="bold" officeooo:rsid="0002e65e" officeooo:paragraph-rsid="0002e65e" style:font-size-asian="12pt" style:font-weight-asian="bold" style:font-size-complex="12pt" style:font-weight-complex="bold"/>
    </style:style>
    <style:style style:name="P13" style:family="paragraph" style:parent-style-name="Standard">
      <style:text-properties fo:color="#000000" style:font-name="Liberation Serif" fo:font-size="12pt" fo:font-weight="normal" officeooo:paragraph-rsid="0074bd7d" style:font-size-asian="12pt" style:font-weight-asian="normal" style:font-size-complex="12pt" style:font-weight-complex="normal"/>
    </style:style>
    <style:style style:name="P14" style:family="paragraph" style:parent-style-name="Standard">
      <style:text-properties fo:color="#000000" style:font-name="Liberation Serif" fo:font-size="14pt" fo:font-weight="normal" officeooo:paragraph-rsid="005b6207" fo:background-color="transparent" style:font-size-asian="14pt" style:font-weight-asian="normal" style:font-size-complex="14pt" style:font-weight-complex="normal"/>
    </style:style>
    <style:style style:name="P15" style:family="paragraph" style:parent-style-name="Standard">
      <style:text-properties fo:color="#1c1c1c" fo:font-size="16pt" fo:font-weight="normal" officeooo:rsid="00016733" officeooo:paragraph-rsid="00016733" fo:background-color="#ffff00" style:font-size-asian="16pt" style:font-weight-asian="normal" style:font-size-complex="16pt" style:font-weight-complex="normal"/>
    </style:style>
    <style:style style:name="P16"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P17" style:family="paragraph" style:parent-style-name="Standard">
      <style:text-properties style:font-name="Liberation Serif" fo:font-size="14pt" officeooo:paragraph-rsid="005b6207" style:font-size-asian="14pt" style:font-size-complex="14pt"/>
    </style:style>
    <style:style style:name="P18" style:family="paragraph" style:parent-style-name="Standard">
      <style:text-properties style:font-name="Liberation Serif" fo:font-size="12pt" officeooo:paragraph-rsid="005b6207" style:font-size-asian="10.5pt" style:font-size-complex="12pt"/>
    </style:style>
    <style:style style:name="P19" style:family="paragraph" style:parent-style-name="Standard">
      <style:text-properties officeooo:paragraph-rsid="0074bd7d"/>
    </style:style>
    <style:style style:name="P20" style:family="paragraph" style:parent-style-name="Text_20_body">
      <style:text-properties fo:font-variant="normal" fo:text-transform="none" fo:color="#333333" style:font-name="Liberation Serif" fo:font-size="14pt" fo:letter-spacing="normal" fo:font-style="normal" fo:font-weight="bold" officeooo:rsid="000815c6" officeooo:paragraph-rsid="000815c6" style:font-size-asian="14pt" style:font-size-complex="14pt"/>
    </style:style>
    <style:style style:name="P21" style:family="paragraph" style:parent-style-name="Text_20_body">
      <style:text-properties fo:font-variant="normal" fo:text-transform="none" fo:color="#333333" style:font-name="Liberation Serif" fo:font-size="14pt" fo:letter-spacing="normal" fo:font-style="normal" fo:font-weight="normal" officeooo:rsid="000d117c" officeooo:paragraph-rsid="000d117c" fo:background-color="transparent" style:font-size-asian="14pt" style:font-weight-asian="normal" style:font-size-complex="14pt" style:font-weight-complex="normal"/>
    </style:style>
    <style:style style:name="P22" style:family="paragraph" style:parent-style-name="Text_20_body">
      <style:text-properties fo:font-variant="normal" fo:text-transform="none" fo:color="#333333" style:font-name="Liberation Serif" fo:font-size="16pt" fo:letter-spacing="normal" fo:font-style="normal" fo:font-weight="bold" officeooo:rsid="0041acca" officeooo:paragraph-rsid="003abf8a" fo:background-color="#ffff00" style:font-size-asian="16pt" style:font-weight-asian="normal" style:font-size-complex="16pt" style:font-weight-complex="normal" loext:padding="0cm" loext:border="none"/>
    </style:style>
    <style:style style:name="P23" style:family="paragraph" style:parent-style-name="Text_20_body">
      <style:text-properties fo:font-variant="normal" fo:text-transform="none" fo:color="#333333" style:font-name="Liberation Serif" fo:font-size="12pt" fo:letter-spacing="normal" fo:font-style="normal" fo:font-weight="normal" officeooo:paragraph-rsid="00493a7a" style:font-size-asian="12pt" style:font-weight-asian="normal" style:font-size-complex="12pt" style:font-weight-complex="normal"/>
    </style:style>
    <style:style style:name="P24" style:family="paragraph" style:parent-style-name="Text_20_body">
      <style:text-properties fo:font-variant="normal" fo:text-transform="none" fo:color="#000000" style:font-name="Liberation Serif" fo:font-size="16pt" fo:letter-spacing="normal" fo:font-style="normal" fo:font-weight="normal" officeooo:rsid="0004df83" officeooo:paragraph-rsid="000815c6" fo:background-color="#ffff00" style:font-size-asian="16pt" style:font-weight-asian="normal" style:font-size-complex="16pt" style:font-weight-complex="normal"/>
    </style:style>
    <style:style style:name="P25" style:family="paragraph" style:parent-style-name="Text_20_body">
      <style:text-properties fo:font-variant="normal" fo:text-transform="none" fo:color="#000000" style:font-name="Liberation Serif" fo:font-size="16pt" fo:letter-spacing="normal" fo:font-style="normal" fo:font-weight="normal" officeooo:rsid="000815c6" officeooo:paragraph-rsid="000aa34c" fo:background-color="#ffff00" style:font-size-asian="16pt" style:font-weight-asian="normal" style:font-size-complex="16pt" style:font-weight-complex="normal"/>
    </style:style>
    <style:style style:name="P26" style:family="paragraph" style:parent-style-name="Text_20_body">
      <style:text-properties fo:font-variant="normal" fo:text-transform="none" fo:color="#000000" style:font-name="Liberation Serif" fo:font-size="16pt" fo:letter-spacing="normal" fo:font-style="normal" fo:font-weight="normal" officeooo:rsid="00196589" officeooo:paragraph-rsid="00196589" fo:background-color="#ffff00" style:font-size-asian="16pt" style:font-weight-asian="normal" style:font-size-complex="16pt" style:font-weight-complex="normal"/>
    </style:style>
    <style:style style:name="P27" style:family="paragraph" style:parent-style-name="Text_20_body">
      <style:text-properties fo:font-variant="normal" fo:text-transform="none" fo:color="#000000" style:font-name="Liberation Serif" fo:font-size="16pt" fo:letter-spacing="normal" fo:font-style="normal" fo:font-weight="normal" officeooo:rsid="0035589b" officeooo:paragraph-rsid="0035589b" fo:background-color="#ffff00" style:font-size-asian="16pt" style:font-weight-asian="normal" style:font-size-complex="16pt" style:font-weight-complex="normal"/>
    </style:style>
    <style:style style:name="P28" style:family="paragraph" style:parent-style-name="Text_20_body">
      <style:text-properties fo:font-variant="normal" fo:text-transform="none" fo:color="#000000" style:font-name="Liberation Serif" fo:font-size="16pt" fo:letter-spacing="normal" fo:font-style="normal" fo:font-weight="normal" officeooo:rsid="00458efb" officeooo:paragraph-rsid="00458efb" fo:background-color="#ffff00" style:font-size-asian="16pt" style:font-weight-asian="normal" style:font-size-complex="16pt" style:font-weight-complex="normal"/>
    </style:style>
    <style:style style:name="P29" style:family="paragraph" style:parent-style-name="Text_20_body">
      <style:text-properties fo:font-variant="normal" fo:text-transform="none" fo:color="#000000" style:font-name="Liberation Serif" fo:font-size="16pt" fo:letter-spacing="normal" fo:font-style="normal" fo:font-weight="bold" officeooo:rsid="003abf8a" officeooo:paragraph-rsid="003abf8a" style:font-size-asian="16pt" style:font-weight-asian="normal" style:font-size-complex="16pt" style:font-weight-complex="normal" loext:padding="0cm" loext:border="none"/>
    </style:style>
    <style:style style:name="P30" style:family="paragraph" style:parent-style-name="Text_20_body">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 style:family="paragraph" style:parent-style-name="Text_20_body">
      <style:text-properties fo:font-variant="normal" fo:text-transform="none" fo:color="#000000" style:font-name="Liberation Serif" fo:font-size="12pt" fo:letter-spacing="normal" fo:font-style="normal" fo:font-weight="normal" officeooo:rsid="000aa34c" officeooo:paragraph-rsid="000aa34c" style:font-size-asian="12pt" style:font-weight-asian="normal" style:font-size-complex="12pt" style:font-weight-complex="normal"/>
    </style:style>
    <style:style style:name="P32" style:family="paragraph" style:parent-style-name="Text_20_body">
      <style:text-properties fo:font-variant="normal" fo:text-transform="none" fo:color="#000000" style:font-name="Liberation Serif" fo:font-size="12pt" fo:letter-spacing="normal" fo:font-style="normal" fo:font-weight="normal" officeooo:rsid="000d117c" officeooo:paragraph-rsid="000d117c" style:font-size-asian="12pt" style:font-weight-asian="normal" style:font-size-complex="12pt" style:font-weight-complex="normal"/>
    </style:style>
    <style:style style:name="P33" style:family="paragraph" style:parent-style-name="Text_20_body">
      <style:text-properties fo:font-variant="normal" fo:text-transform="none" fo:color="#000000" style:font-name="Liberation Serif" fo:font-size="12pt" fo:letter-spacing="normal" fo:font-style="normal" fo:font-weight="normal" officeooo:rsid="00172b81" officeooo:paragraph-rsid="00172b81" style:font-size-asian="12pt" style:font-weight-asian="normal" style:font-size-complex="12pt" style:font-weight-complex="normal"/>
    </style:style>
    <style:style style:name="P34" style:family="paragraph" style:parent-style-name="Text_20_body">
      <style:text-properties fo:font-variant="normal" fo:text-transform="none" fo:color="#000000" style:font-name="Liberation Serif" fo:font-size="12pt" fo:letter-spacing="normal" fo:font-style="normal" fo:font-weight="normal" officeooo:rsid="00196589" officeooo:paragraph-rsid="00196589" style:font-size-asian="12pt" style:font-weight-asian="normal" style:font-size-complex="12pt" style:font-weight-complex="normal"/>
    </style:style>
    <style:style style:name="P35" style:family="paragraph" style:parent-style-name="Text_20_body">
      <style:text-properties fo:font-variant="normal" fo:text-transform="none" fo:color="#000000" style:font-name="Liberation Serif" fo:font-size="12pt" fo:letter-spacing="normal" fo:font-style="normal" fo:font-weight="normal" officeooo:paragraph-rsid="00338951" style:font-size-asian="12pt" style:font-weight-asian="normal" style:font-size-complex="12pt" style:font-weight-complex="normal"/>
    </style:style>
    <style:style style:name="P36" style:family="paragraph" style:parent-style-name="Text_20_body">
      <style:text-properties fo:font-variant="normal" fo:text-transform="none" fo:color="#000000" style:font-name="Liberation Serif" fo:font-size="12pt" fo:letter-spacing="normal" fo:font-style="normal" fo:font-weight="normal" officeooo:paragraph-rsid="003abf8a" style:font-size-asian="12pt" style:font-weight-asian="normal" style:font-size-complex="12pt" style:font-weight-complex="normal"/>
    </style:style>
    <style:style style:name="P37" style:family="paragraph" style:parent-style-name="Text_20_body">
      <style:text-properties fo:font-variant="normal" fo:text-transform="none" fo:color="#000000" style:font-name="Liberation Serif" fo:font-size="12pt" fo:letter-spacing="normal" fo:font-style="normal" fo:font-weight="normal" officeooo:paragraph-rsid="000815c6" style:font-size-asian="12pt" style:font-weight-asian="normal" style:font-size-complex="12pt" style:font-weight-complex="normal"/>
    </style:style>
    <style:style style:name="P38" style:family="paragraph" style:parent-style-name="Text_20_body">
      <style:text-properties fo:font-variant="normal" fo:text-transform="none" fo:color="#000000" style:font-name="Liberation Serif" fo:font-size="12pt" fo:letter-spacing="normal" fo:font-style="normal" fo:font-weight="normal" officeooo:paragraph-rsid="000d117c" style:font-size-asian="12pt" style:font-weight-asian="normal" style:font-size-complex="12pt" style:font-weight-complex="normal"/>
    </style:style>
    <style:style style:name="P39" style:family="paragraph" style:parent-style-name="Text_20_body">
      <style:text-properties fo:font-variant="normal" fo:text-transform="none" fo:color="#000000" style:font-name="Liberation Serif" fo:font-size="12pt" fo:letter-spacing="normal" fo:font-style="normal" fo:font-weight="normal" officeooo:rsid="00325941" officeooo:paragraph-rsid="00325941" style:font-size-asian="12pt" style:font-weight-asian="normal" style:font-size-complex="12pt" style:font-weight-complex="normal"/>
    </style:style>
    <style:style style:name="P40" style:family="paragraph" style:parent-style-name="Text_20_body">
      <style:text-properties fo:font-variant="normal" fo:text-transform="none" fo:color="#000000" style:font-name="Liberation Serif" fo:font-size="12pt" fo:letter-spacing="normal" fo:font-style="normal" fo:font-weight="normal" officeooo:paragraph-rsid="00196589" style:font-size-asian="12pt" style:font-weight-asian="normal" style:font-size-complex="12pt" style:font-weight-complex="normal"/>
    </style:style>
    <style:style style:name="P41" style:family="paragraph" style:parent-style-name="Text_20_body">
      <style:text-properties fo:font-variant="normal" fo:text-transform="none" fo:color="#000000" style:font-name="Liberation Serif" fo:font-size="12pt" fo:letter-spacing="normal" fo:font-style="normal" fo:font-weight="normal" officeooo:paragraph-rsid="0047a273" style:font-size-asian="12pt" style:font-weight-asian="normal" style:font-size-complex="12pt" style:font-weight-complex="normal"/>
    </style:style>
    <style:style style:name="P42" style:family="paragraph" style:parent-style-name="Text_20_body">
      <style:text-properties fo:font-variant="normal" fo:text-transform="none" fo:color="#000000" style:font-name="Liberation Serif" fo:font-size="12pt" fo:letter-spacing="normal" fo:font-style="normal" fo:font-weight="normal" officeooo:rsid="00493a7a" officeooo:paragraph-rsid="00493a7a" style:font-size-asian="12pt" style:font-weight-asian="normal" style:font-size-complex="12pt" style:font-weight-complex="normal"/>
    </style:style>
    <style:style style:name="P43" style:family="paragraph" style:parent-style-name="Text_20_body">
      <style:text-properties fo:font-variant="normal" fo:text-transform="none" fo:color="#000000" style:font-name="Liberation Serif" fo:font-size="12pt" fo:letter-spacing="normal" fo:font-style="normal" fo:font-weight="normal" officeooo:paragraph-rsid="003c803c" style:font-size-asian="12pt" style:font-weight-asian="normal" style:font-size-complex="12pt" style:font-weight-complex="normal"/>
    </style:style>
    <style:style style:name="P44" style:family="paragraph" style:parent-style-name="Text_20_body">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45" style:family="paragraph" style:parent-style-name="Text_20_body">
      <style:text-properties fo:font-variant="normal" fo:text-transform="none" fo:color="#000000" style:font-name="Liberation Serif" fo:font-size="12pt" fo:letter-spacing="normal" fo:font-style="normal" fo:font-weight="normal" officeooo:paragraph-rsid="003c803c" style:font-size-asian="12pt" style:font-size-complex="12pt"/>
    </style:style>
    <style:style style:name="P46" style:family="paragraph" style:parent-style-name="Text_20_body">
      <style:text-properties fo:font-variant="normal" fo:text-transform="none" fo:color="#000000" style:font-name="Liberation Serif" fo:font-size="12pt" fo:letter-spacing="normal" fo:font-style="normal" fo:font-weight="normal" officeooo:rsid="0025c0ba" officeooo:paragraph-rsid="0025c0ba" fo:background-color="#ffff00" style:font-size-asian="12pt" style:font-weight-asian="normal" style:font-size-complex="12pt" style:font-weight-complex="normal"/>
    </style:style>
    <style:style style:name="P47" style:family="paragraph" style:parent-style-name="Text_20_body">
      <style:text-properties fo:font-variant="normal" fo:text-transform="none" fo:color="#000000" style:font-name="Liberation Serif" fo:font-size="12pt" fo:letter-spacing="normal" fo:font-style="normal" fo:font-weight="normal" officeooo:rsid="003fbc7c" officeooo:paragraph-rsid="003fbc7c" fo:background-color="#ffff00" style:font-size-asian="10.5pt" style:font-weight-asian="normal" style:font-size-complex="12pt" style:font-weight-complex="normal"/>
    </style:style>
    <style:style style:name="P48" style:family="paragraph" style:parent-style-name="Text_20_body">
      <style:text-properties fo:font-variant="normal" fo:text-transform="none" fo:color="#000000" style:font-name="Liberation Serif" fo:font-size="12pt" fo:letter-spacing="normal" fo:font-style="normal" fo:font-weight="normal" officeooo:rsid="0025c0ba" officeooo:paragraph-rsid="0025c0ba" fo:background-color="transparent"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1b235f" officeooo:paragraph-rsid="001b235f" fo:background-color="transparent"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rsid="001b235f" officeooo:paragraph-rsid="004d23f3" fo:background-color="transparent" style:font-size-asian="12pt" style:font-weight-asian="normal" style:font-size-complex="12pt" style:font-weight-complex="normal"/>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3c803c" fo:background-color="transparent" style:font-size-asian="12pt" style:font-weight-asian="normal" style:font-size-complex="12pt" style:font-weight-complex="normal"/>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3c803c" officeooo:paragraph-rsid="003c803c" fo:background-color="transparent" style:font-size-asian="12pt" style:font-weight-asian="normal" style:font-size-complex="12pt" style:font-weight-complex="normal"/>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3d01de" officeooo:paragraph-rsid="003d01de" fo:background-color="transparent" style:font-size-asian="12pt" style:font-weight-asian="normal" style:font-size-complex="12pt" style:font-weight-complex="normal"/>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3d01de" officeooo:paragraph-rsid="003d1b0d" fo:background-color="transparent" style:font-size-asian="12pt" style:font-weight-asian="normal" style:font-size-complex="12pt" style:font-weight-complex="normal"/>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3fbc7c" officeooo:paragraph-rsid="003fbc7c" fo:background-color="transparent" style:font-size-asian="12pt" style:font-weight-asian="normal" style:font-size-complex="12pt" style:font-weight-complex="normal"/>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3fbc7c" officeooo:paragraph-rsid="0061109c" fo:background-color="transparent" style:font-size-asian="12pt" style:font-weight-asian="normal" style:font-size-complex="12pt" style:font-weight-complex="normal"/>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458efb" officeooo:paragraph-rsid="00458efb" fo:background-color="transparent" style:font-size-asian="12pt" style:font-weight-asian="normal" style:font-size-complex="12pt" style:font-weight-complex="normal"/>
    </style:style>
    <style:style style:name="P58" style:family="paragraph" style:parent-style-name="Text_20_body">
      <style:text-properties fo:font-variant="normal" fo:text-transform="none" fo:color="#000000" style:font-name="Liberation Serif" fo:font-size="12pt" fo:letter-spacing="normal" fo:font-style="normal" fo:font-weight="normal" officeooo:rsid="003decd8" officeooo:paragraph-rsid="003decd8" fo:background-color="transparent" style:font-size-asian="12pt" style:font-weight-asian="normal" style:font-size-complex="12pt" style:font-weight-complex="normal"/>
    </style:style>
    <style:style style:name="P59" style:family="paragraph" style:parent-style-name="Text_20_body">
      <style:text-properties fo:font-variant="normal" fo:text-transform="none" fo:color="#000000" style:font-name="Liberation Serif" fo:font-size="12pt" fo:letter-spacing="normal" fo:font-style="normal" fo:font-weight="normal" officeooo:paragraph-rsid="00538995" fo:background-color="transparent" style:font-size-asian="12pt" style:font-weight-asian="normal" style:font-size-complex="12pt" style:font-weight-complex="normal"/>
    </style:style>
    <style:style style:name="P60" style:family="paragraph" style:parent-style-name="Text_20_body">
      <style:text-properties fo:font-variant="normal" fo:text-transform="none" fo:color="#000000" style:font-name="Liberation Serif" fo:font-size="12pt" fo:letter-spacing="normal" fo:font-style="normal" fo:font-weight="normal" officeooo:paragraph-rsid="005b6207" fo:background-color="transparent" style:font-size-asian="12pt" style:font-weight-asian="normal" style:font-size-complex="12pt" style:font-weight-complex="normal"/>
    </style:style>
    <style:style style:name="P61" style:family="paragraph" style:parent-style-name="Text_20_body">
      <style:text-properties fo:font-variant="normal" fo:text-transform="none" fo:color="#000000" style:font-name="Liberation Serif" fo:font-size="12pt" fo:letter-spacing="normal" fo:font-style="normal" fo:font-weight="normal" officeooo:rsid="00493a7a" officeooo:paragraph-rsid="00493a7a" fo:background-color="transparent" style:font-size-asian="12pt" style:font-weight-asian="normal" style:font-size-complex="12pt" style:font-weight-complex="normal"/>
    </style:style>
    <style:style style:name="P62" style:family="paragraph" style:parent-style-name="Text_20_body">
      <style:text-properties fo:font-variant="normal" fo:text-transform="none" fo:color="#000000" style:font-name="Liberation Serif" fo:font-size="12pt" fo:letter-spacing="normal" fo:font-style="normal" fo:font-weight="normal" officeooo:rsid="00338951" officeooo:paragraph-rsid="00338951"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text-properties fo:font-variant="normal" fo:text-transform="none" fo:color="#000000" style:font-name="Liberation Serif" fo:font-size="12pt" fo:letter-spacing="normal" fo:font-style="normal" fo:font-weight="normal" officeooo:paragraph-rsid="00538995" fo:background-color="transparent" style:font-size-asian="10.5pt" style:font-weight-asian="normal" style:font-size-complex="12pt" style:font-weight-complex="normal"/>
    </style:style>
    <style:style style:name="P64" style:family="paragraph" style:parent-style-name="Text_20_body">
      <style:text-properties fo:font-variant="normal" fo:text-transform="none" fo:color="#000000" style:font-name="Liberation Serif" fo:font-size="12pt" fo:letter-spacing="normal" fo:font-style="normal" fo:font-weight="normal" officeooo:paragraph-rsid="005b6207" fo:background-color="transparent" style:font-size-asian="10.5pt" style:font-weight-asian="normal" style:font-size-complex="12pt" style:font-weight-complex="normal"/>
    </style:style>
    <style:style style:name="P65" style:family="paragraph" style:parent-style-name="Text_20_body">
      <style:text-properties fo:font-variant="normal" fo:text-transform="none" fo:color="#000000" style:font-name="Liberation Serif" fo:font-size="12pt" fo:letter-spacing="normal" fo:font-style="normal" fo:font-weight="normal" officeooo:rsid="0037b72b" officeooo:paragraph-rsid="0037b72b" style:font-size-asian="10.5pt" style:font-weight-asian="normal" style:font-size-complex="12pt" style:font-weight-complex="normal"/>
    </style:style>
    <style:style style:name="P66" style:family="paragraph" style:parent-style-name="Text_20_body">
      <style:text-properties fo:font-variant="normal" fo:text-transform="none" fo:color="#000000" style:font-name="Liberation Serif" fo:font-size="12pt" fo:letter-spacing="normal" fo:font-style="normal" fo:font-weight="normal" officeooo:rsid="0038d787" officeooo:paragraph-rsid="0038d787" style:font-size-asian="10.5pt" style:font-weight-asian="normal" style:font-size-complex="12pt" style:font-weight-complex="normal"/>
    </style:style>
    <style:style style:name="P67" style:family="paragraph" style:parent-style-name="Text_20_body">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68" style:family="paragraph" style:parent-style-name="Text_20_body">
      <style:text-properties fo:font-variant="normal" fo:text-transform="none" fo:color="#000000" style:font-name="Liberation Serif" fo:font-size="14pt" fo:letter-spacing="normal" fo:font-style="normal" fo:font-weight="normal" officeooo:rsid="00172b81" officeooo:paragraph-rsid="00172b81" style:font-size-asian="14pt" style:font-weight-asian="normal" style:font-size-complex="14pt" style:font-weight-complex="normal"/>
    </style:style>
    <style:style style:name="P69" style:family="paragraph" style:parent-style-name="Text_20_body">
      <style:text-properties fo:font-variant="normal" fo:text-transform="none" fo:color="#000000" style:font-name="Liberation Serif" fo:font-size="14pt" fo:letter-spacing="normal" fo:font-style="normal" fo:font-weight="normal" officeooo:rsid="00196589" officeooo:paragraph-rsid="00196589" style:font-size-asian="14pt" style:font-weight-asian="normal" style:font-size-complex="14pt" style:font-weight-complex="normal"/>
    </style:style>
    <style:style style:name="P70" style:family="paragraph" style:parent-style-name="Text_20_body">
      <style:text-properties fo:font-variant="normal" fo:text-transform="none" fo:color="#000000" style:font-name="Liberation Serif" fo:font-size="14pt" fo:letter-spacing="normal" fo:font-style="normal" fo:font-weight="normal" officeooo:rsid="0037b72b" officeooo:paragraph-rsid="0037b72b" style:font-size-asian="14pt" style:font-weight-asian="normal" style:font-size-complex="14pt" style:font-weight-complex="normal"/>
    </style:style>
    <style:style style:name="P71" style:family="paragraph" style:parent-style-name="Text_20_body">
      <style:text-properties fo:font-variant="normal" fo:text-transform="none" fo:color="#000000" style:font-name="Liberation Serif" fo:font-size="14pt" fo:letter-spacing="normal" fo:font-style="normal" fo:font-weight="normal" officeooo:rsid="0038d787" officeooo:paragraph-rsid="0038d787" style:font-size-asian="14pt" style:font-weight-asian="normal" style:font-size-complex="14pt" style:font-weight-complex="normal"/>
    </style:style>
    <style:style style:name="P72" style:family="paragraph" style:parent-style-name="Text_20_body">
      <style:text-properties fo:font-variant="normal" fo:text-transform="none" fo:color="#000000" style:font-name="Liberation Serif" fo:font-size="14pt" fo:letter-spacing="normal" fo:font-style="normal" fo:font-weight="normal" officeooo:rsid="003abf8a" officeooo:paragraph-rsid="003abf8a" style:font-size-asian="14pt" style:font-weight-asian="normal" style:font-size-complex="14pt" style:font-weight-complex="normal"/>
    </style:style>
    <style:style style:name="P73" style:family="paragraph" style:parent-style-name="Text_20_body">
      <style:text-properties fo:font-variant="normal" fo:text-transform="none" fo:color="#000000" style:font-name="Liberation Serif" fo:font-size="14pt" fo:letter-spacing="normal" fo:font-style="normal" fo:font-weight="normal" officeooo:paragraph-rsid="0063cb88" style:font-size-asian="14pt" style:font-weight-asian="normal" style:font-size-complex="14pt" style:font-weight-complex="normal"/>
    </style:style>
    <style:style style:name="P74" style:family="paragraph" style:parent-style-name="Text_20_body">
      <style:text-properties fo:font-variant="normal" fo:text-transform="none" fo:color="#000000" style:font-name="Liberation Serif" fo:font-size="14pt" fo:letter-spacing="normal" fo:font-style="normal" fo:font-weight="normal" officeooo:rsid="00493a7a" officeooo:paragraph-rsid="0064d1d3" style:font-size-asian="14pt" style:font-weight-asian="normal" style:font-size-complex="14pt" style:font-weight-complex="normal"/>
    </style:style>
    <style:style style:name="P75" style:family="paragraph" style:parent-style-name="Text_20_body">
      <style:text-properties fo:font-variant="normal" fo:text-transform="none" fo:color="#000000" style:font-name="Liberation Serif" fo:font-size="14pt" fo:letter-spacing="normal" fo:font-style="normal" fo:font-weight="normal" officeooo:rsid="00493a7a" officeooo:paragraph-rsid="00493a7a" style:font-size-asian="14pt" style:font-weight-asian="normal" style:font-size-complex="14pt" style:font-weight-complex="normal"/>
    </style:style>
    <style:style style:name="P76" style:family="paragraph" style:parent-style-name="Text_20_body">
      <style:text-properties fo:font-variant="normal" fo:text-transform="none" fo:color="#000000" style:font-name="Liberation Serif" fo:font-size="14pt" fo:letter-spacing="normal" fo:font-style="normal" fo:font-weight="normal" officeooo:paragraph-rsid="001b235f" style:font-size-asian="14pt" style:font-style-asian="normal" style:font-weight-asian="normal" style:font-size-complex="14pt" style:font-style-complex="normal" style:font-weight-complex="normal"/>
    </style:style>
    <style:style style:name="P77" style:family="paragraph" style:parent-style-name="Text_20_body">
      <style:text-properties fo:font-variant="normal" fo:text-transform="none" fo:color="#000000" style:font-name="Liberation Serif" fo:font-size="14pt" fo:letter-spacing="normal" fo:font-style="normal" fo:font-weight="normal" officeooo:rsid="002e8ea3" officeooo:paragraph-rsid="002e8ea3" fo:background-color="transparent" style:font-size-asian="14pt" style:font-style-asian="normal" style:font-weight-asian="normal" style:font-size-complex="14pt" style:font-style-complex="normal" style:font-weight-complex="normal"/>
    </style:style>
    <style:style style:name="P78" style:family="paragraph" style:parent-style-name="Text_20_body">
      <style:text-properties fo:font-variant="normal" fo:text-transform="none" fo:color="#000000" style:font-name="Liberation Serif" fo:font-size="14pt" fo:letter-spacing="normal" fo:font-style="normal" fo:font-weight="normal" officeooo:rsid="00338951" officeooo:paragraph-rsid="00338951" fo:background-color="transparent" style:font-size-asian="14pt" style:font-style-asian="normal" style:font-weight-asian="normal" style:font-size-complex="14pt" style:font-style-complex="normal" style:font-weight-complex="normal"/>
    </style:style>
    <style:style style:name="P79" style:family="paragraph" style:parent-style-name="Text_20_body">
      <style:text-properties fo:font-variant="normal" fo:text-transform="none" fo:color="#000000" style:font-name="Liberation Serif" fo:font-size="14pt" fo:letter-spacing="normal" fo:font-style="normal" fo:font-weight="normal" officeooo:paragraph-rsid="00538995" fo:background-color="transparent" style:font-size-asian="14pt" style:font-weight-asian="normal" style:font-size-complex="14pt" style:font-weight-complex="normal"/>
    </style:style>
    <style:style style:name="P80" style:family="paragraph" style:parent-style-name="Text_20_body">
      <style:text-properties fo:font-variant="normal" fo:text-transform="none" fo:color="#000000" style:font-name="Liberation Serif" fo:font-size="14pt" fo:letter-spacing="normal" fo:font-style="normal" fo:font-weight="normal" officeooo:rsid="00458efb" officeooo:paragraph-rsid="00458efb" fo:background-color="transparent" style:font-size-asian="14pt" style:font-weight-asian="normal" style:font-size-complex="14pt" style:font-weight-complex="normal"/>
    </style:style>
    <style:style style:name="P81" style:family="paragraph" style:parent-style-name="Text_20_body">
      <style:text-properties fo:font-variant="normal" fo:text-transform="none" fo:color="#000000" style:font-name="Liberation Serif" fo:font-size="14pt" fo:letter-spacing="normal" fo:font-style="normal" fo:font-weight="normal" officeooo:rsid="00338951" officeooo:paragraph-rsid="00338951" fo:background-color="transparent" style:font-size-asian="12.25pt" style:font-style-asian="normal" style:font-weight-asian="normal" style:font-size-complex="14pt" style:font-style-complex="normal" style:font-weight-complex="normal"/>
    </style:style>
    <style:style style:name="P82" style:family="paragraph" style:parent-style-name="Text_20_body">
      <style:text-properties fo:font-variant="normal" fo:text-transform="none" fo:color="#000000" style:font-name="Liberation Serif" fo:font-size="14pt" fo:letter-spacing="normal" fo:font-style="normal" fo:font-weight="normal" officeooo:rsid="002fe9ff" officeooo:paragraph-rsid="002fe9ff" fo:background-color="transparent" style:font-size-asian="12.25pt" style:font-weight-asian="normal" style:font-size-complex="14pt" style:font-weight-complex="normal"/>
    </style:style>
    <style:style style:name="P83" style:family="paragraph" style:parent-style-name="Text_20_body">
      <style:text-properties fo:font-variant="normal" fo:text-transform="none" fo:color="#000000" style:font-name="Liberation Serif" fo:font-size="14pt" fo:letter-spacing="normal" fo:font-style="normal" fo:font-weight="normal" officeooo:rsid="0037b72b" officeooo:paragraph-rsid="00196589" style:font-size-asian="12.25pt" style:font-weight-asian="normal" style:font-size-complex="14pt" style:font-weight-complex="normal"/>
    </style:style>
    <style:style style:name="P84" style:family="paragraph" style:parent-style-name="Text_20_body">
      <style:text-properties fo:font-variant="normal" fo:text-transform="none" fo:color="#1c1c1c" style:font-name="Liberation Serif" fo:font-size="16pt" fo:letter-spacing="normal" fo:font-style="normal" fo:font-weight="normal" officeooo:rsid="000815c6" officeooo:paragraph-rsid="000a0235" fo:background-color="#ffff00" style:font-size-asian="16pt" style:font-weight-asian="normal" style:font-size-complex="16pt" style:font-weight-complex="normal"/>
    </style:style>
    <style:style style:name="P85" style:family="paragraph" style:parent-style-name="Text_20_body">
      <style:text-properties fo:font-variant="normal" fo:text-transform="none" fo:color="#1c1c1c" style:font-name="Liberation Serif" fo:font-size="16pt" fo:letter-spacing="normal" fo:font-style="normal" fo:font-weight="normal" officeooo:rsid="000815c6" officeooo:paragraph-rsid="000815c6" fo:background-color="#ffff00" style:font-size-asian="16pt" style:font-weight-asian="normal" style:font-size-complex="16pt" style:font-weight-complex="normal"/>
    </style:style>
    <style:style style:name="P86" style:family="paragraph" style:parent-style-name="Text_20_body">
      <style:text-properties fo:font-variant="normal" fo:text-transform="none" fo:color="#1c1c1c" style:font-name="Liberation Serif" fo:font-size="16pt" fo:letter-spacing="normal" fo:font-style="normal" fo:font-weight="normal" officeooo:rsid="000f154a" officeooo:paragraph-rsid="000f154a" fo:background-color="#ffff00" style:font-size-asian="16pt" style:font-weight-asian="normal" style:font-size-complex="16pt" style:font-weight-complex="normal"/>
    </style:style>
    <style:style style:name="P87" style:family="paragraph" style:parent-style-name="Text_20_body">
      <style:text-properties fo:font-variant="normal" fo:text-transform="none" style:use-window-font-color="true" style:font-name="Liberation Serif" fo:font-size="14pt" fo:letter-spacing="normal" fo:font-style="normal" fo:font-weight="normal" officeooo:rsid="001b235f" officeooo:paragraph-rsid="001b235f" fo:background-color="transparent" style:font-size-asian="14pt" style:font-weight-asian="normal" style:font-size-complex="14pt" style:font-weight-complex="normal"/>
    </style:style>
    <style:style style:name="P88" style:family="paragraph" style:parent-style-name="Text_20_body">
      <style:text-properties fo:font-variant="normal" fo:text-transform="none" style:use-window-font-color="true" style:font-name="Liberation Serif" fo:font-size="14pt" fo:letter-spacing="normal" fo:font-style="normal" fo:font-weight="normal" officeooo:rsid="001b4fb4" officeooo:paragraph-rsid="001b4fb4" fo:background-color="transparent" style:font-size-asian="14pt" style:font-weight-asian="normal" style:font-size-complex="14pt" style:font-weight-complex="normal"/>
    </style:style>
    <style:style style:name="P89" style:family="paragraph" style:parent-style-name="Text_20_body">
      <style:text-properties fo:font-variant="normal" fo:text-transform="none" style:use-window-font-color="true" style:font-name="Liberation Serif" fo:font-size="14pt" fo:letter-spacing="normal" fo:font-style="normal" fo:font-weight="normal" officeooo:rsid="004d23f3" officeooo:paragraph-rsid="004d23f3" fo:background-color="transparent" style:font-size-asian="14pt" style:font-weight-asian="normal" style:font-size-complex="14pt" style:font-weight-complex="normal"/>
    </style:style>
    <style:style style:name="P90" style:family="paragraph" style:parent-style-name="Text_20_body">
      <style:text-properties fo:font-variant="normal" fo:text-transform="none" style:use-window-font-color="true" style:font-name="Liberation Serif" fo:font-size="14pt" fo:letter-spacing="normal" fo:font-style="normal" fo:font-weight="normal" officeooo:rsid="001b235f" officeooo:paragraph-rsid="001b4fb4"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text-properties fo:font-variant="normal" fo:text-transform="none" style:use-window-font-color="true" style:font-name="Liberation Serif" fo:font-size="14pt" fo:letter-spacing="normal" fo:font-style="normal" fo:font-weight="normal" officeooo:paragraph-rsid="001b235f" fo:background-color="transparent" style:font-size-asian="14pt" style:font-style-asian="normal" style:font-weight-asian="normal" style:font-size-complex="14pt" style:font-style-complex="normal" style:font-weight-complex="normal"/>
    </style:style>
    <style:style style:name="P92" style:family="paragraph" style:parent-style-name="Text_20_body">
      <style:text-properties fo:font-variant="normal" fo:text-transform="none" style:use-window-font-color="true" style:font-name="Liberation Serif" fo:font-size="12pt" fo:letter-spacing="normal" fo:font-style="normal" fo:font-weight="normal" officeooo:rsid="001e88a8" officeooo:paragraph-rsid="001e88a8" fo:background-color="transparent" style:font-size-asian="10.5pt" style:font-weight-asian="normal" style:font-size-complex="12pt" style:font-weight-complex="normal"/>
    </style:style>
    <style:style style:name="P93" style:family="paragraph" style:parent-style-name="Text_20_body">
      <style:text-properties fo:font-variant="normal" fo:text-transform="none" style:use-window-font-color="true" style:font-name="Liberation Serif" fo:font-size="12pt" fo:letter-spacing="normal" fo:font-style="normal" fo:font-weight="normal" officeooo:rsid="001e88a8" officeooo:paragraph-rsid="00207d13" fo:background-color="transparent" style:font-size-asian="10.5pt" style:font-weight-asian="normal" style:font-size-complex="12pt" style:font-weight-complex="normal"/>
    </style:style>
    <style:style style:name="P94" style:family="paragraph" style:parent-style-name="Text_20_body">
      <style:text-properties fo:font-variant="normal" fo:text-transform="none" style:use-window-font-color="true" style:font-name="Liberation Serif" fo:font-size="12pt" fo:letter-spacing="normal" fo:font-style="normal" fo:font-weight="normal" officeooo:rsid="002c7b96" officeooo:paragraph-rsid="002c7b96" fo:background-color="transparent" style:font-size-asian="10.5pt" style:font-weight-asian="normal" style:font-size-complex="12pt" style:font-weight-complex="normal"/>
    </style:style>
    <style:style style:name="P95"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96" style:family="paragraph" style:parent-style-name="Text_20_body">
      <style:text-properties fo:color="#000000" style:font-name="Liberation Serif" fo:font-size="12pt" fo:font-weight="normal" officeooo:paragraph-rsid="0004df83" style:font-size-asian="12pt" style:font-weight-asian="normal" style:font-size-complex="12pt" style:font-weight-complex="normal"/>
    </style:style>
    <style:style style:name="P97" style:family="paragraph" style:parent-style-name="Text_20_body">
      <style:text-properties fo:color="#000000" style:font-name="Liberation Serif" fo:font-size="12pt" fo:font-weight="normal" officeooo:paragraph-rsid="001d17cd" style:font-size-asian="12pt" style:font-weight-asian="normal" style:font-size-complex="12pt" style:font-weight-complex="normal"/>
    </style:style>
    <style:style style:name="P98" style:family="paragraph" style:parent-style-name="Text_20_body">
      <style:text-properties fo:color="#000000" style:font-name="Liberation Serif" fo:font-size="12pt" fo:font-weight="normal" officeooo:paragraph-rsid="00215ab7" style:font-size-asian="12pt" style:font-weight-asian="normal" style:font-size-complex="12pt" style:font-weight-complex="normal"/>
    </style:style>
    <style:style style:name="P99" style:family="paragraph" style:parent-style-name="Text_20_body">
      <style:text-properties fo:color="#000000" style:font-name="Liberation Serif" fo:font-size="12pt" fo:font-weight="normal" officeooo:paragraph-rsid="002ba246" style:font-size-asian="12pt" style:font-weight-asian="normal" style:font-size-complex="12pt" style:font-weight-complex="normal"/>
    </style:style>
    <style:style style:name="P100" style:family="paragraph" style:parent-style-name="Text_20_body">
      <style:text-properties fo:color="#000000" style:font-name="Liberation Serif" fo:font-size="12pt" fo:font-weight="normal" officeooo:paragraph-rsid="002fe9ff" style:font-size-asian="12pt" style:font-weight-asian="normal" style:font-size-complex="12pt" style:font-weight-complex="normal"/>
    </style:style>
    <style:style style:name="P101" style:family="paragraph" style:parent-style-name="Text_20_body">
      <style:text-properties fo:color="#000000" style:font-name="Liberation Serif" fo:font-size="12pt" fo:font-weight="normal" officeooo:paragraph-rsid="0030f6fb" style:font-size-asian="12pt" style:font-weight-asian="normal" style:font-size-complex="12pt" style:font-weight-complex="normal"/>
    </style:style>
    <style:style style:name="P102" style:family="paragraph" style:parent-style-name="Text_20_body">
      <style:text-properties fo:color="#000000" style:font-name="Liberation Serif" fo:font-size="12pt" fo:font-weight="normal" officeooo:paragraph-rsid="00325941" style:font-size-asian="12pt" style:font-weight-asian="normal" style:font-size-complex="12pt" style:font-weight-complex="normal"/>
    </style:style>
    <style:style style:name="P103" style:family="paragraph" style:parent-style-name="Text_20_body">
      <style:text-properties fo:color="#000000" style:font-name="Liberation Serif" fo:font-size="12pt" fo:font-weight="normal" officeooo:paragraph-rsid="003decd8" style:font-size-asian="12pt" style:font-weight-asian="normal" style:font-size-complex="12pt" style:font-weight-complex="normal"/>
    </style:style>
    <style:style style:name="P104" style:family="paragraph" style:parent-style-name="Text_20_body">
      <style:text-properties fo:color="#000000" style:font-name="Liberation Serif" fo:font-size="12pt" fo:font-weight="normal" officeooo:paragraph-rsid="00538995" style:font-size-asian="12pt" style:font-weight-asian="normal" style:font-size-complex="12pt" style:font-weight-complex="normal"/>
    </style:style>
    <style:style style:name="P105" style:family="paragraph" style:parent-style-name="Text_20_body">
      <style:text-properties fo:color="#000000" style:font-name="Liberation Serif" fo:font-size="12pt" fo:font-weight="normal" officeooo:paragraph-rsid="0063cb88" style:font-size-asian="12pt" style:font-weight-asian="normal" style:font-size-complex="12pt" style:font-weight-complex="normal"/>
    </style:style>
    <style:style style:name="P106" style:family="paragraph" style:parent-style-name="Text_20_body">
      <style:text-properties fo:color="#000000" style:font-name="Liberation Serif" fo:font-size="12pt" fo:font-weight="normal" officeooo:paragraph-rsid="0064d1d3" style:font-size-asian="12pt" style:font-weight-asian="normal" style:font-size-complex="12pt" style:font-weight-complex="normal"/>
    </style:style>
    <style:style style:name="P107" style:family="paragraph" style:parent-style-name="Text_20_body">
      <style:text-properties fo:color="#000000" style:font-name="Liberation Serif" fo:font-size="12pt" fo:font-weight="normal" officeooo:paragraph-rsid="0061109c" style:font-size-asian="12pt" style:font-weight-asian="normal" style:font-size-complex="12pt" style:font-weight-complex="normal"/>
    </style:style>
    <style:style style:name="P108" style:family="paragraph" style:parent-style-name="Text_20_body">
      <style:text-properties fo:color="#000000" style:font-name="Liberation Serif" fo:font-size="12pt" fo:font-weight="normal" officeooo:rsid="0014a8a8" officeooo:paragraph-rsid="0014a8a8" fo:background-color="transparent" style:font-size-asian="12pt" style:font-weight-asian="normal" style:font-size-complex="12pt" style:font-weight-complex="normal"/>
    </style:style>
    <style:style style:name="P109" style:family="paragraph" style:parent-style-name="Text_20_body">
      <style:text-properties fo:color="#000000" style:font-name="Liberation Serif" fo:font-size="12pt" fo:font-weight="normal" officeooo:rsid="003c803c" officeooo:paragraph-rsid="003c803c" fo:background-color="transparent" style:font-size-asian="12pt" style:font-weight-asian="normal" style:font-size-complex="12pt" style:font-weight-complex="normal"/>
    </style:style>
    <style:style style:name="P110" style:family="paragraph" style:parent-style-name="Text_20_body">
      <style:text-properties fo:color="#000000" style:font-name="Liberation Serif" fo:font-size="12pt" fo:font-weight="normal" officeooo:rsid="003d01de" officeooo:paragraph-rsid="003d01de" fo:background-color="transparent" style:font-size-asian="12pt" style:font-weight-asian="normal" style:font-size-complex="12pt" style:font-weight-complex="normal"/>
    </style:style>
    <style:style style:name="P111" style:family="paragraph" style:parent-style-name="Text_20_body">
      <style:text-properties fo:color="#000000" style:font-name="Liberation Serif" fo:font-size="12pt" fo:font-weight="normal" officeooo:rsid="003decd8" officeooo:paragraph-rsid="003decd8" fo:background-color="transparent" style:font-size-asian="12pt" style:font-weight-asian="normal" style:font-size-complex="12pt" style:font-weight-complex="normal"/>
    </style:style>
    <style:style style:name="P112" style:family="paragraph" style:parent-style-name="Text_20_body">
      <style:text-properties fo:color="#000000" style:font-name="Liberation Serif" fo:font-size="12pt" fo:font-weight="normal" officeooo:rsid="003fbc7c" officeooo:paragraph-rsid="003fbc7c" fo:background-color="transparent" style:font-size-asian="12pt" style:font-weight-asian="normal" style:font-size-complex="12pt" style:font-weight-complex="normal"/>
    </style:style>
    <style:style style:name="P113" style:family="paragraph" style:parent-style-name="Text_20_body">
      <style:text-properties fo:color="#000000" style:font-name="Liberation Serif" fo:font-size="12pt" fo:font-weight="normal" officeooo:rsid="0025c0ba" officeooo:paragraph-rsid="0025c0ba" fo:background-color="#ffff00" style:font-size-asian="12pt" style:font-weight-asian="normal" style:font-size-complex="12pt" style:font-weight-complex="normal"/>
    </style:style>
    <style:style style:name="P114" style:family="paragraph" style:parent-style-name="Text_20_body">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115" style:family="paragraph" style:parent-style-name="Text_20_body">
      <style:text-properties fo:color="#000000" style:font-name="Liberation Serif" fo:font-size="12pt" officeooo:paragraph-rsid="004f94eb" style:font-size-asian="12pt" style:font-size-complex="12pt"/>
    </style:style>
    <style:style style:name="P116" style:family="paragraph" style:parent-style-name="Text_20_body">
      <style:text-properties fo:color="#000000" style:font-name="Liberation Serif" fo:font-size="14pt" officeooo:rsid="0014a8a8" officeooo:paragraph-rsid="0014a8a8" fo:background-color="transparent" style:font-size-asian="14pt" style:font-size-complex="14pt"/>
    </style:style>
    <style:style style:name="P117" style:family="paragraph" style:parent-style-name="Text_20_body">
      <style:text-properties fo:color="#000000" style:font-name="Liberation Serif" fo:font-size="14pt" fo:font-weight="normal" officeooo:rsid="00325941" officeooo:paragraph-rsid="00325941" style:font-size-asian="14pt" style:font-weight-asian="normal" style:font-size-complex="14pt" style:font-weight-complex="normal"/>
    </style:style>
    <style:style style:name="P118" style:family="paragraph" style:parent-style-name="Text_20_body">
      <style:text-properties fo:color="#000000" style:font-name="Liberation Serif" fo:font-size="16pt" fo:font-style="normal" fo:font-weight="normal" officeooo:rsid="002e8ea3" officeooo:paragraph-rsid="002e8ea3" fo:background-color="#ffff00" style:font-size-asian="16pt" style:font-style-asian="normal" style:font-weight-asian="normal" style:font-size-complex="16pt" style:font-style-complex="normal" style:font-weight-complex="normal"/>
    </style:style>
    <style:style style:name="P119" style:family="paragraph" style:parent-style-name="Text_20_body">
      <style:text-properties fo:color="#000000" style:font-name="Liberation Serif" fo:font-size="16pt" fo:font-weight="normal" officeooo:rsid="003c803c" officeooo:paragraph-rsid="003c803c" fo:background-color="#ffff00" style:font-size-asian="16pt" style:font-weight-asian="normal" style:font-size-complex="16pt" style:font-weight-complex="normal"/>
    </style:style>
    <style:style style:name="P120" style:family="paragraph" style:parent-style-name="Text_20_body">
      <style:text-properties fo:color="#000000" style:font-name="Liberation Serif" fo:font-size="16pt" fo:font-weight="normal" officeooo:rsid="003d01de" officeooo:paragraph-rsid="003d01de" fo:background-color="#ffff00" style:font-size-asian="16pt" style:font-weight-asian="normal" style:font-size-complex="16pt" style:font-weight-complex="normal"/>
    </style:style>
    <style:style style:name="P121" style:family="paragraph" style:parent-style-name="Text_20_body">
      <style:text-properties fo:color="#000000" style:font-name="Liberation Serif" fo:font-size="16pt" fo:font-weight="normal" officeooo:rsid="003decd8" officeooo:paragraph-rsid="003decd8" fo:background-color="#ffff00" style:font-size-asian="16pt" style:font-weight-asian="normal" style:font-size-complex="16pt" style:font-weight-complex="normal"/>
    </style:style>
    <style:style style:name="P122" style:family="paragraph" style:parent-style-name="Text_20_body">
      <style:text-properties fo:color="#000000" style:font-name="Liberation Serif" fo:font-size="16pt" fo:font-weight="normal" officeooo:rsid="003fbc7c" officeooo:paragraph-rsid="003fbc7c" fo:background-color="#ffff00" style:font-size-asian="16pt" style:font-weight-asian="normal" style:font-size-complex="16pt" style:font-weight-complex="normal"/>
    </style:style>
    <style:style style:name="P123" style:family="paragraph" style:parent-style-name="Text_20_body">
      <style:text-properties fo:color="#000000" style:font-name="Liberation Serif" fo:font-size="16pt" fo:font-weight="normal" officeooo:rsid="003c803c" officeooo:paragraph-rsid="003c803c" fo:background-color="#ffff00" style:font-size-asian="14pt" style:font-weight-asian="normal" style:font-size-complex="16pt" style:font-weight-complex="normal"/>
    </style:style>
    <style:style style:name="P124" style:family="paragraph" style:parent-style-name="Text_20_body">
      <style:text-properties fo:color="#000000" officeooo:rsid="000aa34c" officeooo:paragraph-rsid="000aa34c"/>
    </style:style>
    <style:style style:name="P125" style:family="paragraph" style:parent-style-name="Text_20_body">
      <style:text-properties fo:color="#000000" officeooo:rsid="000aa34c" officeooo:paragraph-rsid="000b67d1"/>
    </style:style>
    <style:style style:name="P126" style:family="paragraph" style:parent-style-name="Text_20_body">
      <style:text-properties fo:color="#000000" officeooo:paragraph-rsid="000ff097"/>
    </style:style>
    <style:style style:name="P127" style:family="paragraph" style:parent-style-name="Text_20_body">
      <style:text-properties fo:color="#000000" officeooo:paragraph-rsid="001282e0"/>
    </style:style>
    <style:style style:name="P128" style:family="paragraph" style:parent-style-name="Text_20_body">
      <style:text-properties fo:color="#000000" officeooo:paragraph-rsid="001383e4"/>
    </style:style>
    <style:style style:name="P129" style:family="paragraph" style:parent-style-name="Text_20_body">
      <style:text-properties fo:color="#000000" officeooo:paragraph-rsid="0014a284"/>
    </style:style>
    <style:style style:name="P130" style:family="paragraph" style:parent-style-name="Text_20_body">
      <style:text-properties officeooo:paragraph-rsid="000a0235"/>
    </style:style>
    <style:style style:name="P131" style:family="paragraph" style:parent-style-name="Text_20_body">
      <style:text-properties officeooo:paragraph-rsid="000b67d1"/>
    </style:style>
    <style:style style:name="P132" style:family="paragraph" style:parent-style-name="Text_20_body">
      <style:text-properties officeooo:paragraph-rsid="000d117c"/>
    </style:style>
    <style:style style:name="P133" style:family="paragraph" style:parent-style-name="Text_20_body">
      <style:text-properties fo:font-size="12pt" fo:font-weight="normal" officeooo:rsid="000815c6" officeooo:paragraph-rsid="000815c6" style:font-size-asian="10.5pt" style:font-weight-asian="normal" style:font-size-complex="12pt" style:font-weight-complex="normal"/>
    </style:style>
    <style:style style:name="P134" style:family="paragraph" style:parent-style-name="Text_20_body">
      <style:text-properties fo:font-size="12pt" fo:font-weight="normal" officeooo:rsid="000815c6" officeooo:paragraph-rsid="000aa34c" style:font-size-asian="10.5pt" style:font-weight-asian="normal" style:font-size-complex="12pt" style:font-weight-complex="normal"/>
    </style:style>
    <style:style style:name="P135" style:family="paragraph" style:parent-style-name="Text_20_body">
      <style:text-properties officeooo:paragraph-rsid="0023b139"/>
    </style:style>
    <style:style style:name="P136" style:family="paragraph" style:parent-style-name="Text_20_body">
      <style:text-properties officeooo:paragraph-rsid="0024a58c"/>
    </style:style>
    <style:style style:name="P137" style:family="paragraph" style:parent-style-name="Text_20_body">
      <style:text-properties officeooo:paragraph-rsid="0027da30"/>
    </style:style>
    <style:style style:name="P138" style:family="paragraph" style:parent-style-name="Text_20_body">
      <style:text-properties officeooo:paragraph-rsid="001b235f"/>
    </style:style>
    <style:style style:name="P139" style:family="paragraph" style:parent-style-name="Text_20_body">
      <style:text-properties officeooo:paragraph-rsid="000815c6"/>
    </style:style>
    <style:style style:name="P140" style:family="paragraph" style:parent-style-name="Text_20_body">
      <style:text-properties fo:font-size="14pt" officeooo:paragraph-rsid="000815c6"/>
    </style:style>
    <style:style style:name="P141" style:family="paragraph" style:parent-style-name="Text_20_body">
      <style:paragraph-properties fo:margin-left="0cm" fo:margin-right="0cm" fo:margin-top="0cm" fo:margin-bottom="0.291cm" loext:contextual-spacing="false" fo:orphans="2" fo:widows="2" fo:text-indent="0cm" style:auto-text-indent="false"/>
      <style:text-properties fo:font-variant="normal" fo:text-transform="none" style:use-window-font-color="true" style:font-name="Liberation Serif" fo:font-size="14pt" fo:letter-spacing="normal" fo:font-style="normal" fo:font-weight="normal" officeooo:rsid="001b235f" fo:background-color="transparent" style:font-size-asian="14pt" style:font-weight-asian="normal" style:font-size-complex="14pt" style:font-weight-complex="normal"/>
    </style:style>
    <style:style style:name="P14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4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3d1b0d" style:font-size-asian="12pt" style:font-weight-asian="normal" style:font-size-complex="12pt" style:font-weight-complex="normal"/>
    </style:style>
    <style:style style:name="P14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18f7b" style:font-size-asian="12pt" style:font-weight-asian="normal" style:font-size-complex="12pt" style:font-weight-complex="normal"/>
    </style:style>
    <style:style style:name="P14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2a9a8" style:font-size-asian="12pt" style:font-weight-asian="normal" style:font-size-complex="12pt" style:font-weight-complex="normal"/>
    </style:style>
    <style:style style:name="P14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5d5a9" style:font-size-asian="12pt" style:font-weight-asian="normal" style:font-size-complex="12pt" style:font-weight-complex="normal"/>
    </style:style>
    <style:style style:name="P14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70ee0" style:font-size-asian="12pt" style:font-weight-asian="normal" style:font-size-complex="12pt" style:font-weight-complex="normal"/>
    </style:style>
    <style:style style:name="P14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7c06e" style:font-size-asian="12pt" style:font-weight-asian="normal" style:font-size-complex="12pt" style:font-weight-complex="normal"/>
    </style:style>
    <style:style style:name="P14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4d1d3" style:font-size-asian="12pt" style:font-weight-asian="normal" style:font-size-complex="12pt" style:font-weight-complex="normal"/>
    </style:style>
    <style:style style:name="P15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db411" style:font-size-asian="12pt" style:font-weight-asian="normal" style:font-size-complex="12pt" style:font-weight-complex="normal"/>
    </style:style>
    <style:style style:name="P15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3321a" style:font-size-asian="12pt" style:font-weight-asian="normal" style:font-size-complex="12pt" style:font-weight-complex="normal"/>
    </style:style>
    <style:style style:name="P15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ee683" style:font-size-asian="12pt" style:font-weight-asian="normal" style:font-size-complex="12pt" style:font-weight-complex="normal"/>
    </style:style>
    <style:style style:name="P15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01ae6" style:font-size-asian="12pt" style:font-weight-asian="normal" style:font-size-complex="12pt" style:font-weight-complex="normal"/>
    </style:style>
    <style:style style:name="P15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121a1" style:font-size-asian="12pt" style:font-weight-asian="normal" style:font-size-complex="12pt" style:font-weight-complex="normal"/>
    </style:style>
    <style:style style:name="P15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15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338951" officeooo:paragraph-rsid="00338951" style:font-size-asian="12pt" style:font-weight-asian="normal" style:font-size-complex="12pt" style:font-weight-complex="normal"/>
    </style:style>
    <style:style style:name="P157" style:family="paragraph" style:parent-style-name="Text_20_body">
      <style:paragraph-properties fo:margin-left="0cm" fo:margin-right="0cm" fo:line-height="167%" fo:orphans="2" fo:widows="2" fo:text-indent="0cm" style:auto-text-indent="false"/>
      <style:text-properties fo:font-variant="normal" fo:text-transform="none" fo:color="#000000" style:font-name="Liberation Serif" fo:font-size="12pt" fo:letter-spacing="normal" fo:font-style="normal" fo:font-weight="normal" officeooo:rsid="003abf8a" officeooo:paragraph-rsid="0041acca" style:font-size-asian="12pt" style:font-weight-asian="normal" style:font-size-complex="12pt" style:font-weight-complex="normal" loext:padding="0cm" loext:border="none"/>
    </style:style>
    <style:style style:name="P15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size-complex="12pt"/>
    </style:style>
    <style:style style:name="P16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16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4c3df" fo:background-color="transparent" style:font-size-asian="12pt" style:font-weight-asian="normal" style:font-size-complex="12pt" style:font-weight-complex="normal"/>
    </style:style>
    <style:style style:name="P16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40c710" officeooo:paragraph-rsid="0040c710" fo:background-color="transparent" style:font-size-asian="12pt" style:font-weight-asian="normal" style:font-size-complex="12pt" style:font-weight-complex="normal"/>
    </style:style>
    <style:style style:name="P164" style:family="paragraph" style:parent-style-name="Text_20_body">
      <style:paragraph-properties fo:margin-left="0cm" fo:margin-right="0cm"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transparent" style:font-size-asian="12pt" style:font-weight-asian="normal" style:font-size-complex="12pt" style:font-weight-complex="normal" loext:padding="0cm" loext:border="none"/>
    </style:style>
    <style:style style:name="P16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loext:padding="0cm" loext:border="none"/>
    </style:style>
    <style:style style:name="P16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4c3df" fo:background-color="#ffff00" style:font-size-asian="10.5pt" style:font-weight-asian="normal" style:font-size-complex="12pt" style:font-weight-complex="normal"/>
    </style:style>
    <style:style style:name="P16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weight="normal" fo:background-color="transparent" style:font-size-asian="12pt" style:font-weight-asian="normal" style:font-size-complex="12pt" style:font-weight-complex="normal"/>
    </style:style>
    <style:style style:name="P16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italic" fo:font-weight="normal" style:font-size-asian="12pt" style:font-weight-asian="normal" style:font-size-complex="12pt" style:font-weight-complex="normal"/>
    </style:style>
    <style:style style:name="P16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38951" officeooo:paragraph-rsid="00338951" style:font-size-asian="12.25pt" style:font-weight-asian="normal" style:font-size-complex="14pt" style:font-weight-complex="normal"/>
    </style:style>
    <style:style style:name="P17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17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2a9a8" style:font-size-asian="14pt" style:font-weight-asian="normal" style:font-size-complex="14pt" style:font-weight-complex="normal"/>
    </style:style>
    <style:style style:name="P17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4d1d3" style:font-size-asian="14pt" style:font-weight-asian="normal" style:font-size-complex="14pt" style:font-weight-complex="normal"/>
    </style:style>
    <style:style style:name="P17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70ee0" style:font-size-asian="14pt" style:font-weight-asian="normal" style:font-size-complex="14pt" style:font-weight-complex="normal"/>
    </style:style>
    <style:style style:name="P17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eb6fe" style:font-size-asian="14pt" style:font-weight-asian="normal" style:font-size-complex="14pt" style:font-weight-complex="normal"/>
    </style:style>
    <style:style style:name="P17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ee683" style:font-size-asian="14pt" style:font-weight-asian="normal" style:font-size-complex="14pt" style:font-weight-complex="normal"/>
    </style:style>
    <style:style style:name="P17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701ae6" style:font-size-asian="14pt" style:font-weight-asian="normal" style:font-size-complex="14pt" style:font-weight-complex="normal"/>
    </style:style>
    <style:style style:name="P17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17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93a7a" officeooo:paragraph-rsid="0065d5a9" style:font-size-asian="14pt" style:font-weight-asian="normal" style:font-size-complex="14pt" style:font-weight-complex="normal"/>
    </style:style>
    <style:style style:name="P17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493a7a" officeooo:paragraph-rsid="0067c06e" style:font-size-asian="14pt" style:font-weight-asian="normal" style:font-size-complex="14pt" style:font-weight-complex="normal"/>
    </style:style>
    <style:style style:name="P18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38951" officeooo:paragraph-rsid="006db411" style:font-size-asian="14pt" style:font-weight-asian="normal" style:font-size-complex="14pt" style:font-weight-complex="normal"/>
    </style:style>
    <style:style style:name="P18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rsid="003d01de" officeooo:paragraph-rsid="003d1b0d" fo:background-color="#ffff00" style:font-size-asian="16pt" style:font-weight-asian="normal" style:font-size-complex="16pt" style:font-weight-complex="normal"/>
    </style:style>
    <style:style style:name="P18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rsid="0040c710" officeooo:paragraph-rsid="0040c710" fo:background-color="#ffff00" style:font-size-asian="16pt" style:font-weight-asian="normal" style:font-size-complex="16pt" style:font-weight-complex="normal"/>
    </style:style>
    <style:style style:name="P18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paragraph-rsid="0044c3df" fo:background-color="#ffff00" style:font-size-asian="16pt" style:font-weight-asian="normal" style:font-size-complex="16pt" style:font-weight-complex="normal"/>
    </style:style>
    <style:style style:name="P18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normal" officeooo:rsid="0044c3df" officeooo:paragraph-rsid="0044c3df" fo:background-color="#ffff00" style:font-size-asian="16pt" style:font-weight-asian="normal" style:font-size-complex="16pt" style:font-weight-complex="normal"/>
    </style:style>
    <style:style style:name="P185"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f635" officeooo:paragraph-rsid="003af635" style:text-blinking="false" fo:background-color="transparent" style:font-size-asian="12pt" style:font-weight-asian="normal" style:font-size-complex="12pt" style:font-weight-complex="normal"/>
    </style:style>
    <style:style style:name="P186" style:family="paragraph" style:parent-style-name="Text_20_body">
      <style:paragraph-properties fo:margin-left="0cm" fo:margin-right="0cm" fo:orphans="2" fo:widows="2" fo:text-indent="0cm" style:auto-text-indent="false"/>
    </style:style>
    <style:style style:name="P18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P18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loext:padding="0cm" loext:border="none"/>
    </style:style>
    <style:style style:name="P19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9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6db411" style:font-size-asian="12pt" style:font-weight-asian="normal" style:font-size-complex="12pt" style:font-weight-complex="normal"/>
    </style:style>
    <style:style style:name="P19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1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493a7a" style:font-size-asian="12pt" style:font-weight-asian="normal" style:font-size-complex="12pt" style:font-weight-complex="normal"/>
    </style:style>
    <style:style style:name="P19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size-complex="12pt"/>
    </style:style>
    <style:style style:name="P19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44c3df" officeooo:paragraph-rsid="0044c3df" fo:background-color="transparent" style:font-size-asian="12pt" style:font-weight-asian="normal" style:font-size-complex="12pt" style:font-weight-complex="normal"/>
    </style:style>
    <style:style style:name="P19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19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6pt" fo:letter-spacing="normal" fo:font-style="normal" fo:font-weight="normal" officeooo:rsid="0044c3df" officeooo:paragraph-rsid="0044c3df" fo:background-color="#ffff00" style:font-size-asian="14pt" style:font-size-complex="16pt"/>
    </style:style>
    <style:style style:name="P19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0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Light" fo:font-size="9pt" fo:letter-spacing="normal" fo:font-style="normal" fo:font-weight="normal"/>
    </style:style>
    <style:style style:name="P20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style>
    <style:style style:name="P20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officeooo:paragraph-rsid="0074bd7d"/>
    </style:style>
    <style:style style:name="P20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font-size-asian="10.5pt" style:font-size-complex="12pt"/>
    </style:style>
    <style:style style:name="P20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font-size-asian="12pt" style:font-weight-asian="normal" style:font-size-complex="12pt" style:font-weight-complex="normal"/>
    </style:style>
    <style:style style:name="P20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9pt" fo:letter-spacing="normal" fo:font-style="normal" fo:font-weight="normal"/>
    </style:style>
    <style:style style:name="P20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207"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08"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209"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rsid="00493a7a" style:font-size-asian="14pt" style:font-weight-asian="normal" style:font-size-complex="14pt" style:font-weight-complex="normal"/>
    </style:style>
    <style:style style:name="P210"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211"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4bd7d" style:font-size-asian="14pt" style:font-size-complex="14pt"/>
    </style:style>
    <style:style style:name="P212"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4pt" fo:letter-spacing="normal" fo:font-style="normal" fo:font-weight="normal" fo:background-color="transparent" style:font-size-asian="14pt" style:font-weight-asian="normal" style:font-size-complex="14pt" style:font-weight-complex="normal"/>
    </style:style>
    <style:style style:name="P213"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5pt" fo:letter-spacing="normal" fo:font-style="normal" fo:font-weight="normal" style:font-size-asian="12pt" style:font-weight-asian="normal" style:font-size-complex="12pt" style:font-weight-complex="normal"/>
    </style:style>
    <style:style style:name="P214"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5pt" fo:letter-spacing="normal" fo:font-style="normal" fo:font-weight="normal" officeooo:paragraph-rsid="0074bd7d" style:font-size-asian="12pt" style:font-size-complex="12pt"/>
    </style:style>
    <style:style style:name="P215"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5pt" fo:letter-spacing="normal" fo:font-style="normal" fo:font-weight="normal"/>
    </style:style>
    <style:style style:name="P216"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CiscoSansTTThin" fo:font-size="14pt" fo:letter-spacing="normal" fo:font-style="normal" fo:font-weight="normal" style:font-size-asian="14pt" style:font-weight-asian="normal" style:font-size-complex="14pt" style:font-weight-complex="normal"/>
    </style:style>
    <style:style style:name="P217"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338951" style:text-blinking="false" style:font-size-asian="12pt" style:font-weight-asian="normal" style:font-size-complex="12pt" style:font-weight-complex="normal"/>
    </style:style>
    <style:style style:name="P218"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3af635" officeooo:paragraph-rsid="003af635" style:text-blinking="false" fo:background-color="#ffff00" style:font-size-asian="16pt" style:font-weight-asian="normal" style:font-size-complex="16pt" style:font-weight-complex="normal"/>
    </style:style>
    <style:style style:name="P21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db411" style:font-size-asian="12pt" style:font-weight-asian="normal" style:font-size-complex="12pt" style:font-weight-complex="normal"/>
    </style:style>
    <style:style style:name="P220"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3d01de" officeooo:paragraph-rsid="003d01de" fo:background-color="transparent" style:font-size-asian="12pt" style:font-weight-asian="normal" style:font-size-complex="12pt" style:font-weight-complex="normal"/>
    </style:style>
    <style:style style:name="P221" style:family="paragraph" style:parent-style-name="Text_20_body">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ffff00" style:font-size-asian="10.5pt" style:font-weight-asian="normal" style:font-size-complex="12pt" style:font-weight-complex="normal"/>
    </style:style>
    <style:style style:name="P222"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23"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63cb88" style:font-size-asian="12pt" style:font-weight-asian="normal" style:font-size-complex="12pt" style:font-weight-complex="normal"/>
    </style:style>
    <style:style style:name="P224"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6pt" fo:letter-spacing="normal" fo:font-style="normal" fo:font-weight="normal" officeooo:rsid="003d01de" officeooo:paragraph-rsid="003d01de" fo:background-color="#ffff00" style:font-size-asian="16pt" style:font-weight-asian="normal" style:font-size-complex="16pt" style:font-weight-complex="normal"/>
    </style:style>
    <style:style style:name="P225" style:family="paragraph" style:parent-style-name="Text_20_body">
      <style:paragraph-properties fo:margin-left="0cm" fo:margin-right="0cm" fo:margin-top="0cm" fo:margin-bottom="0.247cm" loext:contextual-spacing="false" fo:orphans="2" fo:widows="2" fo:text-indent="0cm" style:auto-text-indent="false"/>
      <style:text-properties officeooo:paragraph-rsid="0057f77d"/>
    </style:style>
    <style:style style:name="P226"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27"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63cb88" style:font-size-asian="14pt" style:font-weight-asian="normal" style:font-size-complex="14pt" style:font-weight-complex="normal"/>
    </style:style>
    <style:style style:name="P228"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6757d" style:font-size-asian="14pt" style:font-weight-asian="normal" style:font-size-complex="14pt" style:font-weight-complex="normal"/>
    </style:style>
    <style:style style:name="P229"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30" style:family="paragraph" style:parent-style-name="Heading_20_1">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rsid="00338951" officeooo:paragraph-rsid="006db411" style:font-size-asian="14pt" style:font-weight-asian="normal" style:font-size-complex="14pt" style:font-weight-complex="normal"/>
    </style:style>
    <style:style style:name="P231" style:family="paragraph" style:parent-style-name="Heading_20_1">
      <style:text-properties fo:font-variant="normal" fo:text-transform="none" fo:color="#000000" style:font-name="Liberation Serif" fo:font-size="16pt" fo:letter-spacing="normal" fo:font-style="normal" fo:font-weight="normal" officeooo:rsid="003d01de" officeooo:paragraph-rsid="003d01de" fo:background-color="#ffff00" style:font-size-asian="16pt" style:font-weight-asian="normal" style:font-size-complex="16pt" style:font-weight-complex="normal"/>
    </style:style>
    <style:style style:name="P232" style:family="paragraph" style:parent-style-name="Heading_20_1">
      <style:text-properties fo:font-variant="normal" fo:text-transform="none" fo:color="#000000" style:font-name="Liberation Serif" fo:font-size="16pt" fo:letter-spacing="normal" fo:font-style="normal" fo:font-weight="normal" officeooo:rsid="003fbc7c" officeooo:paragraph-rsid="003fbc7c" fo:background-color="#ffff00" style:font-size-asian="16pt" style:font-weight-asian="normal" style:font-size-complex="16pt" style:font-weight-complex="normal"/>
    </style:style>
    <style:style style:name="P233" style:family="paragraph" style:parent-style-name="Heading_20_1">
      <style:text-properties fo:font-variant="normal" fo:text-transform="none" fo:color="#000000" style:font-name="Liberation Serif" fo:font-size="16pt" fo:letter-spacing="normal" fo:font-style="normal" fo:font-weight="normal" officeooo:rsid="00458efb" officeooo:paragraph-rsid="00458efb" fo:background-color="#ffff00" style:font-size-asian="16pt" style:font-weight-asian="normal" style:font-size-complex="16pt" style:font-weight-complex="normal"/>
    </style:style>
    <style:style style:name="P234" style:family="paragraph" style:parent-style-name="Heading_20_1">
      <style:text-properties fo:font-variant="normal" fo:text-transform="none" fo:color="#000000" style:font-name="Liberation Serif" fo:font-size="14pt" fo:letter-spacing="normal" fo:font-style="normal" fo:font-weight="normal" officeooo:paragraph-rsid="000d117c" style:font-size-asian="14pt" style:font-size-complex="14pt"/>
    </style:style>
    <style:style style:name="P235" style:family="paragraph" style:parent-style-name="Heading_20_1">
      <style:text-properties fo:font-variant="normal" fo:text-transform="none" fo:color="#000000" style:font-name="Liberation Serif" fo:font-size="14pt" fo:letter-spacing="normal" fo:font-style="normal" fo:font-weight="normal" officeooo:paragraph-rsid="0074bd7d" style:font-size-asian="14pt" style:font-size-complex="14pt"/>
    </style:style>
    <style:style style:name="P236" style:family="paragraph" style:parent-style-name="Heading_20_1">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237" style:family="paragraph" style:parent-style-name="Heading_20_1">
      <style:text-properties fo:font-variant="normal" fo:text-transform="none" fo:color="#000000" style:font-name="Liberation Serif" fo:font-size="14pt" fo:letter-spacing="normal" fo:font-style="normal" fo:font-weight="normal" officeooo:paragraph-rsid="00196589" style:font-size-asian="14pt" style:font-weight-asian="normal" style:font-size-complex="14pt" style:font-weight-complex="normal"/>
    </style:style>
    <style:style style:name="P238" style:family="paragraph" style:parent-style-name="Heading_20_1">
      <style:text-properties fo:font-variant="normal" fo:text-transform="none" fo:color="#000000" style:font-name="Liberation Serif" fo:font-size="14pt" fo:letter-spacing="normal" fo:font-style="normal" fo:font-weight="normal" officeooo:rsid="00493a7a" officeooo:paragraph-rsid="00493a7a" style:font-size-asian="14pt" style:font-weight-asian="normal" style:font-size-complex="14pt" style:font-weight-complex="normal"/>
    </style:style>
    <style:style style:name="P239" style:family="paragraph" style:parent-style-name="Heading_20_1">
      <style:text-properties fo:font-variant="normal" fo:text-transform="none" fo:color="#000000" style:font-name="Liberation Serif" fo:font-size="14pt" fo:letter-spacing="normal" fo:font-style="normal" fo:font-weight="normal" officeooo:paragraph-rsid="003c803c" style:font-size-asian="14pt" style:font-weight-asian="normal" style:font-size-complex="14pt" style:font-weight-complex="normal"/>
    </style:style>
    <style:style style:name="P240" style:family="paragraph" style:parent-style-name="Heading_20_1">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241" style:family="paragraph" style:parent-style-name="Heading_20_1">
      <style:text-properties fo:font-variant="normal" fo:text-transform="none" fo:color="#000000" style:font-name="Liberation Serif" fo:font-size="14pt" fo:letter-spacing="normal" fo:font-style="normal" fo:font-weight="normal" officeooo:rsid="003fbc7c" officeooo:paragraph-rsid="003fbc7c" fo:background-color="transparent" style:font-size-asian="14pt" style:font-weight-asian="normal" style:font-size-complex="14pt" style:font-weight-complex="normal"/>
    </style:style>
    <style:style style:name="P242" style:family="paragraph" style:parent-style-name="Heading_20_1">
      <style:text-properties fo:font-variant="normal" fo:text-transform="none" fo:color="#000000" style:font-name="CiscoSansTTThin" fo:font-size="15pt" fo:letter-spacing="normal" fo:font-style="normal" fo:font-weight="normal" officeooo:paragraph-rsid="0074bd7d" style:font-size-asian="12pt" style:font-weight-asian="normal" style:font-size-complex="12pt" style:font-weight-complex="normal"/>
    </style:style>
    <style:style style:name="P243" style:family="paragraph" style:parent-style-name="Heading_20_1">
      <style:text-properties fo:font-variant="normal" fo:text-transform="none" fo:color="#000000" style:font-name="Liberation Serif" fo:font-size="14pt" fo:letter-spacing="normal" fo:font-style="normal" fo:font-weight="normal" officeooo:paragraph-rsid="0074bd7d" style:font-size-asian="14pt" style:font-size-complex="14pt"/>
    </style:style>
    <style:style style:name="P244" style:family="paragraph" style:parent-style-name="Heading_20_1">
      <style:text-properties fo:font-variant="normal" fo:text-transform="none" fo:color="#000000" style:font-name="Liberation Serif" fo:font-size="14pt" fo:letter-spacing="normal" fo:font-style="normal" fo:font-weight="normal" officeooo:paragraph-rsid="0074bd7d" style:font-size-asian="14pt" style:font-weight-asian="normal" style:font-size-complex="14pt" style:font-weight-complex="normal"/>
    </style:style>
    <style:style style:name="P245" style:family="paragraph" style:parent-style-name="Heading_20_1">
      <style:text-properties fo:font-variant="normal" fo:text-transform="none" fo:color="#000000" style:font-name="Liberation Serif" fo:font-size="16pt" fo:letter-spacing="normal" fo:font-style="normal" fo:font-weight="normal" officeooo:rsid="003fbc7c" officeooo:paragraph-rsid="003fbc7c" fo:background-color="#ffff00" style:font-size-asian="16pt" style:font-weight-asian="normal" style:font-size-complex="16pt" style:font-weight-complex="normal"/>
    </style:style>
    <style:style style:name="P246"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76757d" style:font-size-asian="14pt" style:font-weight-asian="normal" style:font-size-complex="14pt" style:font-weight-complex="normal"/>
    </style:style>
    <style:style style:name="P247" style:family="paragraph" style:parent-style-name="Heading_20_3">
      <style:text-properties fo:color="#000000" style:font-name="Liberation Serif" fo:font-size="12pt" fo:font-weight="normal" officeooo:rsid="000d117c" officeooo:paragraph-rsid="000d117c" style:font-size-asian="12pt" style:font-weight-asian="normal" style:font-size-complex="12pt" style:font-weight-complex="normal"/>
    </style:style>
    <style:style style:name="P248" style:family="paragraph" style:parent-style-name="Heading_20_3">
      <style:text-properties officeooo:paragraph-rsid="000d117c"/>
    </style:style>
    <style:style style:name="P249" style:family="paragraph" style:parent-style-name="Heading_20_3">
      <style:paragraph-properties fo:margin-top="0.347cm" fo:margin-bottom="0.312cm" loext:contextual-spacing="false"/>
      <style:text-properties fo:font-variant="normal" fo:text-transform="none" fo:color="#000000" style:font-name="Liberation Serif" fo:font-size="12pt" fo:letter-spacing="normal" fo:font-style="normal" fo:font-weight="normal" officeooo:rsid="000d117c" officeooo:paragraph-rsid="000d117c" fo:background-color="transparent" style:font-size-asian="10.5pt" style:font-weight-asian="normal" style:font-size-complex="12pt" style:font-weight-complex="normal"/>
    </style:style>
    <style:style style:name="P250" style:family="paragraph" style:parent-style-name="Heading_20_3">
      <style:paragraph-properties fo:margin-top="0.247cm" fo:margin-bottom="0.212cm" loext:contextual-spacing="false"/>
      <style:text-properties officeooo:paragraph-rsid="004b6c10"/>
    </style:style>
    <style:style style:name="P251" style:family="paragraph" style:parent-style-name="Heading_20_3">
      <style:paragraph-properties fo:margin-top="0.247cm" fo:margin-bottom="0.212cm" loext:contextual-spacing="false"/>
      <style:text-properties style:font-name="Liberation Serif" fo:font-size="12pt" fo:font-weight="normal" officeooo:rsid="000d117c" officeooo:paragraph-rsid="004b6c10" style:font-size-asian="12pt" style:font-weight-asian="normal" style:font-size-complex="12pt" style:font-weight-complex="normal"/>
    </style:style>
    <style:style style:name="P252" style:family="paragraph" style:parent-style-name="Text_20_body">
      <style:text-properties fo:font-variant="normal" fo:text-transform="none" fo:color="#000000" style:font-name="Liberation Serif" fo:font-size="14pt" fo:letter-spacing="normal" fo:font-style="normal" fo:font-weight="normal" officeooo:rsid="002fe9ff" officeooo:paragraph-rsid="002fe9ff" fo:background-color="transparent" style:font-size-asian="12.25pt" style:font-weight-asian="normal" style:font-size-complex="14pt" style:font-weight-complex="normal"/>
    </style:style>
    <style:style style:name="P253" style:family="paragraph" style:parent-style-name="Text_20_body" style:list-style-name="L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4" style:family="paragraph" style:parent-style-name="Text_20_body" style:list-style-name="L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5" style:family="paragraph" style:parent-style-name="Text_20_body" style:list-style-name="L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63cb88" style:font-size-asian="12pt" style:font-weight-asian="normal" style:font-size-complex="12pt" style:font-weight-complex="normal"/>
    </style:style>
    <style:style style:name="P256" style:family="paragraph" style:parent-style-name="Text_20_body" style:list-style-name="L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7" style:family="paragraph" style:parent-style-name="Text_20_body" style:list-style-name="L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8" style:family="paragraph" style:parent-style-name="Text_20_body" style:list-style-name="L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59" style:family="paragraph" style:parent-style-name="Text_20_body" style:list-style-name="L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0" style:family="paragraph" style:parent-style-name="Text_20_body" style:list-style-name="L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1" style:family="paragraph" style:parent-style-name="Text_20_body" style:list-style-name="L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2" style:family="paragraph" style:parent-style-name="Text_20_body" style:list-style-name="L1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3" style:family="paragraph" style:parent-style-name="Text_20_body" style:list-style-name="L1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4" style:family="paragraph" style:parent-style-name="Text_20_body" style:list-style-name="L1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5" style:family="paragraph" style:parent-style-name="Text_20_body" style:list-style-name="L1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6" style:family="paragraph" style:parent-style-name="Text_20_body" style:list-style-name="L1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7" style:family="paragraph" style:parent-style-name="Text_20_body" style:list-style-name="L1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8" style:family="paragraph" style:parent-style-name="Text_20_body" style:list-style-name="L1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69" style:family="paragraph" style:parent-style-name="Text_20_body" style:list-style-name="L1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0" style:family="paragraph" style:parent-style-name="Text_20_body" style:list-style-name="L1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1" style:family="paragraph" style:parent-style-name="Text_20_body" style:list-style-name="L1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2" style:family="paragraph" style:parent-style-name="Text_20_body" style:list-style-name="L2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3" style:family="paragraph" style:parent-style-name="Text_20_body" style:list-style-name="L2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4" style:family="paragraph" style:parent-style-name="Text_20_body" style:list-style-name="L2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5" style:family="paragraph" style:parent-style-name="Text_20_body" style:list-style-name="L2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6" style:family="paragraph" style:parent-style-name="Text_20_body" style:list-style-name="L2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7" style:family="paragraph" style:parent-style-name="Text_20_body" style:list-style-name="L2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8" style:family="paragraph" style:parent-style-name="Text_20_body" style:list-style-name="L2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79" style:family="paragraph" style:parent-style-name="Text_20_body" style:list-style-name="L2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0" style:family="paragraph" style:parent-style-name="Text_20_body" style:list-style-name="L2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1" style:family="paragraph" style:parent-style-name="Text_20_body" style:list-style-name="L2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2" style:family="paragraph" style:parent-style-name="Text_20_body" style:list-style-name="L3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3" style:family="paragraph" style:parent-style-name="Text_20_body" style:list-style-name="L3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4" style:family="paragraph" style:parent-style-name="Text_20_body" style:list-style-name="L3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5" style:family="paragraph" style:parent-style-name="Text_20_body" style:list-style-name="L3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4bd7d" style:font-size-asian="12pt" style:font-weight-asian="normal" style:font-size-complex="12pt" style:font-weight-complex="normal"/>
    </style:style>
    <style:style style:name="P286" style:family="paragraph" style:parent-style-name="Text_20_body" style:list-style-name="L3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7" style:family="paragraph" style:parent-style-name="Text_20_body" style:list-style-name="L3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88" style:family="paragraph" style:parent-style-name="Text_20_body" style:list-style-name="L3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76757d" style:font-size-asian="12pt" style:font-weight-asian="normal" style:font-size-complex="12pt" style:font-weight-complex="normal"/>
    </style:style>
    <style:style style:name="P289" style:family="paragraph" style:parent-style-name="Text_20_body" style:list-style-name="L3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0" style:family="paragraph" style:parent-style-name="Text_20_body" style:list-style-name="L3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1" style:family="paragraph" style:parent-style-name="Text_20_body" style:list-style-name="L3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2" style:family="paragraph" style:parent-style-name="Text_20_body" style:list-style-name="L5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3" style:family="paragraph" style:parent-style-name="Text_20_body" style:list-style-name="L5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4" style:family="paragraph" style:parent-style-name="Text_20_body" style:list-style-name="L5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5" style:family="paragraph" style:parent-style-name="Text_20_body" style:list-style-name="L5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6" style:family="paragraph" style:parent-style-name="Text_20_body" style:list-style-name="L5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7" style:family="paragraph" style:parent-style-name="Text_20_body" style:list-style-name="L5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8" style:family="paragraph" style:parent-style-name="Text_20_body" style:list-style-name="L5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9" style:family="paragraph" style:parent-style-name="Text_20_body" style:list-style-name="L5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0" style:family="paragraph" style:parent-style-name="Text_20_body" style:list-style-name="L5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1" style:family="paragraph" style:parent-style-name="Text_20_body" style:list-style-name="L5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2" style:family="paragraph" style:parent-style-name="Text_20_body" style:list-style-name="L6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3" style:family="paragraph" style:parent-style-name="Text_20_body" style:list-style-name="L6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4" style:family="paragraph" style:parent-style-name="Text_20_body" style:list-style-name="L6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5" style:family="paragraph" style:parent-style-name="Text_20_body" style:list-style-name="L6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6" style:family="paragraph" style:parent-style-name="Text_20_body" style:list-style-name="L6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7" style:family="paragraph" style:parent-style-name="Text_20_body" style:list-style-name="L6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8" style:family="paragraph" style:parent-style-name="Text_20_body" style:list-style-name="L6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9" style:family="paragraph" style:parent-style-name="Text_20_body" style:list-style-name="L6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0" style:family="paragraph" style:parent-style-name="Text_20_body" style:list-style-name="L6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1" style:family="paragraph" style:parent-style-name="Text_20_body" style:list-style-name="L6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2" style:family="paragraph" style:parent-style-name="Text_20_body" style:list-style-name="L7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3" style:family="paragraph" style:parent-style-name="Text_20_body" style:list-style-name="L7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4" style:family="paragraph" style:parent-style-name="Text_20_body" style:list-style-name="L7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5" style:family="paragraph" style:parent-style-name="Text_20_body" style:list-style-name="L7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6" style:family="paragraph" style:parent-style-name="Text_20_body" style:list-style-name="L7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7" style:family="paragraph" style:parent-style-name="Text_20_body" style:list-style-name="L7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8" style:family="paragraph" style:parent-style-name="Text_20_body" style:list-style-name="L7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9" style:family="paragraph" style:parent-style-name="Text_20_body" style:list-style-name="L7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0" style:family="paragraph" style:parent-style-name="Text_20_body" style:list-style-name="L7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1" style:family="paragraph" style:parent-style-name="Text_20_body" style:list-style-name="L7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2" style:family="paragraph" style:parent-style-name="Text_20_body" style:list-style-name="L8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3" style:family="paragraph" style:parent-style-name="Text_20_body" style:list-style-name="L8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4" style:family="paragraph" style:parent-style-name="Text_20_body" style:list-style-name="L8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5" style:family="paragraph" style:parent-style-name="Text_20_body" style:list-style-name="L8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6" style:family="paragraph" style:parent-style-name="Text_20_body" style:list-style-name="L8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7" style:family="paragraph" style:parent-style-name="Text_20_body" style:list-style-name="L8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8" style:family="paragraph" style:parent-style-name="Text_20_body" style:list-style-name="L8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9" style:family="paragraph" style:parent-style-name="Text_20_body" style:list-style-name="L8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0" style:family="paragraph" style:parent-style-name="Text_20_body" style:list-style-name="L8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1" style:family="paragraph" style:parent-style-name="Text_20_body" style:list-style-name="L8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2" style:family="paragraph" style:parent-style-name="Text_20_body" style:list-style-name="L9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3" style:family="paragraph" style:parent-style-name="Text_20_body" style:list-style-name="L9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4" style:family="paragraph" style:parent-style-name="Text_20_body" style:list-style-name="L9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5" style:family="paragraph" style:parent-style-name="Text_20_body" style:list-style-name="L9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6" style:family="paragraph" style:parent-style-name="Text_20_body" style:list-style-name="L9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7" style:family="paragraph" style:parent-style-name="Text_20_body" style:list-style-name="L9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8" style:family="paragraph" style:parent-style-name="Text_20_body" style:list-style-name="L9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9" style:family="paragraph" style:parent-style-name="Text_20_body" style:list-style-name="L11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0" style:family="paragraph" style:parent-style-name="Text_20_body" style:list-style-name="L11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1" style:family="paragraph" style:parent-style-name="Text_20_body" style:list-style-name="L11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2" style:family="paragraph" style:parent-style-name="Text_20_body" style:list-style-name="L11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3" style:family="paragraph" style:parent-style-name="Text_20_body" style:list-style-name="L11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4" style:family="paragraph" style:parent-style-name="Text_20_body" style:list-style-name="L11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5" style:family="paragraph" style:parent-style-name="Text_20_body" style:list-style-name="L11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6" style:family="paragraph" style:parent-style-name="Text_20_body" style:list-style-name="L12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7" style:family="paragraph" style:parent-style-name="Text_20_body" style:list-style-name="L12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8" style:family="paragraph" style:parent-style-name="Text_20_body" style:list-style-name="L12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9" style:family="paragraph" style:parent-style-name="Text_20_body" style:list-style-name="L12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0" style:family="paragraph" style:parent-style-name="Text_20_body" style:list-style-name="L12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1" style:family="paragraph" style:parent-style-name="Text_20_body" style:list-style-name="L12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2" style:family="paragraph" style:parent-style-name="Text_20_body" style:list-style-name="L12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3" style:family="paragraph" style:parent-style-name="Text_20_body" style:list-style-name="L12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4" style:family="paragraph" style:parent-style-name="Text_20_body" style:list-style-name="L12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5" style:family="paragraph" style:parent-style-name="Text_20_body" style:list-style-name="L12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6" style:family="paragraph" style:parent-style-name="Text_20_body" style:list-style-name="L13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7" style:family="paragraph" style:parent-style-name="Text_20_body" style:list-style-name="L13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8" style:family="paragraph" style:parent-style-name="Text_20_body" style:list-style-name="L13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9" style:family="paragraph" style:parent-style-name="Text_20_body" style:list-style-name="L13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0" style:family="paragraph" style:parent-style-name="Text_20_body" style:list-style-name="L13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1" style:family="paragraph" style:parent-style-name="Text_20_body" style:list-style-name="L13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2" style:family="paragraph" style:parent-style-name="Text_20_body" style:list-style-name="L13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3" style:family="paragraph" style:parent-style-name="Text_20_body" style:list-style-name="L15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4" style:family="paragraph" style:parent-style-name="Text_20_body" style:list-style-name="L15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5" style:family="paragraph" style:parent-style-name="Text_20_body" style:list-style-name="L15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6" style:family="paragraph" style:parent-style-name="Text_20_body" style:list-style-name="L15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7" style:family="paragraph" style:parent-style-name="Text_20_body" style:list-style-name="L15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8" style:family="paragraph" style:parent-style-name="Text_20_body" style:list-style-name="L15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9" style:family="paragraph" style:parent-style-name="Text_20_body" style:list-style-name="L15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0" style:family="paragraph" style:parent-style-name="Text_20_body" style:list-style-name="L16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1" style:family="paragraph" style:parent-style-name="Text_20_body" style:list-style-name="L16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2" style:family="paragraph" style:parent-style-name="Text_20_body" style:list-style-name="L16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3" style:family="paragraph" style:parent-style-name="Text_20_body" style:list-style-name="L16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4" style:family="paragraph" style:parent-style-name="Text_20_body" style:list-style-name="L16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5" style:family="paragraph" style:parent-style-name="Text_20_body" style:list-style-name="L16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6" style:family="paragraph" style:parent-style-name="Text_20_body" style:list-style-name="L16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7" style:family="paragraph" style:parent-style-name="Text_20_body" style:list-style-name="L16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8" style:family="paragraph" style:parent-style-name="Text_20_body" style:list-style-name="L16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9" style:family="paragraph" style:parent-style-name="Text_20_body" style:list-style-name="L16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0" style:family="paragraph" style:parent-style-name="Text_20_body" style:list-style-name="L17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1" style:family="paragraph" style:parent-style-name="Text_20_body" style:list-style-name="L17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2" style:family="paragraph" style:parent-style-name="Text_20_body" style:list-style-name="L17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3" style:family="paragraph" style:parent-style-name="Text_20_body" style:list-style-name="L17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4" style:family="paragraph" style:parent-style-name="Text_20_body" style:list-style-name="L17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5" style:family="paragraph" style:parent-style-name="Text_20_body" style:list-style-name="L17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6" style:family="paragraph" style:parent-style-name="Text_20_body" style:list-style-name="L17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7" style:family="paragraph" style:parent-style-name="Text_20_body" style:list-style-name="L18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8" style:family="paragraph" style:parent-style-name="Text_20_body" style:list-style-name="L18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9" style:family="paragraph" style:parent-style-name="Text_20_body" style:list-style-name="L18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0" style:family="paragraph" style:parent-style-name="Text_20_body" style:list-style-name="L18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1" style:family="paragraph" style:parent-style-name="Text_20_body" style:list-style-name="L18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2" style:family="paragraph" style:parent-style-name="Text_20_body" style:list-style-name="L18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3" style:family="paragraph" style:parent-style-name="Text_20_body" style:list-style-name="L18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4" style:family="paragraph" style:parent-style-name="Text_20_body" style:list-style-name="L18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5" style:family="paragraph" style:parent-style-name="Text_20_body" style:list-style-name="L18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6" style:family="paragraph" style:parent-style-name="Text_20_body" style:list-style-name="L18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7" style:family="paragraph" style:parent-style-name="Text_20_body" style:list-style-name="L19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8" style:family="paragraph" style:parent-style-name="Text_20_body" style:list-style-name="L19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9" style:family="paragraph" style:parent-style-name="Text_20_body" style:list-style-name="L20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0" style:family="paragraph" style:parent-style-name="Text_20_body" style:list-style-name="L21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1" style:family="paragraph" style:parent-style-name="Text_20_body" style:list-style-name="L21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2" style:family="paragraph" style:parent-style-name="Text_20_body" style:list-style-name="L21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3" style:family="paragraph" style:parent-style-name="Text_20_body" style:list-style-name="L21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4" style:family="paragraph" style:parent-style-name="Text_20_body" style:list-style-name="L21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5" style:family="paragraph" style:parent-style-name="Text_20_body" style:list-style-name="L21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6" style:family="paragraph" style:parent-style-name="Text_20_body" style:list-style-name="L21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7" style:family="paragraph" style:parent-style-name="Text_20_body" style:list-style-name="L21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8" style:family="paragraph" style:parent-style-name="Text_20_body" style:list-style-name="L21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9" style:family="paragraph" style:parent-style-name="Text_20_body" style:list-style-name="L21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0" style:family="paragraph" style:parent-style-name="Text_20_body" style:list-style-name="L4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1" style:family="paragraph" style:parent-style-name="Text_20_body" style:list-style-name="L4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2" style:family="paragraph" style:parent-style-name="Text_20_body" style:list-style-name="L4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3" style:family="paragraph" style:parent-style-name="Text_20_body" style:list-style-name="L10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4" style:family="paragraph" style:parent-style-name="Text_20_body" style:list-style-name="L11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5" style:family="paragraph" style:parent-style-name="Text_20_body" style:list-style-name="L11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6" style:family="paragraph" style:parent-style-name="Text_20_body" style:list-style-name="L11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17" style:family="paragraph" style:parent-style-name="Text_20_body" style:list-style-name="L9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18" style:family="paragraph" style:parent-style-name="Text_20_body" style:list-style-name="L9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19" style:family="paragraph" style:parent-style-name="Text_20_body" style:list-style-name="L10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0" style:family="paragraph" style:parent-style-name="Text_20_body" style:list-style-name="L10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1" style:family="paragraph" style:parent-style-name="Text_20_body" style:list-style-name="L10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2" style:family="paragraph" style:parent-style-name="Text_20_body" style:list-style-name="L10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3" style:family="paragraph" style:parent-style-name="Text_20_body" style:list-style-name="L10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4" style:family="paragraph" style:parent-style-name="Text_20_body" style:list-style-name="L10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5" style:family="paragraph" style:parent-style-name="Text_20_body" style:list-style-name="L10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6" style:family="paragraph" style:parent-style-name="Text_20_body" style:list-style-name="L10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7" style:family="paragraph" style:parent-style-name="Text_20_body" style:list-style-name="L10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428" style:family="paragraph" style:parent-style-name="Text_20_body" style:list-style-name="L4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29" style:family="paragraph" style:parent-style-name="Text_20_body" style:list-style-name="L4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30" style:family="paragraph" style:parent-style-name="Text_20_body" style:list-style-name="L4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31" style:family="paragraph" style:parent-style-name="Text_20_body" style:list-style-name="L4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32" style:family="paragraph" style:parent-style-name="Text_20_body" style:list-style-name="L4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33" style:family="paragraph" style:parent-style-name="Text_20_body" style:list-style-name="L4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34" style:family="paragraph" style:parent-style-name="Text_20_body" style:list-style-name="L4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435" style:family="paragraph" style:parent-style-name="Text_20_body" style:list-style-name="L13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36" style:family="paragraph" style:parent-style-name="Text_20_body" style:list-style-name="L13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37" style:family="paragraph" style:parent-style-name="Text_20_body" style:list-style-name="L13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38" style:family="paragraph" style:parent-style-name="Text_20_body" style:list-style-name="L14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39" style:family="paragraph" style:parent-style-name="Text_20_body" style:list-style-name="L14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0" style:family="paragraph" style:parent-style-name="Text_20_body" style:list-style-name="L14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1" style:family="paragraph" style:parent-style-name="Text_20_body" style:list-style-name="L14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2" style:family="paragraph" style:parent-style-name="Text_20_body" style:list-style-name="L14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3" style:family="paragraph" style:parent-style-name="Text_20_body" style:list-style-name="L14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4" style:family="paragraph" style:parent-style-name="Text_20_body" style:list-style-name="L14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5" style:family="paragraph" style:parent-style-name="Text_20_body" style:list-style-name="L14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6" style:family="paragraph" style:parent-style-name="Text_20_body" style:list-style-name="L14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7" style:family="paragraph" style:parent-style-name="Text_20_body" style:list-style-name="L15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8" style:family="paragraph" style:parent-style-name="Text_20_body" style:list-style-name="L15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49" style:family="paragraph" style:parent-style-name="Text_20_body" style:list-style-name="L15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0" style:family="paragraph" style:parent-style-name="Text_20_body" style:list-style-name="L17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1" style:family="paragraph" style:parent-style-name="Text_20_body" style:list-style-name="L17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2" style:family="paragraph" style:parent-style-name="Text_20_body" style:list-style-name="L17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3" style:family="paragraph" style:parent-style-name="Text_20_body" style:list-style-name="L19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4" style:family="paragraph" style:parent-style-name="Text_20_body" style:list-style-name="L19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5" style:family="paragraph" style:parent-style-name="Text_20_body" style:list-style-name="L194">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6" style:family="paragraph" style:parent-style-name="Text_20_body" style:list-style-name="L195">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7" style:family="paragraph" style:parent-style-name="Text_20_body" style:list-style-name="L196">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8" style:family="paragraph" style:parent-style-name="Text_20_body" style:list-style-name="L197">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59" style:family="paragraph" style:parent-style-name="Text_20_body" style:list-style-name="L198">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60" style:family="paragraph" style:parent-style-name="Text_20_body" style:list-style-name="L199">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61" style:family="paragraph" style:parent-style-name="Text_20_body" style:list-style-name="L200">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62" style:family="paragraph" style:parent-style-name="Text_20_body" style:list-style-name="L201">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63" style:family="paragraph" style:parent-style-name="Text_20_body" style:list-style-name="L202">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64" style:family="paragraph" style:parent-style-name="Text_20_body" style:list-style-name="L203">
      <style:paragraph-properties fo:margin-left="0cm" fo:margin-right="0cm" fo:margin-top="0cm" fo:margin-bottom="0.247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P465" style:family="paragraph" style:parent-style-name="Text_20_body" style:list-style-name="L204">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transparent" style:font-size-asian="12pt" style:font-weight-asian="normal" style:font-size-complex="12pt" style:font-weight-complex="normal" loext:padding="0cm" loext:border="none"/>
    </style:style>
    <style:style style:name="P466" style:family="paragraph" style:parent-style-name="Text_20_body" style:list-style-name="L205">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transparent" style:font-size-asian="12pt" style:font-weight-asian="normal" style:font-size-complex="12pt" style:font-weight-complex="normal" loext:padding="0cm" loext:border="none"/>
    </style:style>
    <style:style style:name="P467" style:family="paragraph" style:parent-style-name="Text_20_body" style:list-style-name="L208">
      <style:paragraph-properties fo:margin-left="0cm" fo:margin-right="0cm" fo:margin-top="0cm" fo:margin-bottom="0.247cm" loext:contextual-spacing="false" fo:line-height="167%" fo:orphans="2" fo:widows="2" fo:text-indent="0cm" style:auto-text-indent="false"/>
      <style:text-properties fo:font-variant="normal" fo:text-transform="none" fo:color="#000000" style:font-name="Liberation Serif" fo:font-size="12pt" fo:letter-spacing="normal" fo:font-style="normal" fo:font-weight="normal" officeooo:paragraph-rsid="00458efb" fo:background-color="#ffff00" style:font-size-asian="10.5pt" style:font-weight-asian="normal" style:font-size-complex="12pt" style:font-weight-complex="normal"/>
    </style:style>
    <style:style style:name="P468" style:family="paragraph" style:parent-style-name="Text_20_body" style:list-style-name="L144">
      <style:paragraph-properties fo:margin-left="0cm" fo:margin-right="0cm" fo:margin-top="0cm" fo:margin-bottom="0.247cm" loext:contextual-spacing="false" fo:orphans="2" fo:widows="2" fo:text-indent="0cm" style:auto-text-indent="false"/>
    </style:style>
    <style:style style:name="P469" style:family="paragraph" style:parent-style-name="Text_20_body" style:list-style-name="L206">
      <style:paragraph-properties fo:margin-left="0cm" fo:margin-right="0cm" fo:margin-top="0cm" fo:margin-bottom="0.247cm" loext:contextual-spacing="false" fo:line-height="167%" fo:orphans="2" fo:widows="2" fo:text-indent="0cm" style:auto-text-indent="false"/>
      <style:text-properties officeooo:paragraph-rsid="00458efb"/>
    </style:style>
    <style:style style:name="P470" style:family="paragraph" style:parent-style-name="Text_20_body" style:list-style-name="L207">
      <style:paragraph-properties fo:margin-left="0cm" fo:margin-right="0cm" fo:margin-top="0cm" fo:margin-bottom="0.247cm" loext:contextual-spacing="false" fo:line-height="167%" fo:orphans="2" fo:widows="2" fo:text-indent="0cm" style:auto-text-indent="false"/>
      <style:text-properties officeooo:paragraph-rsid="00458efb"/>
    </style:style>
    <style:style style:name="P47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CiscoSansTTLight" fo:font-size="9pt" fo:letter-spacing="normal" fo:font-style="normal" fo:font-weight="normal" style:font-size-asian="12pt" style:font-weight-asian="normal" style:font-size-complex="12pt" style:font-weight-complex="normal"/>
    </style:style>
    <style:style style:name="P47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7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ee683" style:font-size-asian="12pt" style:font-weight-asian="normal" style:font-size-complex="12pt" style:font-weight-complex="normal"/>
    </style:style>
    <style:style style:name="P47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6eb6fe" style:font-size-asian="12pt" style:font-weight-asian="normal" style:font-size-complex="12pt" style:font-weight-complex="normal"/>
    </style:style>
    <style:style style:name="P47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6ee683" style:font-size-asian="14pt" style:font-weight-asian="normal" style:font-size-complex="14pt" style:font-weight-complex="normal"/>
    </style:style>
    <style:style style:name="P476" style:family="paragraph" style:parent-style-name="Text_20_body">
      <style:paragraph-properties fo:margin-left="0cm" fo:margin-right="0cm" fo:orphans="2" fo:widows="2" fo:text-indent="0cm" style:auto-text-indent="false"/>
      <style:text-properties fo:font-variant="normal" fo:text-transform="none" fo:color="#000000" style:font-name="CiscoSansTTThin" fo:font-size="15pt" fo:letter-spacing="normal" fo:font-style="normal" fo:font-weight="normal" officeooo:paragraph-rsid="007121a1" style:font-size-asian="12pt" style:font-weight-asian="normal" style:font-size-complex="12pt" style:font-weight-complex="normal"/>
    </style:style>
    <style:style style:name="P477" style:family="paragraph" style:parent-style-name="Text_20_body" style:list-style-name="L97">
      <style:paragraph-properties fo:margin-top="0cm" fo:margin-bottom="0.291cm" loext:contextual-spacing="false" fo:orphans="2" fo:widows="2" fo:padding="0cm" fo:border="none"/>
      <style:text-properties fo:font-variant="normal" fo:text-transform="none" fo:color="#000000" style:font-name="Liberation Serif" fo:font-size="12pt" fo:letter-spacing="normal" fo:font-style="normal" fo:font-weight="normal" fo:background-color="transparent" style:font-size-asian="12pt" style:font-weight-asian="normal" style:font-size-complex="12pt" style:font-weight-complex="normal"/>
    </style:style>
    <style:style style:name="T1" style:family="text">
      <style:text-properties fo:font-variant="normal" fo:text-transform="none" fo:color="#333333" style:font-name="Liberation Serif"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333333" style:font-name="Liberation Serif" fo:font-size="14pt" fo:letter-spacing="normal" fo:font-style="normal" fo:font-weight="normal" officeooo:rsid="000d117c" fo:background-color="transparent" loext:char-shading-value="0" style:font-size-asian="14pt" style:font-weight-asian="normal" style:font-size-complex="14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02e65e"/>
    </style:style>
    <style:style style:name="T5" style:family="text">
      <style:text-properties fo:font-variant="normal" fo:text-transform="none" fo:letter-spacing="normal" fo:font-style="normal" officeooo:rsid="0004df83"/>
    </style:style>
    <style:style style:name="T6" style:family="text">
      <style:text-properties fo:font-variant="normal" fo:text-transform="none" fo:letter-spacing="normal" fo:font-style="normal" officeooo:rsid="0015b909"/>
    </style:style>
    <style:style style:name="T7" style:family="text">
      <style:text-properties fo:font-variant="normal" fo:text-transform="none" fo:letter-spacing="normal" fo:font-style="normal" fo:background-color="transparent" loext:char-shading-value="0"/>
    </style:style>
    <style:style style:name="T8" style:family="text">
      <style:text-properties fo:font-variant="normal" fo:text-transform="none" fo:letter-spacing="normal" fo:font-style="normal" officeooo:rsid="001d17cd" fo:background-color="transparent" loext:char-shading-value="0"/>
    </style:style>
    <style:style style:name="T9" style:family="text">
      <style:text-properties fo:font-variant="normal" fo:text-transform="none" fo:letter-spacing="normal" fo:font-style="normal" officeooo:rsid="001e88a8" fo:background-color="transparent" loext:char-shading-value="0"/>
    </style:style>
    <style:style style:name="T10" style:family="text">
      <style:text-properties fo:font-variant="normal" fo:text-transform="none" fo:letter-spacing="normal" fo:font-style="normal" officeooo:rsid="00215ab7" fo:background-color="transparent" loext:char-shading-value="0"/>
    </style:style>
    <style:style style:name="T11" style:family="text">
      <style:text-properties fo:font-variant="normal" fo:text-transform="none" fo:letter-spacing="normal" fo:font-style="normal" officeooo:rsid="0021f528" fo:background-color="transparent" loext:char-shading-value="0"/>
    </style:style>
    <style:style style:name="T12" style:family="text">
      <style:text-properties fo:font-variant="normal" fo:text-transform="none" fo:letter-spacing="normal" fo:font-style="normal" officeooo:rsid="002ba246" fo:background-color="transparent" loext:char-shading-value="0"/>
    </style:style>
    <style:style style:name="T13" style:family="text">
      <style:text-properties fo:font-variant="normal" fo:text-transform="none" fo:letter-spacing="normal" fo:font-style="normal" officeooo:rsid="002e8ea3" fo:background-color="transparent" loext:char-shading-value="0" style:font-style-asian="normal" style:font-style-complex="normal"/>
    </style:style>
    <style:style style:name="T14" style:family="text">
      <style:text-properties fo:font-variant="normal" fo:text-transform="none" fo:letter-spacing="normal" fo:font-style="normal" officeooo:rsid="002e8ea3" fo:background-color="transparent" loext:char-shading-value="0"/>
    </style:style>
    <style:style style:name="T15" style:family="text">
      <style:text-properties fo:font-variant="normal" fo:text-transform="none" fo:letter-spacing="normal" fo:font-style="normal" officeooo:rsid="002fe9ff" fo:background-color="transparent" loext:char-shading-value="0"/>
    </style:style>
    <style:style style:name="T16" style:family="text">
      <style:text-properties fo:font-variant="normal" fo:text-transform="none" fo:letter-spacing="normal" fo:font-style="normal" officeooo:rsid="0030f6fb" fo:background-color="transparent" loext:char-shading-value="0"/>
    </style:style>
    <style:style style:name="T17" style:family="text">
      <style:text-properties fo:font-variant="normal" fo:text-transform="none" fo:letter-spacing="normal" fo:font-style="normal" officeooo:rsid="003decd8" fo:background-color="transparent" loext:char-shading-value="0"/>
    </style:style>
    <style:style style:name="T18" style:family="text">
      <style:text-properties fo:font-variant="normal" fo:text-transform="none" fo:letter-spacing="normal" fo:font-style="normal" officeooo:rsid="003fbc7c" fo:background-color="transparent" loext:char-shading-value="0"/>
    </style:style>
    <style:style style:name="T19" style:family="text">
      <style:text-properties fo:font-variant="normal" fo:text-transform="none" fo:letter-spacing="normal" fo:font-style="normal" officeooo:rsid="0021f528"/>
    </style:style>
    <style:style style:name="T20" style:family="text">
      <style:text-properties fo:font-variant="normal" fo:text-transform="none" fo:letter-spacing="normal" fo:font-style="normal" officeooo:rsid="002ba246"/>
    </style:style>
    <style:style style:name="T21" style:family="text">
      <style:text-properties fo:font-variant="normal" fo:text-transform="none" fo:letter-spacing="normal" fo:font-style="normal" officeooo:rsid="002c7b96"/>
    </style:style>
    <style:style style:name="T22" style:family="text">
      <style:text-properties fo:font-variant="normal" fo:text-transform="none" fo:letter-spacing="normal" fo:font-style="normal" officeooo:rsid="002d5e54"/>
    </style:style>
    <style:style style:name="T23" style:family="text">
      <style:text-properties fo:font-variant="normal" fo:text-transform="none" fo:letter-spacing="normal" fo:font-style="normal" officeooo:rsid="00325941"/>
    </style:style>
    <style:style style:name="T24" style:family="text">
      <style:text-properties fo:font-variant="normal" fo:text-transform="none" fo:letter-spacing="normal" fo:font-style="normal" officeooo:rsid="003decd8"/>
    </style:style>
    <style:style style:name="T25" style:family="text">
      <style:text-properties fo:font-variant="normal" fo:text-transform="none" fo:letter-spacing="normal" fo:font-style="normal" officeooo:rsid="0047a273"/>
    </style:style>
    <style:style style:name="T26" style:family="text">
      <style:text-properties fo:font-variant="normal" fo:text-transform="none" fo:letter-spacing="normal" fo:font-style="normal" officeooo:rsid="00493a7a"/>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officeooo:rsid="004f94eb"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fo:font-weight="normal" officeooo:rsid="000b67d1"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officeooo:rsid="0025c0ba"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027da30"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4" style:family="text">
      <style:text-properties fo:font-variant="normal" fo:text-transform="none" fo:color="#000000" style:font-name="Liberation Serif" fo:font-size="12pt" fo:letter-spacing="normal" fo:font-style="normal" fo:font-weight="normal" officeooo:rsid="000815c6"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00d117c" fo:background-color="transparent" loext:char-shading-value="0" style:font-size-asian="10.5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024a58c" fo:background-color="transparent" loext:char-shading-value="0"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279ec0" fo:background-color="transparent" loext:char-shading-value="0"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27da30" fo:background-color="transparent" loext:char-shading-value="0"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2d5e54" fo:background-color="transparent" loext:char-shading-value="0"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1b235f" fo:background-color="transparent" loext:char-shading-value="0"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43" style:family="text">
      <style:text-properties fo:font-variant="normal" fo:text-transform="none" fo:color="#000000" style:font-name="Liberation Serif" fo:font-size="12pt" fo:letter-spacing="normal" fo:font-style="normal" fo:font-weight="normal" officeooo:rsid="001e88a8"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font-name="Liberation Serif" fo:font-size="12pt" fo:letter-spacing="normal" fo:font-style="normal" fo:font-weight="normal" officeooo:rsid="0023b139"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Liberation Serif" fo:font-size="12pt" fo:letter-spacing="normal" fo:font-style="normal" fo:font-weight="normal" officeooo:rsid="0023b139" fo:background-color="transparent" loext:char-shading-value="0" style:font-size-asian="12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style:font-name="Liberation Serif" fo:font-size="12pt" fo:letter-spacing="normal" fo:font-style="normal" fo:font-weight="normal" officeooo:rsid="0024a58c"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letter-spacing="normal" fo:font-style="normal" fo:font-weight="normal" fo:background-color="transparent" loext:char-shading-value="0" style:font-weight-asian="normal" style:font-weight-complex="normal"/>
    </style:style>
    <style:style style:name="T48"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c0ba" style:text-blinking="false" fo:background-color="#ffffff"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15c6" style:text-blinking="false" fo:background-color="#ffffff"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54" style:family="text">
      <style:text-properties fo:font-variant="normal" fo:text-transform="none" fo:color="#1c1c1c" style:font-name="Liberation Serif" fo:font-size="14pt" fo:letter-spacing="normal" fo:font-style="normal" fo:font-weight="normal" style:font-size-asian="14pt" style:font-weight-asian="normal" style:font-size-complex="14pt" style:font-weight-complex="normal"/>
    </style:style>
    <style:style style:name="T55" style:family="text">
      <style:text-properties fo:font-variant="normal" fo:text-transform="none" fo:color="#1c1c1c" style:font-name="Liberation Serif" fo:font-size="14pt" fo:letter-spacing="normal" fo:font-style="normal" fo:font-weight="normal" officeooo:rsid="000815c6" style:font-size-asian="14pt" style:font-weight-asian="normal" style:font-size-complex="14pt" style:font-weight-complex="normal"/>
    </style:style>
    <style:style style:name="T56" style:family="text">
      <style:text-properties fo:font-variant="normal" fo:text-transform="none" fo:color="#1c1c1c" style:font-name="Liberation Serif" fo:letter-spacing="normal" fo:font-style="normal" fo:font-weight="normal" style:font-size-asian="14pt" style:font-weight-asian="normal" style:font-size-complex="14pt" style:font-weight-complex="normal"/>
    </style:style>
    <style:style style:name="T57" style:family="text">
      <style:text-properties fo:font-variant="normal" fo:text-transform="none" fo:color="#1c1c1c" style:font-name="Liberation Serif" fo:letter-spacing="normal" fo:font-style="normal" fo:font-weight="normal" officeooo:rsid="000815c6" style:font-size-asian="14pt" style:font-weight-asian="normal" style:font-size-complex="14pt" style:font-weight-complex="normal"/>
    </style:style>
    <style:style style:name="T58"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59" style:family="text">
      <style:text-properties officeooo:rsid="0004df83"/>
    </style:style>
    <style:style style:name="T60" style:family="text">
      <style:text-properties fo:color="#333333" style:font-name="Liberation Serif" fo:font-size="14pt" fo:font-weight="normal" officeooo:rsid="000b67d1" style:font-size-asian="14pt" style:font-weight-asian="normal" style:font-size-complex="14pt"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0aa34c" style:font-weight-asian="normal" style:font-weight-complex="normal"/>
    </style:style>
    <style:style style:name="T63" style:family="text">
      <style:text-properties style:font-name="Liberation Serif" fo:font-size="12pt" fo:font-weight="normal" style:font-size-asian="12pt" style:font-weight-asian="normal" style:font-size-complex="12pt" style:font-weight-complex="normal"/>
    </style:style>
    <style:style style:name="T64" style:family="text">
      <style:text-properties style:font-name="Liberation Serif" fo:font-size="12pt" fo:font-weight="normal" officeooo:rsid="000d117c" style:font-size-asian="12pt" style:font-weight-asian="normal" style:font-size-complex="12pt" style:font-weight-complex="normal"/>
    </style:style>
    <style:style style:name="T65" style:family="text">
      <style:text-properties style:font-name="Liberation Serif" fo:font-size="12pt" fo:font-weight="normal" officeooo:rsid="000e90c4" style:font-size-asian="12pt" style:font-weight-asian="normal" style:font-size-complex="12pt" style:font-weight-complex="normal"/>
    </style:style>
    <style:style style:name="T66" style:family="text">
      <style:text-properties style:font-name="Liberation Serif" fo:font-size="16pt" officeooo:rsid="0014a8a8" fo:background-color="#ffff00" loext:char-shading-value="0" style:font-size-asian="16pt" style:font-size-complex="16pt"/>
    </style:style>
    <style:style style:name="T67" style:family="text">
      <style:text-properties fo:color="#000000" style:font-name="Liberation Serif" fo:font-size="12pt" fo:font-weight="normal" style:font-size-asian="12pt" style:font-weight-asian="normal" style:font-size-complex="12pt" style:font-weight-complex="normal"/>
    </style:style>
    <style:style style:name="T68" style:family="text">
      <style:text-properties fo:color="#000000" style:font-name="Liberation Serif" fo:font-size="12pt" fo:font-weight="normal" officeooo:rsid="000b67d1" style:font-size-asian="12pt" style:font-weight-asian="normal" style:font-size-complex="12pt" style:font-weight-complex="normal"/>
    </style:style>
    <style:style style:name="T69" style:family="text">
      <style:text-properties fo:color="#000000" style:font-name="Liberation Serif" fo:font-size="12pt" fo:font-weight="normal" officeooo:rsid="0057f77d" style:font-size-asian="12pt" style:font-weight-asian="normal" style:font-size-complex="12pt" style:font-weight-complex="normal"/>
    </style:style>
    <style:style style:name="T70" style:family="text">
      <style:text-properties fo:color="#000000" style:font-name="Liberation Serif" fo:font-weight="normal" style:font-weight-asian="normal" style:font-weight-complex="normal"/>
    </style:style>
    <style:style style:name="T71" style:family="text">
      <style:text-properties fo:color="#000000" style:font-name="Liberation Serif" fo:font-weight="normal" fo:background-color="transparent" loext:char-shading-value="0" style:font-weight-asian="normal" style:font-weight-complex="normal"/>
    </style:style>
    <style:style style:name="T72" style:family="text">
      <style:text-properties fo:color="#000000" style:font-name="Liberation Serif" fo:font-size="14pt" fo:font-weight="normal" style:font-size-asian="14pt" style:font-weight-asian="normal" style:font-size-complex="14pt" style:font-weight-complex="normal"/>
    </style:style>
    <style:style style:name="T73" style:family="text">
      <style:text-properties fo:language="pt" fo:country="BR" loext:padding="0cm" loext:border="none"/>
    </style:style>
    <style:style style:name="T74" style:family="text">
      <style:text-properties officeooo:rsid="000f154a"/>
    </style:style>
    <style:style style:name="T75" style:family="text">
      <style:text-properties officeooo:rsid="000ff097"/>
    </style:style>
    <style:style style:name="T76" style:family="text">
      <style:text-properties officeooo:rsid="0010e6be"/>
    </style:style>
    <style:style style:name="T77" style:family="text">
      <style:text-properties fo:font-size="14pt" style:font-size-asian="14pt" style:font-size-complex="14pt"/>
    </style:style>
    <style:style style:name="T78" style:family="text">
      <style:text-properties fo:font-size="14pt" officeooo:rsid="000ff097" style:font-size-asian="14pt" style:font-size-complex="14pt"/>
    </style:style>
    <style:style style:name="T79" style:family="text">
      <style:text-properties fo:font-size="14pt" officeooo:rsid="001383e4" style:font-size-asian="14pt" style:font-size-complex="14pt"/>
    </style:style>
    <style:style style:name="T80" style:family="text">
      <style:text-properties fo:font-size="14pt" officeooo:rsid="0014a8a8" style:font-size-asian="14pt" style:font-size-complex="14pt"/>
    </style:style>
    <style:style style:name="T81" style:family="text">
      <style:text-properties fo:font-size="14pt" officeooo:rsid="000815c6" style:font-size-asian="14pt" style:font-size-complex="14pt"/>
    </style:style>
    <style:style style:name="T82" style:family="text">
      <style:text-properties officeooo:rsid="001282e0"/>
    </style:style>
    <style:style style:name="T83" style:family="text">
      <style:text-properties officeooo:rsid="001383e4"/>
    </style:style>
    <style:style style:name="T84" style:family="text">
      <style:text-properties fo:font-size="12pt" officeooo:rsid="0014a284" style:font-size-asian="10.5pt" style:font-size-complex="12pt"/>
    </style:style>
    <style:style style:name="T85" style:family="text">
      <style:text-properties fo:font-size="12pt" officeooo:rsid="0014a8a8" style:font-size-asian="10.5pt" style:font-size-complex="12pt"/>
    </style:style>
    <style:style style:name="T86" style:family="text">
      <style:text-properties officeooo:rsid="0014a8a8"/>
    </style:style>
    <style:style style:name="T87" style:family="text">
      <style:text-properties officeooo:rsid="00184480"/>
    </style:style>
    <style:style style:name="T88" style:family="text">
      <style:text-properties officeooo:rsid="00196589"/>
    </style:style>
    <style:style style:name="T89" style:family="text">
      <style:text-properties officeooo:rsid="00207d13"/>
    </style:style>
    <style:style style:name="T90" style:family="text">
      <style:text-properties officeooo:rsid="002a68e3"/>
    </style:style>
    <style:style style:name="T91" style:family="text">
      <style:text-properties officeooo:rsid="002ba246"/>
    </style:style>
    <style:style style:name="T92" style:family="text">
      <style:text-properties style:text-line-through-style="none" style:text-line-through-type="none" style:text-underline-style="none" style:text-blinking="false"/>
    </style:style>
    <style:style style:name="T93" style:family="text">
      <style:text-properties style:text-line-through-style="none" style:text-line-through-type="none" style:text-underline-style="none" officeooo:rsid="00458efb" style:text-blinking="false" fo:background-color="transparent" loext:char-shading-value="0" style:font-size-asian="12pt" loext:padding="0cm" loext:border="none"/>
    </style:style>
    <style:style style:name="T94" style:family="text">
      <style:text-properties style:text-line-through-style="none" style:text-line-through-type="none" style:text-underline-style="none" officeooo:rsid="00338951" style:text-blinking="false" fo:background-color="#ffffff" loext:char-shading-value="0"/>
    </style:style>
    <style:style style:name="T95" style:family="text">
      <style:text-properties officeooo:rsid="002d5e54"/>
    </style:style>
    <style:style style:name="T96" style:family="text">
      <style:text-properties officeooo:rsid="003c803c" fo:background-color="transparent" loext:char-shading-value="0" style:font-weight-asian="normal" style:font-weight-complex="normal"/>
    </style:style>
    <style:style style:name="T97" style:family="text">
      <style:text-properties fo:background-color="transparent" loext:char-shading-value="0" style:font-size-asian="12pt" loext:padding="0cm" loext:border="none"/>
    </style:style>
    <style:style style:name="T98" style:family="text">
      <style:text-properties officeooo:rsid="00458efb" fo:background-color="transparent" loext:char-shading-value="0" style:font-size-asian="12pt" loext:padding="0cm" loext:border="none"/>
    </style:style>
    <style:style style:name="T99" style:family="text">
      <style:text-properties officeooo:rsid="003decd8" fo:background-color="transparent" loext:char-shading-value="0"/>
    </style:style>
    <style:style style:name="T100" style:family="text">
      <style:text-properties officeooo:rsid="003fbc7c" fo:background-color="transparent" loext:char-shading-value="0"/>
    </style:style>
    <style:style style:name="T101" style:family="text">
      <style:text-properties officeooo:rsid="00325941"/>
    </style:style>
    <style:style style:name="T102" style:family="text">
      <style:text-properties officeooo:rsid="00338951"/>
    </style:style>
    <style:style style:name="T103" style:family="text">
      <style:text-properties officeooo:rsid="0038d787"/>
    </style:style>
    <style:style style:name="T104" style:family="text">
      <style:text-properties officeooo:rsid="003decd8"/>
    </style:style>
    <style:style style:name="T105" style:family="text">
      <style:text-properties fo:font-style="normal"/>
    </style:style>
    <style:style style:name="T106" style:family="text">
      <style:text-properties fo:background-color="#ffff00" loext:char-shading-value="0"/>
    </style:style>
    <style:style style:name="T107" style:family="text">
      <style:text-properties officeooo:rsid="0041acca" fo:background-color="#ffff00" loext:char-shading-value="0"/>
    </style:style>
    <style:style style:name="T108" style:family="text">
      <style:text-properties officeooo:rsid="0044c3df"/>
    </style:style>
    <style:style style:name="T109" style:family="text">
      <style:text-properties officeooo:rsid="004d23f3"/>
    </style:style>
    <style:style style:name="T110" style:family="text">
      <style:text-properties officeooo:rsid="005dbc91"/>
    </style:style>
    <style:style style:name="T111" style:family="text">
      <style:text-properties fo:font-weight="bold"/>
    </style:style>
    <style:style style:name="T112" style:family="text">
      <style:text-properties fo:font-style="italic"/>
    </style:style>
    <style:style style:name="T113" style:family="text">
      <style:text-properties officeooo:rsid="0034199f"/>
    </style:style>
    <style:style style:name="T114" style:family="text">
      <style:text-properties officeooo:rsid="007e9fb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 que é a Segurança cibernética? <text:span text:style-name="T114">f</text:span></text:p>
      <text:p text:style-name="P8"/>
      <text:p text:style-name="P10">A segurança cibernética nada mais é do que um conjunto de práticas que protege qualquer tipo de informação, seja ela prejudicial ou de uso não autorizado, armazenada em sistemas em rede, computadores ou dispositivos IoT.</text:p>
      <text:p text:style-name="P10"/>
      <text:p text:style-name="P11"><text:span text:style-name="T47">A rede conectada de informações eletrônicas tornou-se parte integrante de nossas vidas diárias. Todos os tipos de empresas, como médicas, financeiras e as instituições de ensino, usam essa rede para operarem com eficiência. Utilizam a rede ao coletar, processar, armazenar e compartilhar grandes quantidades de informações digitais. À medida que mais informações digitais são coletadas e compartilhadas, a proteção dessas informações se torna ainda mais essencial para nossa segurança nacional e estabilidade econômica.</text:span><text:span text:style-name="T71"> </text:span></text:p>
      <text:p text:style-name="P10"/>
      <text:p text:style-name="P9">Tipos de Dados</text:p>
      <text:p text:style-name="P12"/>
      <text:p text:style-name="P96"><text:span text:style-name="T5">#</text:span><text:span text:style-name="T4">Registros médicos</text:span><text:line-break/><text:span text:style-name="T59">#</text:span><text:span text:style-name="T3">Registros de educação</text:span><text:line-break/><text:span text:style-name="T59">#</text:span><text:span text:style-name="T3">Registros de emprego e financeiros</text:span><text:line-break/><text:span text:style-name="T59">#</text:span><text:span text:style-name="T3">Dados Tradicionais</text:span></text:p>
      <text:p text:style-name="P24">Tríade CID</text:p>
      <text:p text:style-name="P139"><text:span text:style-name="T81">#</text:span><text:span text:style-name="T77">Confidencialidade</text:span> </text:p>
      <text:p text:style-name="P105"><text:span text:style-name="T25">U</text:span><text:span text:style-name="T3">m outro termo para confidencialidade seria privacidade. As políticas da empresa devem restringir o acesso às informações ao pessoal autorizado e verificar se apenas os indivíduos autorizados visualizam esses dados. Os dados podem ser divididos de acordo com a segurança ou o nível de confidencialidade da informação. Por exemplo, um desenvolvedor de programa Java não deve ter acesso às informações pessoais de todos os funcionários. Além disso, os funcionários devem receber treinamento para entender as melhores práticas de proteção de informações confidenciais para sua segurança e da empresa. Os métodos para garantir a confidencialidade incluem criptografia </text:span><text:span text:style-name="T25">de dados, ID de usuário e senha, autenticação de dois fatores e diminuição da exposição de informações confidenciais. </text:span><text:span text:style-name="T3"><text:s/></text:span></text:p>
      <text:p text:style-name="P73">Proteção da privacidade dos dados</text:p>
      <text:p text:style-name="P41">As empresas coletam uma grande quantidade de dados. Muitos desses dados não são confidenciais, pois estão publicamente disponíveis, como nomes e números de telefones. Outros dados coletados, no entanto, são confidenciais. As informações confidenciais são dados protegidos contra acessos não autorizados para proteger um indivíduo ou uma organização. Há três tipos de informações confidenciais:</text:p>
      <text:list xml:id="list3343873886" text:style-name="L1">
        <text:list-item>
          <text:p text:style-name="P253">Informações pessoais são informações de identificação pessoal (PII) de um determinado um indivíduo. A Figura 2 lista essa categoria de dados.</text:p>
        </text:list-item>
      </text:list>
      <text:list xml:id="list1807426590" text:style-name="L2">
        <text:list-item>
          <text:p text:style-name="P254">Informações comerciais são informações que incluem qualquer coisa que possa representar um risco para a empresa, se descoberta pelo público ou por um concorrente. A Figura 3 lista essa categoria de dados.</text:p>
        </text:list-item>
      </text:list>
      <text:list xml:id="list4202909435" text:style-name="L3">
        <text:list-item>
          <text:p text:style-name="P255"><text:soft-page-break/>Informações confidenciais são informações pertencentes a um órgão do governo, classificadas pelo seu nível de sensibilidade.</text:p>
        </text:list-item>
      </text:list>
      <text:h text:style-name="P227" text:outline-level="1">Controle de acesso</text:h>
      <text:p text:style-name="P190">O controle do acesso define vários esquemas de proteção que impedem o acesso não autorizado a um computador, a uma rede, a um banco de dados ou a outros recursos de dados. Os conceitos de AAA envolvem três serviços de segurança: autenticação, autorização e accounting. Esses serviços proporcionam a estrutura principal para controlar o acesso.</text:p>
      <text:p text:style-name="P142">O primeiro "A" no AAA representa a autenticação. <text:span text:style-name="T112">Autenticação</text:span> verifica a identidade de um usuário para evitar acesso não autorizado. Os usuários provam sua identidade com um nome de usuário ou um ID. Além disso, os usuários precisam verificar sua identidade proporcionando uma das opções a seguir, conforme mostrado na Figura 1:</text:p>
      <text:list xml:id="list3368622628" text:style-name="L4">
        <text:list-item>
          <text:p text:style-name="P256">Algo que saibam (como uma senha)</text:p>
        </text:list-item>
      </text:list>
      <text:list xml:id="list2999135541" text:style-name="L5">
        <text:list-item>
          <text:p text:style-name="P257">Algo que tenham (como um token ou cartão)</text:p>
        </text:list-item>
      </text:list>
      <text:list xml:id="list4292467316" text:style-name="L6">
        <text:list-item>
          <text:p text:style-name="P258">Algo que sejam (como uma impressão digital)</text:p>
        </text:list-item>
      </text:list>
      <text:p text:style-name="P142">Por exemplo, se você vai a um caixa eletrônico tirar dinheiro, precisa do cartão do banco (algo que você tem) e precisa saber a senha. Isso também é um exemplo de autenticação multifatorial. A autenticação multifatorial requer mais de um tipo de autenticação. A forma mais popular de autenticação é o uso de senhas.</text:p>
      <text:p text:style-name="P142"><text:span text:style-name="T112">Serviços de</text:span> autorização determinam quais recursos os usuários podem acessar, juntamente com as operações que os usuários podem executar, conforme mostrado na Figura 2. Alguns sistemas fazem isso usando uma lista de controle de acesso, ou uma ACL. Uma ACL determina se um usuário tem certos privilégios de acesso depois de se autenticar. Só porque você pode fazer logon na rede corporativa não significa que você tem permissão para usar a impressora colorida de alta velocidade. A autorização também pode controlar quando um usuário tem acesso a um recurso específico. Por exemplo, os funcionários podem ter acesso a um banco de dados de vendas durante o horário comercial, mas o sistema os bloqueia, depois de horas.</text:p>
      <text:p text:style-name="P142"><text:span text:style-name="T112">Accounting</text:span> mantém controle sobre o que os usuários fazem, incluindo o que acessam, a quantidade de tempo que acessam os recursos e as alterações feitas. Por exemplo, um banco mantém o controle da conta de cada cliente. Uma auditoria do sistema pode revelar o tempo e o valor de todas as transações e o funcionário ou o sistema que executou as transações. Serviços de accounting de segurança cibernética funcionam da mesma maneira. O sistema controla cada transação de dados e fornece os resultados da auditoria. Um administrador pode configurar políticas de computador, conforme mostrado na Figura 3, para permitir a auditoria do sistema.</text:p>
      <text:p text:style-name="P142">O conceito de AAA é semelhante ao uso de um cartão de crédito, conforme indicado pela Figura 4. O cartão de crédito identifica quem pode usá-lo, determina quanto o usuário pode gastar e contabiliza os itens ou serviços que o usuário comprou.</text:p>
      <text:p text:style-name="P142">O Accounting controla e monitora em tempo real. Sites, como o Norse, mostram ataques em tempo real com base em dados coletados como parte de um sistema de estrutura de accounting ou de rastreamento.</text:p>
      <text:p text:style-name="P201"/>
      <text:p text:style-name="P201"/>
      <text:p text:style-name="P177"><text:soft-page-break/>Controles de acesso físico</text:p>
      <text:p text:style-name="P192">Controles de acesso físico são barreiras reais implantadas para evitar o contato direto com os sistemas. A meta é prevenir que usuários não autorizados acessem fisicamente as instalações, equipamentos e outros ativos organizacionais.</text:p>
      <text:p text:style-name="P155">O controle de acesso físico determina quem pode entrar (ou sair), onde podem entrar (ou sair) e quando podem entrar (ou sair).</text:p>
      <text:p text:style-name="P155">Os exemplos de controles de acesso físico incluem o seguinte:</text:p>
      <text:list xml:id="list3701735185" text:style-name="L7">
        <text:list-item>
          <text:p text:style-name="P259">Os guardas (figura 1) monitoram as instalações</text:p>
        </text:list-item>
      </text:list>
      <text:list xml:id="list1487462865" text:style-name="L8">
        <text:list-item>
          <text:p text:style-name="P260">As cercas (figura 2) protegem o perímetro</text:p>
        </text:list-item>
      </text:list>
      <text:list xml:id="list83044473" text:style-name="L9">
        <text:list-item>
          <text:p text:style-name="P261">Os detectores de movimento (figura 3) identificam objetos que se movem</text:p>
        </text:list-item>
      </text:list>
      <text:list xml:id="list2277459725" text:style-name="L10">
        <text:list-item>
          <text:p text:style-name="P262">Os bloqueios de notebook (figura 4) protegem os equipamentos portáteis</text:p>
        </text:list-item>
      </text:list>
      <text:list xml:id="list1781998895" text:style-name="L11">
        <text:list-item>
          <text:p text:style-name="P263">As portas fechadas (figura 5) impedem o acesso não autorizado</text:p>
        </text:list-item>
      </text:list>
      <text:list xml:id="list3955903370" text:style-name="L12">
        <text:list-item>
          <text:p text:style-name="P264">Os cartões de acesso (figura 6) permitem a entrada nas áreas restritas</text:p>
        </text:list-item>
      </text:list>
      <text:list xml:id="list3378114335" text:style-name="L13">
        <text:list-item>
          <text:p text:style-name="P265">Os cães de guarda (figura 7) protegem as instalações</text:p>
        </text:list-item>
      </text:list>
      <text:list xml:id="list615896778" text:style-name="L14">
        <text:list-item>
          <text:p text:style-name="P266">As câmeras de vídeo (figura 8) monitoram as instalações, coletando e gravando imagens</text:p>
        </text:list-item>
      </text:list>
      <text:list xml:id="list641371532" text:style-name="L15">
        <text:list-item>
          <text:p text:style-name="P267">As entradas de pessoal autorizado (figura 9) permitem o acesso à área protegida depois que a porta 1 é fechada</text:p>
        </text:list-item>
      </text:list>
      <text:list xml:id="list1516553808" text:style-name="L16">
        <text:list-item>
          <text:p text:style-name="P268">Os alarmes (figura 10) detectam as invasões</text:p>
        </text:list-item>
      </text:list>
      <text:h text:style-name="P208" text:outline-level="1">Controles de acesso lógicos</text:h>
      <text:p text:style-name="P202"/>
      <text:p text:style-name="P192">Controles de acesso lógico são as soluções de hardware e software usadas para gerenciar o acesso aos recursos e sistemas. Essas soluções baseadas em tecnologia incluem ferramentas e protocolos que os sistemas de computador usam para identificação, autenticação, autorização e auditoria.</text:p>
      <text:p text:style-name="P155">Os controles de acesso lógico incluem o seguinte:</text:p>
      <text:list xml:id="list702567085" text:style-name="L17">
        <text:list-item>
          <text:p text:style-name="P269">A criptografia é o processo de pegar o texto claro e criar o texto codificado</text:p>
        </text:list-item>
      </text:list>
      <text:list xml:id="list1102035383" text:style-name="L18">
        <text:list-item>
          <text:p text:style-name="P270">Os cartões inteligentes possuem um microchip integrado</text:p>
        </text:list-item>
      </text:list>
      <text:list xml:id="list3059411922" text:style-name="L19">
        <text:list-item>
          <text:p text:style-name="P271">As senhas são strings de caracteres protegidos</text:p>
        </text:list-item>
      </text:list>
      <text:list xml:id="list4168287520" text:style-name="L20">
        <text:list-item>
          <text:p text:style-name="P272">A biometria se refere às características físicas dos usuários</text:p>
        </text:list-item>
      </text:list>
      <text:list xml:id="list4058103718" text:style-name="L21">
        <text:list-item>
          <text:p text:style-name="P273">As listas de controle de acesso (ACLs) definem o tipo de tráfego permitido em uma rede</text:p>
        </text:list-item>
      </text:list>
      <text:list xml:id="list1041023890" text:style-name="L22">
        <text:list-item>
          <text:p text:style-name="P274">Os protocolos são conjuntos de regras que regem a troca de dados entre os dispositivos</text:p>
        </text:list-item>
      </text:list>
      <text:list xml:id="list485048629" text:style-name="L23">
        <text:list-item>
          <text:p text:style-name="P275">Os firewalls impedem o tráfego de rede indesejado</text:p>
        </text:list-item>
      </text:list>
      <text:list xml:id="list3048656851" text:style-name="L24">
        <text:list-item>
          <text:p text:style-name="P276">Os roteadores conectam pelo menos duas redes</text:p>
        </text:list-item>
      </text:list>
      <text:list xml:id="list1905780445" text:style-name="L25">
        <text:list-item>
          <text:p text:style-name="P277">Os sistemas de detecção de invasão monitoram as atividades suspeitas de uma rede</text:p>
        </text:list-item>
      </text:list>
      <text:list xml:id="list3307941719" text:style-name="L26">
        <text:list-item>
          <text:p text:style-name="P278">Os níveis de sobrecarga são determinados limites de erros permitidos antes de acionar um sinal de alerta</text:p>
        </text:list-item>
      </text:list>
      <text:h text:style-name="P211" text:outline-level="1"><text:soft-page-break/>Controles de acesso administrativos</text:h>
      <text:p text:style-name="P202"/>
      <text:p text:style-name="P192">Os controles de acesso administrativo são as políticas e procedimentos definidos pelas empresas para implementar e aplicar todos os aspectos de controle de acesso não autorizado. Os controles administrativos focam em práticas pessoais e de negócios. Os controles de acesso administrativos incluem o seguinte:</text:p>
      <text:list xml:id="list1293634850" text:style-name="L27">
        <text:list-item>
          <text:p text:style-name="P279">As políticas são declarações de intenções</text:p>
        </text:list-item>
      </text:list>
      <text:list xml:id="list3533133499" text:style-name="L28">
        <text:list-item>
          <text:p text:style-name="P280">Os procedimentos são os passos detalhados necessários para realizar uma atividade</text:p>
        </text:list-item>
      </text:list>
      <text:list xml:id="list1735722843" text:style-name="L29">
        <text:list-item>
          <text:p text:style-name="P281">As práticas de contratação envolvem as etapas seguidas por uma empresa para encontrar funcionários qualificados</text:p>
        </text:list-item>
      </text:list>
      <text:list xml:id="list3758469149" text:style-name="L30">
        <text:list-item>
          <text:p text:style-name="P282">As verificações de antecedentes se referem a uma triagem admissional que inclui as informações de verificação de histórico profissional, histórico de crédito e antecedentes criminais</text:p>
        </text:list-item>
      </text:list>
      <text:list xml:id="list2319215006" text:style-name="L31">
        <text:list-item>
          <text:p text:style-name="P283">A classificação de dados categoriza os dados com base na confidencialidade</text:p>
        </text:list-item>
      </text:list>
      <text:list xml:id="list2949192285" text:style-name="L32">
        <text:list-item>
          <text:p text:style-name="P284">O treinamento em segurança ensina os funcionários sobre as políticas de segurança de uma empresa</text:p>
        </text:list-item>
      </text:list>
      <text:list xml:id="list937569355" text:style-name="L33">
        <text:list-item>
          <text:p text:style-name="P285">As análises críticas avaliam o desempenho de trabalho do funcionário</text:p>
        </text:list-item>
      </text:list>
      <text:h text:style-name="P211" text:outline-level="1">Controle de acesso obrigatório</text:h>
      <text:p text:style-name="P192"/>
      <text:p text:style-name="P192">O controle de acesso obrigatório (MAC) restringe as ações que um indivíduo pode executar em um objeto. Um indivíduo pode ser um usuário ou um processo. Um objeto pode ser um arquivo, uma porta ou um dispositivo de entrada/saída. Uma regra de autorização reforça se um indivíduo pode ou não acessar o objeto.</text:p>
      <text:p text:style-name="P155">As organizações usam MAC onde existem diferentes níveis de classificações de segurança. Cada objeto tem um rótulo e cada indivíduo tem uma autorização. Um sistema MAC restringe um indivíduo com base na classificação de segurança do objeto e na etiqueta anexada ao usuário.</text:p>
      <text:p text:style-name="P155">Por exemplo, considere as classificações de segurança militar Confidencial e Altamente Confidencial. Se considerado altamente confidencial, um arquivo (um objeto) será classificado (identificado) como Altamente Confidencial. As únicas pessoas (indivíduos) que podem visualizar o arquivo (objeto) são as que possuem uma autorização para Altamente Confidencial. É o mecanismo de controle de acesso que assegura que um indivíduo (sujeito) que possui apenas uma autorização para Confidencial nunca obtenha acesso a um arquivo identificado como Altamente Confidencial. Da mesma forma, um usuário (indivíduo) autorizado para o acesso Altamente Confidencial não pode alterar a classificação de um arquivo (objeto) identificado como Altamente Confidencial para Confidencial. Além disso, um usuário Altamente Confidencial não pode enviar um arquivo Altamente Confidencial para um usuário autorizado somente para ver informações Confidenciais.</text:p>
      <text:h text:style-name="P208" text:outline-level="1">Controle de acesso discricionário</text:h>
      <text:p text:style-name="P202"/>
      <text:p text:style-name="P192">O responsável por um objeto determina se permitirá o acesso a um objeto com controle de acesso discricionário (DAC). O DAC concede ou restringe o acesso ao objeto determinado pelo respectivo responsável. Como o nome implica, os controles são discricionários pois o proprietário de um objeto com determinadas permissões de acesso podem concedê-las a outro indivíduo.</text:p>
      <text:p text:style-name="P155"><text:soft-page-break/>Nos sistemas que usam controles de acesso discricionários, o responsável por um objeto pode decidir quais indivíduos podem acessar esse objeto e qual acesso específico podem ter. Um método comum para executar esse processo é o uso de permissões, como mostrado na figura. O responsável por um arquivo pode especificar quais permissões (leitura/edição/execução) os outros usuários podem ter.</text:p>
      <text:p text:style-name="P155">As listas de controle de acesso são outro mecanismo comum usado para implementar o controle de acesso discricionário. Uma lista de controle de acesso utiliza regras para determinar qual tráfego pode entrar ou sair de uma rede.</text:p>
      <text:h text:style-name="P208" text:outline-level="1">Controle de acesso por função</text:h>
      <text:p text:style-name="P202"/>
      <text:p text:style-name="P192">O controle de acesso por função (RBAC) varia de acordo com a função do indivíduo. Funções são funções de trabalho em uma empresa. Funções específicas necessitam de permissões para realizar determinadas operações. Os usuários obtêm permissões pelas funções.</text:p>
      <text:p text:style-name="P155">O RBAC pode funcionar em combinação com DAC ou MAC ao reforçar as políticas de um deles. O RBAC ajuda a implementar a administração da segurança em grandes empresas com centenas de usuários e milhares de permissões possíveis. As empresas aceitam consideravelmente a utilização do RBAC para gerenciar permissões de computador dentro de um sistema ou aplicativo, como as melhores práticas.</text:p>
      <text:h text:style-name="P208" text:outline-level="1">Controle de acesso baseado em regras</text:h>
      <text:p text:style-name="P195"/>
      <text:p text:style-name="P195">O controle de acesso por função usa as listas de controle de acesso (ACLs) para ajudar a determinar se o acesso deve ser concedido. Uma série de regras está contida na ACL, conforme mostrado na figura. A determinação de acesso concedido ou não depende dessas regras. Um exemplo de tal regra é declarar que nenhum funcionário pode ter acesso a folha de pagamentos após o horário comercial ou nos fins de semana.</text:p>
      <text:p text:style-name="P159">Como ocorre no MAC, os usuários não podem alterar as regras de acesso. As empresas podem combinar o controle de acesso por função com outras estratégias para a implementação de restrições de acesso. Por exemplo, os métodos de MAC podem utilizar uma abordagem por função para implementação.</text:p>
      <text:h text:style-name="P211" text:outline-level="1">O que é identificação?</text:h>
      <text:p text:style-name="P192"/>
      <text:p text:style-name="P192">A identificação aplica as regras estabelecidas pela política de autorização. Um indivíduo solicita acesso a um recurso do sistema. Sempre que o indivíduo solicita acesso a um recurso, os controles de acesso determinam se devem conceder o negar o acesso. Por exemplo, a política de autorização determina quais atividades um usuário podem executar em um recurso.</text:p>
      <text:p text:style-name="P155">Um identificador único assegura a devida associação entre as atividades permitidas e os indivíduos. Um nome de usuário é o método mais comum usado para identificar um usuário. Um nome de usuário pode ser uma combinação alfanumérica, um número de identificação pessoal (PIN), um cartão inteligente ou a biometria, como uma impressão digital, escaneamento da retina ou reconhecimento de voz.</text:p>
      <text:p text:style-name="P155">Um identificador único assegura que um sistema possa identificar cada usuário individualmente; portanto, permite que um usuário autorizado realize as ações apropriadas em um recurso específico.</text:p>
      <text:h text:style-name="P214" text:outline-level="1"><text:soft-page-break/>Controles de identificação</text:h>
      <text:p text:style-name="P192"/>
      <text:p text:style-name="P189">As políticas de segurança cibernética determinam quais controles de identificação devem ser usados. A confidencialidade das informações e os sistemas de informações determinam o nível de exigência dos controles. O aumento nas violações de dados forçou muitas empresas a reforçar os controles de identificação. Por exemplo, o setor de cartões de crédito nos Estados Unidos exige que todos os fornecedores migrem para sistemas de identificação de cartão inteligente.</text:p>
      <text:h text:style-name="P235" text:outline-level="1">Autenticação multifator</text:h>
      <text:p text:style-name="P190">A autenticação multifator utiliza pelo menos dois métodos de verificação. Uma chave de segurança fob é um bom exemplo. Os dois fatores são algo que você sabe, como uma senha, e algo que você tem, como uma chave de segurança fob. Vá um pouco além, adicionando algo que você é, como uma verificação de impressão digital.</text:p>
      <text:p text:style-name="P142">A autenticação multifator pode reduzir a incidência de roubo de identidade on-line, porque saber a senha não daria aos criminosos virtuais o acesso às informações do usuário. Por exemplo, um site de banco on-line pode exigir uma senha e um PIN que o usuário recebe em seu smartphone. Como mostrado na figura, retirar dinheiro de um caixa eletrônico é outro exemplo de autenticação multifatorial. O usuário deve ter o cartão do banco e saber o PIN para que o caixa eletrônico libere o dinheiro.</text:p>
      <text:h text:style-name="P207" text:outline-level="1">O que é autorização?</text:h>
      <text:p text:style-name="P201"/>
      <text:p text:style-name="P190">A autorização controla o que um usuário pode e não pode fazer na rede após a autenticação com sucesso. Após comprovar a identidade do usuário, o sistema verifica os recursos da rede que o usuário pode acessar e o que o usuário pode fazer com os recursos. Como mostrado na figura, a autorização responde a pergunta: "Quais privilégios de ler, copiar, criar e excluir o usuário tem?"</text:p>
      <text:p text:style-name="P142">A autorização usa um conjunto de atributos que descrevem o acesso do usuário à rede. O sistema compara esses atributos às informações contidas no banco de dados de autenticação, determina um conjunto de restrições para o usuário e o entrega ao roteador local, no qual o usuário está conectado.</text:p>
      <text:p text:style-name="P142">A autorização é automática e não exige que os usuários executem etapas adicionais após a autenticação. Implementar a autorização imediatamente após a autenticação do usuário.</text:p>
      <text:h text:style-name="P207" text:outline-level="1">Como usar a autorização</text:h>
      <text:p text:style-name="P201"/>
      <text:p text:style-name="P190">Definir as regras de autorização é a primeira etapa no controle de acesso. Uma política de autorização estabelece essas regras.</text:p>
      <text:p text:style-name="P142">Uma política de associação baseada em grupo define a autorização com base nos membros de um grupo específico. Por exemplo, todos os empregados de uma empresa têm um cartão de acesso que concede o acesso às instalações da empresa. Se a função não exigir que a funcionária tenha acesso à sala do servidor, o cartão de segurança não permitirá que ela entre na sala.</text:p>
      <text:p text:style-name="P142">Uma política de nível de autoridade define as permissões de acesso com base na posição do funcionário dentro da empresa. Por exemplo, somente os funcionários seniores do departamento de TI podem acessar a sala do servidor.</text:p>
      <text:h text:style-name="P207" text:outline-level="1"><text:soft-page-break/></text:h>
      <text:h text:style-name="P207" text:outline-level="1"/>
      <text:h text:style-name="P207" text:outline-level="1">O que é auditabilidade?</text:h>
      <text:p text:style-name="P194"/>
      <text:p text:style-name="P190">A auditoria rastreia uma ação até a pessoa ou processo que está efetuando a mudança em um sistema, coleta essas informações e reporta os dados de uso. A empresa pode usar esses dados para determinadas finalidades, como auditoria ou cobrança. Os dados coletados podem incluir a hora de login para um usuário, independentemente de o login de usuário ter sido bem ou malsucedido ou quais recursos de rede o usuário acessou. Isso permite que uma empresa rastreie as ações, erros e erros durante uma auditoria ou investigação. </text:p>
      <text:h text:style-name="P242" text:outline-level="1">Implementação de Auditabilidade</text:h>
      <text:p text:style-name="P190">A implementação da auditabilidade consiste em tecnologias, políticas, procedimentos e educação. Os arquivos de log fornecem as informações de detalhes com base nos parâmetros escolhidos. Por exemplo, uma empresa pode procurar falhas e sucessos de login. As falhas de login podem indicar que um criminoso tentou invadir uma conta. Os sucessos de login informam a uma empresa quais usuários estão usando quais recursos e quando. É normal que um usuário autorizado acesse a rede corporativa às 03:00? As políticas e procedimentos da empresa determinam quais ações devem ser registadas e como os arquivos de log são gerados, revisados e armazenados.</text:p>
      <text:p text:style-name="P142">A retenção de dados, eliminação de mídia e requisitos de conformidade geram auditabilidade. Muitas leis exigem a implementação de medidas para proteger diferentes tipos de dados. Essas leis orientam uma empresa sobre o caminho certo para manusear, armazenar e eliminar dados. A educação e conscientização das políticas, procedimentos e leis relacionadas de uma empresa também contribuem com a auditabilidade.</text:p>
      <text:h text:style-name="P216" text:outline-level="1">Controles preventivos</text:h>
      <text:p text:style-name="P190"/>
      <text:p text:style-name="P190">Meios para evitar que algo aconteça. Os controles de acesso preventivos impedem que a atividade indesejada ou não autorizada aconteça. Para um usuário autorizado, um controle de acesso preventivo significa restrições. A atribuição de privilégios específicos do usuário em um sistema é um exemplo de controle preventivo. Embora o usuário seja autorizado, o sistema estabelece limites para impedir que o usuário acesse e execute ações não autorizadas. Um firewall que bloqueia o acesso a uma porta ou um serviço que criminosos virtuais podem explorar também é um controle preventivo. </text:p>
      <text:h text:style-name="P240" text:outline-level="1">Controles dissuasivos</text:h>
      <text:p text:style-name="P190">Uma dissuasão é o oposto de uma recompensa. Uma recompensa incentiva os indivíduos a fazer o que é certo, uma coibição desencoraja-os de fazer o que é errado. Os profissionais e empresas de segurança digital usam as dissuasões para limitar ou mitigar uma ação ou comportamento, mas as dissuasões não os impedem. As dissuasões de controle de acesso desencorajam os criminosos virtuais a obter acesso não autorizado aos sistemas de informações e dados confidenciais. As dissuasões de controle de acesso desencorajam os ataques aos sistemas, roubos de dados ou disseminação de códigos maliciosos. As empresas usam as dissuasões de controle de acesso para aplicar políticas de segurança digital.</text:p>
      <text:p text:style-name="P142"><text:soft-page-break/>As dissuasões fazem com que os possíveis criminosos virtuais pensem duas vezes antes de cometer um crime. A figura mostra as dissuasões de controle de acesso comuns usadas no mundo da segurança digital.</text:p>
      <text:h text:style-name="P207" text:outline-level="1">Controles de detecção</text:h>
      <text:p text:style-name="P201"/>
      <text:p text:style-name="P190">A detecção é o ato ou processo de perceber ou descobrir algo. As detecções de controle de acesso identificam diferentes tipos de atividade não autorizada. Os sistemas de detecção podem ser bem simples, como um detector de movimento ou proteção de segurança. Eles também podem ser mais complexos, como um sistema de detecção de invasão. Todos os sistemas de detecção têm várias características em comum; eles procuram atividades incomuns ou proibidas. Também fornecem métodos para gravar ou alertar os operadores do sistema sobre um possível acesso não autorizado. Os controles de detecção não impedem que algo aconteça; na verdade, são medidas tomadas após o fato. </text:p>
      <text:h text:style-name="P207" text:outline-level="1">Controles corretivos</text:h>
      <text:p text:style-name="P194"/>
      <text:p text:style-name="P190">A correção neutraliza a algo que é indesejável. As empresas implementam controles de acesso corretivos após o sistema passar por uma ameaça. Os controles corretivos restauram o sistema ao estado de confidencialidade, integridade e disponibilidade. Eles também podem restaurar os sistemas ao estado normal, após ocorrer atividade não autorizada. </text:p>
      <text:h text:style-name="P235" text:outline-level="1">Controles de recuperação</text:h>
      <text:p text:style-name="P190">Recuperação é o retorno ao estado normal. Os controles de acesso de recuperação restauram os recursos, funções e capacidades após uma violação de uma política de segurança. Os controles de recuperação podem reparar danos, além de deter qualquer dano adicional. Esses controles têm mais recursos avançados em controles de acesso corretivos. </text:p>
      <text:h text:style-name="P240" text:outline-level="1">Controles de compensação</text:h>
      <text:p text:style-name="P190">Meios de compensação por algo. Os controles de acesso compensatórios fornecem opções a outros controles para aumentar o reforço relacionado à sustentação de uma política de segurança.</text:p>
      <text:p text:style-name="P142">Um controle compensatório também pode substituir um controle que não pode ser usado devido às circunstâncias. Por exemplo, se uma empresa não pode ter um cão de guarda, em vez disso, ela implementa um detector de movimento com um holofote e um som de latidos.</text:p>
      <text:h text:style-name="P207" text:outline-level="1">O que é mascaramento de dados?</text:h>
      <text:p text:style-name="P194"/>
      <text:p text:style-name="P188">A tecnologia de mascaramento de dados protege dados, substituindo as informações confidenciais por uma versão pública. A versão não confidencial parece e age como a original. Isso significa que um processo empresarial pode usar dados não confidenciais e não há necessidade de alterar os aplicativos de suporte ou as instalações de armazenamento de dados. No caso de uso mais comum, o mascaramento limita a propagação de dados sensíveis dentro de sistemas de TI, ao distribuir conjuntos de dados substitutos para teste e análise. As informações podem ser mascaradas dinamicamente, se o sistema ou aplicativo determinar que uma solicitação de informações confidenciais feita pelo usuário é arriscada.</text:p>
      <text:p text:style-name="Standard"><text:line-break/></text:p>
      <text:p text:style-name="P13"/>
      <text:h text:style-name="P235" text:outline-level="1"><text:soft-page-break/>Técnicas de mascaramento de dados</text:h>
      <text:p text:style-name="P201"/>
      <text:p text:style-name="P44">O mascaramento de dados pode substituir os dados sensíveis em ambientes não relativos à produção, para proteger as informações principais.</text:p>
      <text:p text:style-name="P142">Existem várias técnicas de mascaramento de dados que podem assegurar que os dados permaneçam significativos, mas alterados o suficiente para protegê-lo.</text:p>
      <text:list xml:id="list3780913334" text:style-name="L34">
        <text:list-item>
          <text:p text:style-name="P286">A substituição troca os dados por valores que parecem autênticos para tornar os registros de dados anônimos.</text:p>
        </text:list-item>
      </text:list>
      <text:list xml:id="list4238192961" text:style-name="L35">
        <text:list-item>
          <text:p text:style-name="P287">O embaralhamento origina um conjunto de substituição da mesma coluna de dados que um usuário deseja mascarar. Esta técnica funciona bem para informações financeiras em um banco de dados de teste, por exemplo.</text:p>
        </text:list-item>
      </text:list>
      <text:list xml:id="list1400876884" text:style-name="L36">
        <text:list-item>
          <text:p text:style-name="P288">A anulação aplica um valor nulo a um campo específico, que impede totalmente a visibilidade dos dados.</text:p>
        </text:list-item>
      </text:list>
      <text:h text:style-name="P228" text:outline-level="1">O que é estenografia?</text:h>
      <text:p text:style-name="P190">A estenografia esconde dados (a mensagem) em outro arquivo, como um gráfico, áudio ou outro arquivo de texto. A vantagem da estenografia em relação à criptografia é que a mensagem secreta não atrai atenção especial. Ao visualizar o arquivo de forma eletrônica ou impressa, ninguém saberá que uma imagem, na realidade, contém uma mensagem secreta.</text:p>
      <text:p text:style-name="P142">Existem vários componentes envolvidos na ocultação de dados. Primeiro, existem os dados integrados que compõem a mensagem secreta. O texto de capa (ou imagem de capa ou áudio de capa) oculta os dados integrados, produzindo o estego-texto (ou estego-imagem ou estego-áudio). Uma estego-chave (stego-key) controla o processo de ocultação.</text:p>
      <text:h text:style-name="P228" text:outline-level="1">Técnicas de estenografia</text:h>
      <text:p text:style-name="P190">A abordagem usada para integrar dados em uma imagem de capa é o uso de Bits Menos Significativos (LSB). Esse método usa os bits de cada pixel na imagem. Um pixel é a unidade básica de cor programável em uma imagem de computador. A cor específica de um pixel é uma mistura de três cores - vermelho, verde e azul (RGB). Três bytes de dados especificam a cor de um pixel (um byte para cada cor). Oito bits formam um byte. Um sistema de cores de 24 bits usa todos os três bytes. O LSB usa um pouco de cada um dos componentes das cores vermelho, verde e azul. Cada pixel pode armazenar 3 bits.</text:p>
      <text:p text:style-name="P142">A figura mostra três pixels de uma imagem colorida de 24 bits. Uma das letras na mensagem secreta é a letra T e a inserção do caractere T muda somente dois bits da cor. O olho humano não consegue reconhecer as alterações efetuadas nos bits menos significativos. O resultado é um caractere oculto.</text:p>
      <text:p text:style-name="P142">Em média, no máximo, metade dos bits de uma imagem precisará ser alterada para ocultar uma mensagem secreta eficazmente.</text:p>
      <text:h text:style-name="P207" text:outline-level="1">Estenografia social</text:h>
      <text:p text:style-name="P201"/>
      <text:p text:style-name="P190">A estenografia social oculta informações de visão simples, criando uma mensagem que pode ser lida de certa forma pela pessoa que receber a mensagem. As outras pessoas que visualizarem a mensagem de modo normal não a verão. Os adolescentes nas redes sociais usam essa tática para se comunicar com seus amigos mais próximos, evitando que as outras pessoas, como seus pais, <text:soft-page-break/>percebam o que a mensagem realmente significa. Por exemplo, a frase "ir ao cinema" pode significar "ir à praia".</text:p>
      <text:p text:style-name="P142">As pessoas que vivem em países que censuram a mídia também usam a estenografia social para enviar mensagens, digitando as palavras incorretamente de propósito ou fazendo referências imprecisas. Na verdade, essas pessoas se comunicam com públicos diferentes simultaneamente.</text:p>
      <text:h text:style-name="P207" text:outline-level="1">Detecção</text:h>
      <text:p text:style-name="P204"/>
      <text:p text:style-name="P190">A esteganoanálise é a descoberta de que existem informações ocultas. O objetivo da esteganoanálise é descobrir as informações ocultas.</text:p>
      <text:p text:style-name="P142">Os padrões da estego-imagem levantam suspeita. Por exemplo, um disco pode ter áreas não utilizadas que ocultam informações. As utilidades de análise do disco podem relatar informações ocultas em clusters não utilizados de dispositivos de armazenamento. Os filtros podem capturar pacotes de dados que contêm informações ocultas nos cabeçalhos dos pacotes. Esses dois métodos são usando assinaturas de estenografia.</text:p>
      <text:p text:style-name="P142">Ao comparar uma imagem original à estego-imagem, um analista pode buscar padrões de repetição visual.</text:p>
      <text:h text:style-name="P207" text:outline-level="1">Ofuscação</text:h>
      <text:p text:style-name="P204"/>
      <text:p text:style-name="P190">A ofuscação de dados é o uso e a prática de técnicas de estenografia e mascaramento de dados na profissão de segurança digital e inteligência cibernética. A ofuscação é a arte de tornar uma mensagem confusa, ambígua ou mais difícil de entender. Um sistema pode embaralhar propositalmente as mensagens para evitar o acesso não autorizado a informações confidenciais. </text:p>
      <text:h text:style-name="P215" text:outline-level="1"/>
      <text:h text:style-name="P210" text:outline-level="1">Aplicações</text:h>
      <text:p text:style-name="P201"/>
      <text:p text:style-name="P190">A marca d’água de software protege o software contra acesso não autorizado ou modificação. A marca d’água insere uma mensagem secreta em um programa, como prova de propriedade. A mensagem secreta é a marca d’água de software. Se alguém tentar remover a marca d’água, o resultado é um código não funcional.</text:p>
      <text:p text:style-name="P142">A ofuscação de software traduz o software em uma versão equivalente ao original, mas que é mais difícil de analisar para os invasores. A tentativa de engenharia reversa do software gera resultados ininteligíveis no software que ainda funciona.</text:p>
      <text:p text:style-name="P201"/>
      <text:p text:style-name="P13"/>
      <text:p text:style-name="P19"/>
      <text:p text:style-name="P19"/>
      <text:p text:style-name="P19"/>
      <text:p text:style-name="P19"/>
      <text:p text:style-name="P19"/>
      <text:p text:style-name="P19"/>
      <text:p text:style-name="P19"/>
      <text:p text:style-name="P19"><text:line-break/></text:p>
      <text:h text:style-name="P227" text:outline-level="1"><text:soft-page-break/>Leis e responsabilidade</text:h>
      <text:p text:style-name="P223">A confidencialidade e a privacidade parecem intercambiáveis, mas do ponto de vista legal, elas significam coisas diferentes. A maioria dos dados de privacidade é confidencial, mas nem todos dados confidenciais são privados. O acesso a informações confidenciais ocorre depois da confirmação da autorização adequada. Instituições financeiras, hospitais, profissionais da área médica, escritórios de advocacia e empresas em geral processam informações confidenciais. As informações confidenciais têm um status não público. A manutenção da confidencialidade é mais que um dever ético.</text:p>
      <text:p text:style-name="P142">A privacidade é o uso adequado dos dados. Quando as organizações coletam informações fornecidas pelos clientes ou funcionários, elas devem usar esses dados apenas para a finalidade a que se designam. A maioria das empresas exigirá que o cliente ou o funcionário assine um formulário de liberação, dando à empresa permissão para usar os dados.</text:p>
      <text:p text:style-name="P142">Todas as leis listadas na figura incluem uma provisão para lidar com a privacidade, começando com as leis dos Estados Unidos na Figura 1. A Figura 2 lista uma amostragem dos esforços internacionais. A maioria dessas leis é uma resposta ao enorme crescimento da coleta de dados.</text:p>
      <text:p text:style-name="P142">O número crescente de estatutos relacionados à privacidade cria um enorme fardo para empresas que coletam e analisam dados. As políticas são o melhor caminho para uma empresa ficar em conformidade com o número crescente de leis relacionadas à privacidade. As políticas permitem que as empresas apliquem regras, procedimentos e processos específicos ao coletar, armazenar e compartilhar dados.</text:p>
      <text:p text:style-name="P140"><text:span text:style-name="T57">#</text:span><text:span text:style-name="T56">Integridade</text:span></text:p>
      <text:p text:style-name="P37">A integridade é a precisão, a consistência e a confiabilidade dos dados durante todo o seu ciclo de vida. Os dados devem permanecer inalterados durante o trânsito e não modificados por entidades não autorizadas. As permissões e controle de acesso de usuário podem impedir o acesso não autorizado a arquivos. O controle de versão pode ser usado para evitar alterações acidentais feitas por usuários autorizados. Os backups devem estar disponíveis para restaurar quaisquer dados danificados, e o hash da soma de verificação pode ser usado para verificar a integridade dos dados durante a transferência.</text:p>
      <text:p text:style-name="P142">Uma soma de verificação é usada para verificar a integridade dos arquivos, ou de strings de caracteres, depois de terem sido transferidos de um dispositivo para outro pela rede local ou pela Internet. As somas de verificação são calculadas com funções hash. Algumas das somas de verificação comuns são MD5, SHA-1, SHA-256 e SHA-512. Uma função hash usa um algoritmo matemático para transformar os dados no valor de tamanho fixo que os representa, conforme mostrado na Figura 2. O valor de hash está simplesmente ali para comparação. Com o valor de hash, os dados originais não podem ser recuperados diretamente. Por exemplo, se você esquecer a senha, ela não poderá ser recuperada com o valor hash. A senha deve ser redefinida.</text:p>
      <text:p text:style-name="P142">Depois de baixar um arquivo, você pode verificar a integridade com os valores de hash da fonte em relação aos que foram gerados usando qualquer calculadora de hash. Ao comparar os valores de hash, você pode garantir que o arquivo não tenha sido adulterado ou danificado durante a transferência.</text:p>
      <text:p text:style-name="P142"/>
      <text:h text:style-name="P229" text:outline-level="1"><text:soft-page-break/>Princípio da integridade de dados</text:h>
      <text:p text:style-name="P165">A integridade é a precisão, a consistência e a confiabilidade dos dados durante todo o seu ciclo de vida. Um outro termo para integridade é qualidade. Os dados passam por várias operações, como captura, armazenamento, recuperação, atualização e transferência. Os dados devem permanecer inalterados durante todas essas operações por entidades não autorizadas.</text:p>
      <text:p text:style-name="P165">Os métodos usados para garantir a integridade de dados incluem hashing, verificações de validação de dados, verificações de consistência dos dados e controles de acesso. Sistemas de integridade de dados podem incluir um ou mais dos métodos listados acima. </text:p>
      <text:p text:style-name="Standard"><text:span text:style-name="T72">Necessidade de integridade de dados</text:span><text:line-break/></text:p>
      <text:p text:style-name="P190">A integridade de dados é um componente fundamental da segurança da informação. A necessidade de integridade de dados varia, com base em como a organização usa os dados. Por exemplo, o Facebook não verifica os dados que um usuário publica em um perfil. Um banco ou organização financeira atribui uma importância mais alta à integridade de dados do que o Facebook. As transações e as contas de clientes devem ser precisas. Em uma empresa de serviços de saúde, a integridade de dados pode ser uma questão de vida ou morte. As informações de prescrição devem ser precisas.</text:p>
      <text:p text:style-name="P149">A proteção da integridade de dados é um desafio constante para a maioria das empresas. A perda da integridade de dados pode tornar recursos de dados inteiros não confiáveis ou inutilizáveis.</text:p>
      <text:p text:style-name="P172">Verificações de integridade</text:p>
      <text:p text:style-name="P190">Uma verificação de integridade é uma forma de medir a consistência de uma coleta de dados (um arquivo, uma foto ou um registro). A verificação de integridade realiza um processo chamado de função hash para tirar um retrato de dados em um momento específico. A verificação de integridade usa o snapshot para garantir que os dados permaneçam inalterados.</text:p>
      <text:p text:style-name="P142">Uma soma de verificação é um exemplo de uma função hash. Uma soma de verificação verifica a integridade de arquivos, ou de strings de caracteres, antes e depois de serem transferidos de um dispositivo para outro por uma rede local ou pela Internet. As somas de verificação simplesmente convertem cada conjunto de informações para um valor e soma o total. Para testar a integridade de dados, um sistema de recebimento apenas repete o processo. Se as duas somas forem iguais, os dados são válidos (Figura 1). Se não forem iguais, uma mudança ocorreu em algum lugar ao longo da linha (Figura 2).</text:p>
      <text:p text:style-name="P142">Funções hash comuns incluem MD5, SHA-1, SHA-256 e SHA-512. Essas funções hash usam algoritmos matemáticos complexos. O valor de hash está simplesmente ali para comparação. Por exemplo, depois de baixar um arquivo, o usuário pode verificar a integridade do arquivo, comparando os valores de hash da fonte com o valor gerado por qualquer calculadora de hash.</text:p>
      <text:p text:style-name="P142">As empresas usam controle de versão para evitar alterações acidentais por usuários autorizados. Dois usuários não podem atualizar o mesmo objeto. Os objetos podem ser arquivos, registros de banco de dados ou transações. Por exemplo, o primeiro usuário a abrir um documento tem a permissão para alterar esse documento. A segunda pessoa tem uma versão somente leitura.</text:p>
      <text:p text:style-name="P142">Backups precisos ajudam a manter a integridade de dados, se os dados forem corrompidos. Uma empresa precisa verificar o seu processo de backup para garantir a integridade do backup, antes que ocorra perda de dados.</text:p>
      <text:p text:style-name="P142"><text:soft-page-break/>A autorização determina quem tem acesso aos recursos da empresa, de acordo com a necessidade de cada um. Por exemplo, controles de acesso de usuário e permissões de arquivo garantem que apenas determinados usuários possam modificar os dados. Um administrador pode definir as permissões de um arquivo como somente leitura. Como resultado, um usuário que acessa esse arquivo não pode fazer nenhuma alteração.</text:p>
      <text:p text:style-name="P139"><text:span text:style-name="T55">#</text:span><text:span text:style-name="T54">Disponibilidade</text:span></text:p>
      <text:p text:style-name="P106"><text:span text:style-name="T3">Manutenção de equipamentos, reparos de hardware, atualização de software e sistemas operacionais e criação de backups garantem a disponibilidade da rede e dos dados para usuários autorizados. Os planos devem estar implantados para recuperação rápida de catástrofes naturais ou provocadas pelo homem. Equipamentos de segurança ou software, como firewalls, protegem contra o período de inatividade devido a ataques de negação de serviço (Denial of Service - DoS). A negação de serviço ocorre quando um invasor tenta sobrecarregar os recursos para </text:span><text:span text:style-name="T26">que os serviços não estejam disponíveis para os usuários.</text:span></text:p>
      <text:p text:style-name="P74">Os cinco noves</text:p>
      <text:p text:style-name="P190">As pessoas usam vários sistemas de informação em suas vidas diariamente. Computadores e sistemas de informação controlam a comunicação, o transporte e a fabricação de produtos. A disponibilidade contínua dos sistemas de informação é fundamental para a vida moderna. O termo alta disponibilidade descreve sistemas concebidos para evitar períodos de inatividade. A alta disponibilidade garante um nível de desempenho por um período maior que o período normal. Sistemas de alta disponibilidade normalmente são projetados para incluírem três princípios (Figura 1):</text:p>
      <text:list xml:id="list733102927" text:style-name="L37">
        <text:list-item>
          <text:p text:style-name="P289">Eliminar pontos únicos de falha</text:p>
        </text:list-item>
      </text:list>
      <text:list xml:id="list1576486954" text:style-name="L38">
        <text:list-item>
          <text:p text:style-name="P290">Proporcionar transição confiável</text:p>
        </text:list-item>
      </text:list>
      <text:list xml:id="list3126237454" text:style-name="L39">
        <text:list-item>
          <text:p text:style-name="P291">Detectar falhas à medida que ocorrem</text:p>
        </text:list-item>
      </text:list>
      <text:p text:style-name="P142">O objetivo é a capacidade de continuar a operar em condições extremas, como durante um ataque. Dentre as práticas mais populares de alta disponibilidade estão os cinco noves. Os cinco noves referem-se a 99,999%. Isso significa que o período de inatividade é menos de 5,26 minutos por ano. A Figura 2 proporciona três abordagens para os cinco noves.</text:p>
      <text:p text:style-name="P199">Assegurando a disponibilidade</text:p>
      <text:p text:style-name="P23"/>
      <text:p text:style-name="P61">As empresas podem garantir a disponibilidade implementando o seguinte:</text:p>
      <text:list xml:id="list3584754638" text:style-name="L40">
        <text:list-item>
          <text:p text:style-name="P428">Manutenção de equipamentos</text:p>
        </text:list-item>
      </text:list>
      <text:list xml:id="list991843418" text:style-name="L41">
        <text:list-item>
          <text:p text:style-name="P429">Atualizações do sistema e do SO</text:p>
        </text:list-item>
      </text:list>
      <text:list xml:id="list641512992" text:style-name="L42">
        <text:list-item>
          <text:p text:style-name="P430">Teste de backup</text:p>
        </text:list-item>
      </text:list>
      <text:list xml:id="list1360371957" text:style-name="L43">
        <text:list-item>
          <text:p text:style-name="P431">Planejamento contra desastres</text:p>
        </text:list-item>
      </text:list>
      <text:list xml:id="list1508207651" text:style-name="L44">
        <text:list-item>
          <text:p text:style-name="P432">Implementações de novas tecnologias</text:p>
        </text:list-item>
      </text:list>
      <text:list xml:id="list4091327844" text:style-name="L45">
        <text:list-item>
          <text:p text:style-name="P433">Monitoramento de atividades incomuns</text:p>
        </text:list-item>
      </text:list>
      <text:list xml:id="list2503281411" text:style-name="L46">
        <text:list-item>
          <text:p text:style-name="P434">Teste de disponibilidade</text:p>
        </text:list-item>
      </text:list>
      <text:p text:style-name="P42"><text:soft-page-break/></text:p>
      <text:p text:style-name="P75">Tipos de armazenamento de dados</text:p>
      <text:p text:style-name="P42">Dados armazenados são dados em repouso. Dados em repouso significa que um tipo de dispositivo de armazenamento retém os dados quando nenhum usuário ou processo os está usando. Um dispositivo de armazenamento pode ser local (em um dispositivo de computação) ou centralizado (na rede). Existem várias opções para armazenamento de dados.</text:p>
      <text:p text:style-name="P142">Armazenamento local (DAS) é um armazenamento conectado a um computador. Um disco rígido ou flash drive USB é um exemplo de armazenamento local. Por padrão, os sistemas não são configurados para compartilhar o armazenamento com conexão direta.</text:p>
      <text:p text:style-name="P142">A Matriz redundante de riscos independentes (RAID) usa vários discos rígidos em uma matriz, o que é um método de combinação de vários discos para que o sistema operacional os veja como um único disco. A RAID fornece desempenho melhorado e tolerância a falhas.</text:p>
      <text:p text:style-name="P142">Um dispositivo de armazenamento em rede (NAS) é um dispositivo de armazenamento conectado a uma rede que permite o armazenamento e a recuperação de dados de um local centralizado por usuários de rede autorizados. Os dispositivos NAS são flexíveis e escaláveis, o que significa que os administradores podem aumentar a capacidade, conforme precisarem.</text:p>
      <text:p text:style-name="P142">Uma arquitetura SAN (storage area network, rede de área de armazenamento) é um sistema de armazenamento em rede. Os sistemas SAN conectam-se à rede usando interfaces de alta velocidade que permitem desempenho melhorado e a habilidade de conectar vários servidores em um repositório de armazenamento de disco centralizado.</text:p>
      <text:p text:style-name="P146">Armazenamento em nuvem é uma opção de armazenamento remoto que usa o espaço em um provedor de data center e é acessível de qualquer computador com acesso à Internet. Google Drive, iCloud e Dropbox são exemplos de provedores de armazenamento em nuvem.</text:p>
      <text:p text:style-name="P178">Desafios da proteção dos dados armazenados</text:p>
      <text:p text:style-name="P146">As empresas têm uma tarefa desafiadora, ao tentar proteger os dados armazenados. Para melhorar o armazenamento de dados, as empresas podem automatizar e centralizar os backups de dados.</text:p>
      <text:p text:style-name="P142">O local pode ser um dos tipos mais difíceis de armazenamento de dados para gerenciar e controlar. O local é vulnerável a ataques mal-intencionados no host local. Os dados armazenados também podem incluir dados de backup. Os backups podem ser manuais ou automáticos. As empresas devem limitar os tipos de dados armazenados no armazenamento local. Especialmente os dados essenciais de uma empresa não deveriam ser armazenados em dispositivos de armazenamento local.</text:p>
      <text:p text:style-name="P142">Os sistemas de armazenamento em rede proporcionam uma opção mais segura. Os sistemas de armazenamento em rede, incluindo RAID, SAN e NAS, proporcionam maior desempenho e redundância. No entanto, os sistemas de armazenamento em rede são mais complicados de configurar e gerenciar. Eles também suportam mais dados, o que pode representar um risco maior para a empresa, se o dispositivo falhar. Os desafios dos sistemas de armazenamento em rede incluem configuração, testes e monitoramento do sistema.</text:p>
      <text:p text:style-name="P146"/>
      <text:p text:style-name="P201"/>
      <text:p text:style-name="P42"/>
      <text:h text:style-name="P238" text:outline-level="1"><text:soft-page-break/>Métodos de transmissão de dados</text:h>
      <text:p text:style-name="P194">A transmissão de dados envolve o envio de informações de um dispositivo para outro. Há vários métodos para transmitir informações entre dispositivos, incluindo:</text:p>
      <text:list xml:id="list3490364426" text:style-name="L47">
        <text:list-item>
          <text:p text:style-name="P410"><text:span text:style-name="T111">Rede sigilosa</text:span> – usa mídia removível para transferir fisicamente os dados de um computador para outro</text:p>
        </text:list-item>
      </text:list>
      <text:list xml:id="list3586114778" text:style-name="L48">
        <text:list-item>
          <text:p text:style-name="P411"><text:span text:style-name="T111">Redes cabeadas </text:span>– usam cabos para transmitir dados</text:p>
        </text:list-item>
      </text:list>
      <text:list xml:id="list3256316566" text:style-name="L49">
        <text:list-item>
          <text:p text:style-name="P412"><text:span text:style-name="T111">Redes sem fio </text:span>– usam ondas de rádio para transmitir dados</text:p>
        </text:list-item>
      </text:list>
      <text:p text:style-name="P158">As empresas nunca conseguirão eliminar o uso de uma rede sigilosa.</text:p>
      <text:p text:style-name="P158">As redes cabeadas incluem redes com fio de cobre e mídia de fibra óptica. As redes cabeadas podem atender a uma área geográfica local (Rede de área local) ou podem englobar grandes distâncias (rede de longa distância).</text:p>
      <text:p text:style-name="P158">As redes sem fio estão substituindo as redes cabeadas. As redes sem fio estão se tornando mais rápidas e podem suportar mais largura de banda. As redes sem fio expandem o número de usuários convidados com dispositivos móveis nas redes do escritório pequeno, do escritório residencial (SOHO) e nas redes empresariais.</text:p>
      <text:p text:style-name="P158">As redes com e sem fio usam pacotes ou unidades de dados. O termo pacote refere-se a uma unidade de dados que percorre o caminho entre uma origem e um destino na rede. Protocolos padrão como o protocolo de Internet (IP) e o protocolo de transferência de hipertexto (HTTP) definem a estrutura e a formação de pacotes de dados. Esses padrões têm código aberto e estão disponíveis ao público. Proteger a confidencialidade, a integridade e a disponibilidade dos dados transmitidos é uma das responsabilidades mais importantes de um profissional de segurança cibernética.</text:p>
      <text:h text:style-name="P210" text:outline-level="1">Desafios da proteção dos dados em trânsito</text:h>
      <text:p text:style-name="P203"/>
      <text:p text:style-name="P190">A proteção de dados transmitidos é um dos trabalhos mais desafiadores de um profissional de segurança cibernética. Com o crescimento em dispositivos móveis e sem fios, os profissionais de segurança cibernética são responsáveis por proteger enormes quantidades de dados que passam pela sua rede diariamente. O profissional de segurança cibernética deve lidar com vários desafios na proteção desses dados:</text:p>
      <text:list xml:id="list160991677" text:style-name="L50">
        <text:list-item>
          <text:p text:style-name="P292">Proteção da confidencialidade dos dados – os criminosos virtuais podem capturar, salvar e roubar dados em trânsito. Os profissionais da segurança cibernética devem tomar medidas para combater essas ações.</text:p>
        </text:list-item>
      </text:list>
      <text:list xml:id="list260272010" text:style-name="L51">
        <text:list-item>
          <text:p text:style-name="P293">Proteção da integridade de dados – os criminosos virtuais podem interceptar e modificar dados em trânsito. Os profissionais de segurança cibernética implantam sistemas de integridade de dados que testam a integridade e a autenticidade dos dados transmitidos para combater essas ações.</text:p>
        </text:list-item>
      </text:list>
      <text:list xml:id="list2543740733" text:style-name="L52">
        <text:list-item>
          <text:p text:style-name="P294">Proteção da disponibilidade dos dados - os criminosos virtuais podem usar dispositivos falsos ou não autorizados para interromper a disponibilidade dos dados. Um simples dispositivo móvel pode servir como um access point sem fio local e enganar usuários desavisados para se associarem a um dispositivo falso. Os criminosos virtuais podem sequestrar uma conexão autorizada a um serviço ou dispositivo protegido. Os profissionais <text:soft-page-break/>de segurança de rede podem implementar sistemas de autenticação mútua para combater essas ações. Os sistemas de autenticação mútua exigem que o usuário se autentique no servidor e solicitam que o servidor se autentique no usuário</text:p>
        </text:list-item>
      </text:list>
      <text:h text:style-name="P207" text:outline-level="1">Formas de processamento de dados e computação</text:h>
      <text:p text:style-name="P204"/>
      <text:p text:style-name="P190">O terceiro estado dos dados são os dados em processamento. Esse estado se refere aos dados durante a entrada inicial, a modificação, o cálculo ou a saída.</text:p>
      <text:p text:style-name="P142">A proteção da integridade de dados começa com a entrada inicial dos dados. As organizações usam vários métodos para coletar dados, como entrada manual de dados, digitalização de formulários, carregamentos de arquivos e dados coletados dos sensores. Cada um desses métodos impõe possíveis ameaças à integridade de dados. Um exemplo de corrupção de dados durante o processo de entrada inclui erros de entrada de dados ou sensores de sistema inoperantes, desconectados ou com mau funcionamento. Outros exemplos podem incluir formatos de dados incorretos ou não correspondentes e rotulagem errada.</text:p>
      <text:p text:style-name="P142">A modificação dos dados refere-se a qualquer mudança nos dados originais, como modificação manual dos dados pelos usuários, processamento de programas e alteração dos dados, além de falhas em equipamentos que podem resultar em modificação dos dados. Processos como codificação/decodificação, compactação/descompactação e criptografia/descriptografia são todos exemplos de modificações de dados. Código malicioso também resulta em corrupção dos dados.</text:p>
      <text:p text:style-name="P142">A corrupção de dados também ocorre durante o processo de saída de dados. Saída de dados refere-se à saída de dados para impressoras, displays eletrônicos ou diretamente para outros dispositivos. A precisão dos dados de saída é fundamental, pois fornece informações e influencia a tomada de decisões. Exemplos de corrupção dos dados de saída incluem o uso incorreto de delimitadores de dados, configurações de comunicação incorretas e configuração inadequada de impressoras.</text:p>
      <text:h text:style-name="P207" text:outline-level="1">Desafios da proteção dos dados em processamento</text:h>
      <text:p text:style-name="P201"/>
      <text:p text:style-name="P190">A proteção contra a modificação inválida de dados durante o processamento pode ter um efeito adverso. Erros de software são o motivo de muitos acidentes e desastres. Por exemplo, apenas duas semanas antes do Natal, alguns varejistas parceiros da Amazon perceberam uma mudança no preço anunciado em seus artigos para apenas um centavo de dólar. A falha durou uma hora. O erro resultou em milhares de compradores fazendo o melhor negócio de suas vidas e na empresa perdendo receitas. Em 2016, o termostato Nest apresentou defeito e deixou os usuários sem aquecimento. O termostato Nest é uma tecnologia inteligente, da Google. Uma falha de software deixou os usuários, literalmente, no frio. Uma atualização deu errado, drenando as baterias do dispositivo e deixando-o incapaz de controlar a temperatura. Como resultado, os clientes não conseguiram aquecer suas casas ou obter água quente em um dos fins de semana mais frios do ano.</text:p>
      <text:p text:style-name="P147">A proteção de dados durante o processamento requer sistemas bem projetados. Os profissionais de segurança cibernética criam políticas e procedimentos que exigem teste, manutenção e atualização de sistemas para mantê-los funcionando com o mínimo de erros.</text:p>
      <text:p text:style-name="P173">Proteções de tecnologia baseadas em software</text:p>
      <text:p text:style-name="P201"/>
      <text:p text:style-name="P142"/>
      <text:p text:style-name="P190"/>
      <text:p text:style-name="P190"><text:soft-page-break/>As proteções de tecnologia incluem programas e serviços que protegem sistemas operacionais, bancos de dados e outros serviços sendo executados em estações de trabalho, dispositivos portáteis e servidores. Os administradores instalam contramedidas ou proteções baseadas em software em hosts ou servidores individuais. Existem várias tecnologias baseadas em software usadas para proteger os ativos de uma empresa:</text:p>
      <text:list xml:id="list4011423821" text:style-name="L53">
        <text:list-item>
          <text:p text:style-name="P295">Os firewalls de software controlam o acesso remoto a um software. Os sistemas operacionais normalmente incluem um firewall ou um usuário pode comprar ou fazer download de software de terceiros.</text:p>
        </text:list-item>
      </text:list>
      <text:list xml:id="list1967011836" text:style-name="L54">
        <text:list-item>
          <text:p text:style-name="P296">Scanners de rede e de porta detectam e monitoram portas abertas em um host ou servidor.</text:p>
        </text:list-item>
      </text:list>
      <text:list xml:id="list4147579031" text:style-name="L55">
        <text:list-item>
          <text:p text:style-name="P297">Analisadores de protocolo, ou analisadores de assinatura, são dispositivos que coletam e examinam o tráfego de rede. Eles identificam problemas de desempenho, detectam problemas de configuração, identificam aplicativos com comportamento inadequado, estabelecem o parâmetro e os padrões de tráfego normal e depuram problemas de comunicação.</text:p>
        </text:list-item>
      </text:list>
      <text:list xml:id="list2299497470" text:style-name="L56">
        <text:list-item>
          <text:p text:style-name="P298">Scanners de vulnerabilidades são programas de computador projetados para avaliar os pontos fracos em computadores ou redes.</text:p>
        </text:list-item>
      </text:list>
      <text:list xml:id="list1928665274" text:style-name="L57">
        <text:list-item>
          <text:p text:style-name="P299">Sistemas de detecção de invasão baseados em host (IDS) examinam as atividades apenas em sistemas de host. Um IDS gera arquivos de log e mensagens de alarme quando detecta atividade incomum. Um sistema que armazena dados confidenciais ou que presta serviços essenciais é um candidato para IDS baseado em host.</text:p>
        </text:list-item>
      </text:list>
      <text:h text:style-name="P210" text:outline-level="1">Proteções de tecnologia baseadas em hardware</text:h>
      <text:p text:style-name="P190"/>
      <text:p text:style-name="P190">Existem várias tecnologias baseadas em hardware usadas para proteger os ativos de uma empresa:</text:p>
      <text:list xml:id="list2359050510" text:style-name="L58">
        <text:list-item>
          <text:p text:style-name="P300">Dispositivos de firewall bloqueiam o tráfego indesejado. Os firewalls contêm regras que definem o tráfego permitido dentro e fora de uma rede.</text:p>
        </text:list-item>
      </text:list>
      <text:list xml:id="list4282289226" text:style-name="L59">
        <text:list-item>
          <text:p text:style-name="P301">Sistemas de detecção de invasão (IDS) detectam sinais de ataques ou tráfego incomum em uma rede e enviam um alerta.</text:p>
        </text:list-item>
      </text:list>
      <text:list xml:id="list1943076789" text:style-name="L60">
        <text:list-item>
          <text:p text:style-name="P302">Sistemas de prevenção de intrusões (IPS) detectam sinais de ataques ou tráfego incomum em uma rede, geram um alerta e tomam medidas corretivas.</text:p>
        </text:list-item>
      </text:list>
      <text:list xml:id="list4251297302" text:style-name="L61">
        <text:list-item>
          <text:p text:style-name="P303">Os serviços de filtros de conteúdo controlam o acesso e a transmissão de conteúdo ofensivo ou censurável.</text:p>
        </text:list-item>
      </text:list>
      <text:h text:style-name="P207" text:outline-level="1">Proteções de tecnologia baseadas em rede</text:h>
      <text:p text:style-name="P190"/>
      <text:p text:style-name="P190">Existem várias tecnologias baseadas em rede usadas para proteger os ativos da empresa:</text:p>
      <text:list xml:id="list1605090965" text:style-name="L62">
        <text:list-item>
          <text:p text:style-name="P304">Rede privada virtual (VPN) é uma rede virtual segura que usa a rede pública (ou seja, a Internet). A segurança de uma VPN está na criptografia do conteúdo do pacote entre os endpoints que definem a VPN.</text:p>
        </text:list-item>
      </text:list>
      <text:list xml:id="list3031263907" text:style-name="L63">
        <text:list-item>
          <text:p text:style-name="P305">Network Access Control (NAC) requer um conjunto de verificações antes de permitir que um dispositivo se conecte a uma rede. Algumas verificações comuns incluem software antivírus atualizados ou atualizações do sistema operacional instaladas.</text:p>
        </text:list-item>
      </text:list>
      <text:list xml:id="list3508575594" text:style-name="L64">
        <text:list-item>
          <text:p text:style-name="P306">Segurança de access point sem fio inclui a implementação de autenticação e criptografia.</text:p>
        </text:list-item>
      </text:list>
      <text:h text:style-name="P207" text:outline-level="1"><text:soft-page-break/>Proteções de tecnologia baseadas na nuvem</text:h>
      <text:p text:style-name="P201"/>
      <text:p text:style-name="P190">As tecnologias baseadas na nuvem mudam o componente de tecnologia da organização para o provedor de nuvem. Os três principais serviços de computação em nuvem são:</text:p>
      <text:list xml:id="list703440929" text:style-name="L65">
        <text:list-item>
          <text:p text:style-name="P307">Software as a Service (SaaS) permite aos usuários ter acesso a bancos de dados e software de aplicativo. Os provedores de nuvem gerenciam a infraestrutura. Os usuários armazenam dados nos servidores do provedor de nuvem.</text:p>
        </text:list-item>
      </text:list>
      <text:list xml:id="list2179493667" text:style-name="L66">
        <text:list-item>
          <text:p text:style-name="P308">Infrastructure as a Service (IaaS) fornece recursos de computação virtualizados pela Internet. O provedor hospeda o hardware, o software, os servidores e os componentes de armazenamento.</text:p>
        </text:list-item>
      </text:list>
      <text:list xml:id="list106796536" text:style-name="L67">
        <text:list-item>
          <text:p text:style-name="P309">Platform as a Service (PaaS) proporciona acesso a ferramentas e serviços de desenvolvimento usados para entregar os aplicativos.</text:p>
        </text:list-item>
      </text:list>
      <text:p text:style-name="P142">Os provedores de serviços de nuvem ampliaram essas opções para incluir IT as a Service (ITaaS), que proporciona suporte para os modelos de serviço IaaS, PaaS e SaaS. No modelo ITaaS, a empresa contrata serviços individuais ou em pacote com o provedor de serviços em nuvem.</text:p>
      <text:p text:style-name="P142">Provedores de serviços de nuvem usam dispositivos de segurança virtual que são executados dentro de um ambiente virtual com um sistema operacional pré-preparado em pacotes, codificado, sendo executado em hardware virtualizado.</text:p>
      <text:h text:style-name="P207" text:outline-level="1">Implementação de educação e treinamento em segurança cibernética</text:h>
      <text:p text:style-name="P190"/>
      <text:p text:style-name="P42">Investir muito dinheiro em tecnologia não fará diferença se as pessoas dentro da empresa forem o elo mais fraco da segurança cibernética. Um programa de conscientização sobre segurança é extremamente importante para uma organização. Um funcionário pode não ser intencionalmente malicioso, mas simplesmente desconhecer quais são os procedimentos adequados. Há várias formas de implementar um programa de treinamento formal:</text:p>
      <text:list xml:id="list3390695897" text:style-name="L68">
        <text:list-item>
          <text:p text:style-name="P310">Torne o treinamento de conscientização de segurança uma parte do processo de integração do funcionário</text:p>
        </text:list-item>
      </text:list>
      <text:list xml:id="list2174528005" text:style-name="L69">
        <text:list-item>
          <text:p text:style-name="P311">Vincule a conscientização de segurança aos requisitos do trabalho ou às avaliações de desempenho</text:p>
        </text:list-item>
      </text:list>
      <text:list xml:id="list979276119" text:style-name="L70">
        <text:list-item>
          <text:p text:style-name="P312">Realize sessões de treinamento presenciais</text:p>
        </text:list-item>
      </text:list>
      <text:list xml:id="list936034147" text:style-name="L71">
        <text:list-item>
          <text:p text:style-name="P313">Complete cursos on-line</text:p>
        </text:list-item>
      </text:list>
      <text:p text:style-name="P142">A conscientização de segurança deve ser um processo contínuo, já que novas ameaças e técnicas estão sempre surgindo.</text:p>
      <text:h text:style-name="P238" text:outline-level="1">Estabelecimento de uma cultura de conscientização de segurança cibernética</text:h>
      <text:p text:style-name="P190">Os membros de uma empresa devem ter consciência das políticas de segurança e ter o conhecimento para fazer parte da segurança de suas atividades diárias.</text:p>
      <text:p text:style-name="P142">Um programa de conscientização de segurança ativo depende:</text:p>
      <text:list xml:id="list305115148" text:style-name="L72">
        <text:list-item>
          <text:p text:style-name="P314">Do ambiente da empresa</text:p>
        </text:list-item>
      </text:list>
      <text:list xml:id="list2447951603" text:style-name="L73">
        <text:list-item>
          <text:p text:style-name="P315">Do nível de ameaça</text:p>
        </text:list-item>
      </text:list>
      <text:p text:style-name="P142"><text:soft-page-break/>A criação de uma cultura de conscientização de segurança cibernética é um esforço contínuo que requer a liderança da alta gerência e o compromisso de todos os usuários e funcionários. Afetar a cultura de segurança cibernética de uma empresa começa com o estabelecimento de políticas e procedimentos pela gerência. Por exemplo, muitas empresas têm dias de conscientização de segurança cibernética. As empresas também podem publicar banners e sinalização para aumentar a conscientização geral de segurança cibernética. A criação de seminários e workshops de orientação de segurança cibernética ajudam a aumentar a conscientização.</text:p>
      <text:h text:style-name="P207" text:outline-level="1">Políticas</text:h>
      <text:p text:style-name="P201"/>
      <text:p text:style-name="P190">Uma política de segurança é um conjunto de objetivos de segurança para uma empresa que inclui regras de comportamento para os usuários e administradores e especifica os requisitos do sistema. Esses objetivos, regras e requisitos garantem, juntos, a segurança da rede, dos dados e dos sistemas de computador de uma organização.</text:p>
      <text:p text:style-name="P142">Uma política de segurança abrangente realiza várias tarefas:</text:p>
      <text:list xml:id="list839792904" text:style-name="L74">
        <text:list-item>
          <text:p text:style-name="P316">Demonstra um comprometimento da empresa com a segurança.</text:p>
        </text:list-item>
      </text:list>
      <text:list xml:id="list3768881205" text:style-name="L75">
        <text:list-item>
          <text:p text:style-name="P317">Define as regras para o comportamento esperado.</text:p>
        </text:list-item>
      </text:list>
      <text:list xml:id="list2814090572" text:style-name="L76">
        <text:list-item>
          <text:p text:style-name="P318">Isso garante a consistência nas operações do sistema, nas aquisições, no uso e na manutenção de hardware e de software.</text:p>
        </text:list-item>
      </text:list>
      <text:list xml:id="list3461491623" text:style-name="L77">
        <text:list-item>
          <text:p text:style-name="P319">Define as consequências jurídicas das violações.</text:p>
        </text:list-item>
      </text:list>
      <text:list xml:id="list1327316595" text:style-name="L78">
        <text:list-item>
          <text:p text:style-name="P320">Dá o apoio da gerência à equipe de segurança.</text:p>
        </text:list-item>
      </text:list>
      <text:p text:style-name="P142">Políticas de segurança informam os usuários, funcionários e gerentes dos requisitos de uma empresa para a proteção de ativos de tecnologia e de informação. Uma política de segurança também especifica os mecanismos necessários para atender aos requisitos de segurança.</text:p>
      <text:p text:style-name="P142">Como mostrado na figura, uma política de segurança normalmente inclui:</text:p>
      <text:list xml:id="list3125342451" text:style-name="L79">
        <text:list-item>
          <text:p text:style-name="P321">Políticas de identificação e autenticação -Especifica pessoas autorizadas para acesso aos recursos de rede e define procedimentos de verificação.</text:p>
        </text:list-item>
      </text:list>
      <text:list xml:id="list3201877201" text:style-name="L80">
        <text:list-item>
          <text:p text:style-name="P322">Políticas de senhas - Garante que as senhas atendam aos requisitos mínimos e sejam alteradas regularmente.</text:p>
        </text:list-item>
      </text:list>
      <text:list xml:id="list1154807726" text:style-name="L81">
        <text:list-item>
          <text:p text:style-name="P323">Políticas de uso aceitável -Identifica os recursos e o uso da rede que são aceitáveis para a empresa. Também pode identificar ramificações para violações de política.</text:p>
        </text:list-item>
      </text:list>
      <text:list xml:id="list3800060601" text:style-name="L82">
        <text:list-item>
          <text:p text:style-name="P324">Políticas de acesso remoto - Identifica como os usuários remotos podem acessar uma rede e o que é remotamente acessível.</text:p>
        </text:list-item>
      </text:list>
      <text:list xml:id="list2844393648" text:style-name="L83">
        <text:list-item>
          <text:p text:style-name="P325">Políticas de manutenção de rede - Especifica procedimentos de atualização de sistemas operacionais e de aplicativos de usuários finais dos dispositivos de rede.</text:p>
        </text:list-item>
      </text:list>
      <text:list xml:id="list3983814469" text:style-name="L84">
        <text:list-item>
          <text:p text:style-name="P326">Políticas de tratamento de incidentes - Descreve como os incidentes de segurança são tratados.</text:p>
        </text:list-item>
      </text:list>
      <text:p text:style-name="P148">Um dos componentes de política de segurança mais comuns é uma política de uso aceitável (AUP). Esse componente define o que os usuários podem ou não fazer nos vários componentes do sistema. A AUP deve ser o mais explícita possível, para evitar mal-entendidos. Por exemplo, uma AUP lista <text:soft-page-break/>sites, grupos de notícias ou aplicativos específicos de uso intensivo de largura de banda que os usuários não podem acessar usando computadores ou a rede da empresa.</text:p>
      <text:p text:style-name="P179">Padrões</text:p>
      <text:p text:style-name="P190">Os padrões ajudam uma equipe de TI a manter a consistência no funcionamento da rede. Documentos de padrões proporcionam as tecnologias que usuários ou programas específicos precisam, além de qualquer requisito ou critério de programa que uma empresa deve seguir. Isso ajuda a equipe de TI melhorar a eficiência e simplicidade no design, manutenção e solução de problemas.</text:p>
      <text:p text:style-name="P142">Um dos princípios de segurança mais importantes é a consistência. Por esse motivo, é necessário que as empresas estabeleçam padrões. Cada empresa desenvolve padrões para suporte de seu único ambiente operacional. Por exemplo, uma empresa estabelece uma política de senhas. O padrão é que as senhas requerem um mínimo de oito caracteres alfanuméricos maiúsculos e minúsculos, incluindo pelo menos um caractere especial. Um usuário deve alterar a senha a cada 30 dias e um histórico das 12 senhas anteriores garante que o usuário crie senhas exclusivas durante um ano.</text:p>
      <text:h text:style-name="P207" text:outline-level="1">Diretrizes</text:h>
      <text:p text:style-name="P190"/>
      <text:p text:style-name="P190">As diretrizes são uma lista de sugestões sobre como fazer as coisas de forma mais eficiente e com segurança. Eles são semelhantes aos padrões, mas mais flexíveis e, geralmente, não são obrigatórios. As diretrizes definem como os padrões são desenvolvidos e garantem adesão às políticas de segurança gerais.</text:p>
      <text:p text:style-name="P142">Algumas das orientações mais úteis compõem as melhores práticas de uma empresa. Além das melhores práticas definidas de uma empresa, as orientações também estão disponíveis das seguintes instituições:</text:p>
      <text:list xml:id="list3237731203" text:style-name="L85">
        <text:list-item>
          <text:p text:style-name="P327">Centro de recursos de segurança de computador do Instituto Nacional de Padrões e Tecnologia (NIST) (Figura 1)</text:p>
        </text:list-item>
      </text:list>
      <text:list xml:id="list2520999362" text:style-name="L86">
        <text:list-item>
          <text:p text:style-name="P328">Orientações de configuração de segurança nacional (NSA) (Figura 2)</text:p>
        </text:list-item>
      </text:list>
      <text:list xml:id="list161951327" text:style-name="L87">
        <text:list-item>
          <text:p text:style-name="P329">O padrão de critérios comuns (Figura 3)</text:p>
        </text:list-item>
      </text:list>
      <text:p text:style-name="P142">Usando o exemplo de políticas de senha, uma diretriz é uma sugestão de que o usuário use uma frase como "I have a dream" e converta-a para uma senha forte, Ihv@dr3@m. O usuário pode criar outras senhas com essa frase, alterando o número, movendo o símbolo ou alterando o sinal de pontuação.</text:p>
      <text:h text:style-name="P207" text:outline-level="1">Procedimentos</text:h>
      <text:p text:style-name="P201"/>
      <text:p text:style-name="P190">Documentos de procedimentos são mais longos e mais detalhados que os padrões e diretrizes. Documentos de procedimentos incluem detalhes de implementação que normalmente contêm instruções e gráficos passo a passo.</text:p>
      <text:p text:style-name="P142">A figura mostra um exemplo do procedimento usado para alterar uma senha. Grandes empresas devem usar documentos de procedimentos para manter a consistência de implantação que é necessária para um ambiente seguro.</text:p>
      <text:p text:style-name="P190"/>
      <text:p text:style-name="P42"/>
      <text:h text:style-name="P238" text:outline-level="1"><text:soft-page-break/>Visão geral do modelo</text:h>
      <text:p text:style-name="P190">Os profissionais de segurança precisam proteger as informações de ponta a ponta na organização. Essa é uma tarefa muito importante e não devemos esperar que um único indivíduo tenha todo o conhecimento necessário. A Organização internacional de normalização (ISO) / Comissão eletrotécnica internacional (IEC) desenvolveram uma estrutura abrangente para orientar o gerenciamento de segurança da informação. O modelo de segurança cibernética da ISO/IEC é para profissionais de segurança cibernética o que o modelo de rede OSI é para engenheiros de rede. Ambos proporcionam uma estrutura para entendimento e abordagem de tarefas complexas. </text:p>
      <text:h text:style-name="P238" text:outline-level="1">Domínios de segurança cibernética</text:h>
      <text:p text:style-name="P190">ISO/IEC 27000 é um padrão de segurança da informação publicada em 2005 e revisada em 2013. A ISO publica os padrões ISO 27000. Embora os padrões não sejam obrigatórios, a maioria dos países os usa como uma estrutura de fato para implementação da segurança da informação.</text:p>
      <text:p text:style-name="P142">Os padrões ISO 27000 descrevem a implementação de um sistema de gerenciamento de segurança da informação abrangente (ISMS). Um ISMS consiste em todos os controles administrativos, técnicos e operacionais para manter a informação segura dentro de uma empresa. Doze domínios independentes representam os componentes do padrão ISO 27000. Esses doze domínios servem para organizar, em alto nível, as vastas áreas de informações cobertas pela segurança da informação.</text:p>
      <text:p text:style-name="P142">A estrutura do modelo de segurança cibernética ISO é diferente do modelo OSI, pois usa domínios, e não camadas, para descrever as categorias de segurança. O motivo para isso é que o modelo de segurança cibernética ISO não é uma relação hierárquica. É um modelo não hierárquico, em que cada domínio tem uma relação direta com os outros domínios. O modelo de segurança cibernética ISO 27000 é muito semelhante ao modelo OSI e é vital para os especialistas em segurança cibernética entender esses dois modelos para ter sucesso.</text:p>
      <text:p text:style-name="P142">Clique em cada domínio da figura para obter uma breve descrição.</text:p>
      <text:p text:style-name="P142">Os doze domínios servem como uma base comum para o desenvolvimento de padrões de segurança organizacional e de práticas eficazes de gerenciamento de segurança. Também ajudam a facilitar a comunicação entre as empresas.</text:p>
      <text:h text:style-name="P209" text:outline-level="1">Objetivos de controle</text:h>
      <text:p text:style-name="P201"/>
      <text:p text:style-name="P187">Os doze domínios consistem em objetivos de controle definidos na parte 27001 do padrão. Os objetivos de controle definem os requisitos de alto nível para implementar um ISM abrangente. A equipe de gerência de uma empresa usa os objetivos de controle do padrão ISO 27001 para definir e publicar as políticas de segurança da empresa. Os objetivos de controle proporcionam uma checklist que deve ser usada durante as auditorias de gerenciamento de segurança. Muitas empresas precisam passar uma auditoria de ISMS para ganhar uma designação de conformidade com ISO 27001.</text:p>
      <text:p text:style-name="P160">Certificação e conformidade proporcionam confiança para duas empresas que precisam confiar nos dados confidenciais uma da outra. Auditorias de conformidade e de segurança provam que as empresas estão melhorando continuamente seu sistema de gerenciamento de segurança da informação.</text:p>
      <text:p text:style-name="P160">A seguir temos um exemplo de um objetivo de controle:</text:p>
      <text:p text:style-name="P160"><text:soft-page-break/>Controlar o acesso a redes usando os mecanismos de autenticação adequados para os usuários e equipamentos.</text:p>
      <text:p text:style-name="P187"/>
      <text:h text:style-name="P209" text:outline-level="1">Controles</text:h>
      <text:p text:style-name="P201"/>
      <text:p text:style-name="P193">O padrão ISO/IEC 27002 define controles de sistema de gerenciamento de segurança da informação. Os controles são mais detalhados que objetivos. Os objetivos de controle informam à empresa o que fazer. Controles definem como atingir o objetivo.</text:p>
      <text:p text:style-name="P142">Com base no objetivo de controle, para controle de acesso a redes usando os mecanismos de autenticação adequados para usuários e equipamentos, o controle seria:</text:p>
      <text:p text:style-name="P168">Use senhas fortes. Uma senha forte é composta de pelo menos oito caracteres que são uma combinação de letras, números e símbolos (@, #, $, %, etc.) se permitido. As senhas diferenciam maiúsculas de minúsculas, portanto, uma senha forte contém letras em maiúsculas e minúsculas.</text:p>
      <text:p text:style-name="P142">Profissionais de segurança cibernética reconhecem o seguinte:</text:p>
      <text:list xml:id="list1918258766" text:style-name="L88">
        <text:list-item>
          <text:p text:style-name="P330">Controles não são obrigatórios, mas são amplamente aceitos e adotados.</text:p>
        </text:list-item>
      </text:list>
      <text:list xml:id="list1268332899" text:style-name="L89">
        <text:list-item>
          <text:p text:style-name="P331">Os controles devem manter neutralidade de fornecedor para evitar a aparência de endossar um produto ou empresa específico.</text:p>
        </text:list-item>
      </text:list>
      <text:list xml:id="list1558103985" text:style-name="L90">
        <text:list-item>
          <text:p text:style-name="P332">Controles são como diretrizes. Isso significa que pode haver mais de uma maneira de atingir o objetivo.</text:p>
        </text:list-item>
      </text:list>
      <text:h text:style-name="P209" text:outline-level="1">O modelo de segurança cibernética ISO e a Tríade CIA</text:h>
      <text:p text:style-name="P193"/>
      <text:p text:style-name="P193">O padrão ISO 27000 é uma estrutura universal para cada tipo de empresa. Para usar a estrutura de forma eficaz, uma organização deve limitar quais domínios, objetivos de controle e controles aplicar a seu ambiente e a suas operações.</text:p>
      <text:p text:style-name="P142">Os objetivos de controle da ISO 27001 serve como uma lista de verificação. A primeira etapa realizada por uma organização é determinar se esses objetivos de controle são aplicáveis à organização. A maioria das empresas geram um documento chamado Declaração de aplicabilidade (SOA). A SOA define quais objetivos de controle a empresa precisa usar.</text:p>
      <text:p text:style-name="P142">Diferentes empresas colocam maior prioridade sobre a confidencialidade, integridade e disponibilidade, dependendo do tipo de setor. Por exemplo, a Google coloca o valor mais alto na disponibilidade e confidencialidade de dados do usuário e menos na integridade. A Google não verifica os dados do usuário. A Amazon coloca alta ênfase na disponibilidade. Se o site não estiver disponível, a Amazon não faz a venda. Isso não significa que a Amazon ignora a confidencialidade em favor da disponibilidade. A Amazon só coloca uma prioridade mais alta na disponibilidade. Portanto, a Amazon pode gastar mais recursos para garantir que existam mais servidores disponíveis para processar as compras dos clientes.</text:p>
      <text:p text:style-name="P142">Uma empresa adapta seu uso dos objetivos de controle e dos controles disponíveis para melhor atender as suas prioridades em matéria de confidencialidade, integridade e disponibilidade.</text:p>
      <text:h text:style-name="P209" text:outline-level="1">O modelo de segurança cibernética ISO e os estados dos dados</text:h>
      <text:p text:style-name="P190"/>
      <text:p text:style-name="P190"><text:soft-page-break/>Diferentes grupos na organização podem ser responsáveis pelos dados em cada um dos vários estados. Por exemplo, o grupo de segurança da rede é responsável pelos dados durante a transmissão. Os programadores e o pessoal de entrada de dados são responsáveis pelos dados durante o processamento. Os especialistas de suporte a hardware e servidor são responsáveis pelos dados armazenados. Os controles ISO abordam, especificamente, os objetivos de segurança dos dados em cada um dos três estados.</text:p>
      <text:p text:style-name="P142">Nesse exemplo, os representantes de cada um dos três grupos ajudam a identificar os controles que são aplicáveis e a prioridade de cada controle em sua área. O representante do grupo de segurança de rede identifica os controles, garantindo a confidencialidade, a integridade e a disponibilidade de todos os dados transmitidos.</text:p>
      <text:h text:style-name="P207" text:outline-level="1">O modelo de segurança cibernética ISO e proteções</text:h>
      <text:p text:style-name="P190"/>
      <text:p text:style-name="P190">Os objetivos do controle ISO 27001 estão diretamente relacionados às políticas, aos procedimentos e às diretrizes de segurança cibernética da organização, determinados pela alta gerência. Os controles ISO 27002 proporcionam orientação técnica. Por exemplo, a alta gerência estabelece uma política, especificando a proteção de todos os dados que entram ou saem da organização. A implementação da tecnologia para atingir os objetivos da política não envolveria a alta gerência. É responsabilidade dos profissionais de TI implementar e configurar adequadamente os equipamentos usados para atender às diretivas da política definidas pela alta gerência. </text:p>
      <text:p text:style-name="P193"/>
      <text:p text:style-name="P85">Função Hash</text:p>
      <text:p text:style-name="P130"><text:span text:style-name="T34">Uma função hash é um </text:span><text:a xlink:type="simple" xlink:href="https://pt.wikipedia.org/wiki/Algoritmo" text:style-name="Internet_20_link" text:visited-style-name="Visited_20_Internet_20_Link"><text:span text:style-name="T50">algoritmo</text:span></text:a><text:span text:style-name="T34"> que mapeia </text:span><text:a xlink:type="simple" xlink:href="https://pt.wikipedia.org/wiki/Dados_(computação)" text:style-name="Internet_20_link" text:visited-style-name="Visited_20_Internet_20_Link"><text:span text:style-name="T50">dados</text:span></text:a><text:span text:style-name="T34"> de comprimento variável para dados de comprimento fixo. Os valores retornados por uma função hash são chamados valores hash, códigos hash, somas hash (hash sums), checksums ou simplesmente hashes. </text:span></text:p>
      <text:p text:style-name="P84">As consequências de uma violação de segurança</text:p>
      <text:p text:style-name="Text_20_body">#Reputação arruinada</text:p>
      <text:p text:style-name="P133">#Vandalismo</text:p>
      <text:p text:style-name="P133">#Roubo</text:p>
      <text:p text:style-name="P133">#Perda de receita</text:p>
      <text:p text:style-name="P134">#Propriedade intelectual prejudicada</text:p>
      <text:p text:style-name="P25">Ameaças internas e externas</text:p>
      <text:p text:style-name="P20"><text:span text:style-name="T61">Ameaças à segurança interna</text:span><text:span text:style-name="T62">(Insiders)</text:span></text:p>
      <text:p text:style-name="P31">#Funcionários e ex-funcionários</text:p>
      <text:p text:style-name="P124">#Equipe contratada</text:p>
      <text:p text:style-name="P125">#Parceiros confiáveis</text:p>
      <text:p text:style-name="P131"><text:span text:style-name="T60">Um usuário interno como estes citados, </text:span><text:span text:style-name="T1">pode, de forma acidental ou intencional:</text:span><text:span text:style-name="T70"> </text:span></text:p>
      <text:p text:style-name="P131"><text:span text:style-name="T30">#</text:span><text:span text:style-name="T29">Tratar erroneamente os dados confidenciais</text:span><text:span text:style-name="T70"> </text:span></text:p>
      <text:p text:style-name="P132"><text:soft-page-break/><text:span text:style-name="T68">#Prejudicar</text:span><text:span text:style-name="T30"> o funcionamento</text:span><text:span text:style-name="T29"> de servidores internos ou de dispositivos de infraestrutura de rede </text:span><text:span text:style-name="T30">e consequentemente prejudicar a produção da empresa</text:span></text:p>
      <text:p text:style-name="P132"><text:span text:style-name="T30">#Facilitar ataques externos conectando mídias USB infectadas ou dispositivos como Raspberry Pi <text:s/>no sistema de um computador corporativo </text:span><text:span text:style-name="T70"><text:s/></text:span></text:p>
      <text:h text:style-name="P247" text:outline-level="3">#Infectar acidentalmente a rede com um malware por meio de e-mail ou sites mal-intencionados</text:h>
      <text:p text:style-name="P32"/>
      <text:p text:style-name="P21">Ameaças à segurança externa(Outsiders)</text:p>
      <text:h text:style-name="P248" text:outline-level="3"><text:span text:style-name="T2">#</text:span><text:span text:style-name="T35">Hacktivistas</text:span></text:h>
      <text:h text:style-name="P249" text:outline-level="3">#Terroristas</text:h>
      <text:h text:style-name="P250" text:outline-level="3"><text:span text:style-name="T35">#Hackers contratados pelo Estado</text:span><text:line-break/></text:h>
      <text:h text:style-name="P251" text:outline-level="3">#Crackers</text:h>
      <text:p text:style-name="P5"/>
      <text:p text:style-name="P3"><text:span text:style-name="T64">#</text:span><text:span text:style-name="T63">Lammers</text:span></text:p>
      <text:p text:style-name="P6"/>
      <text:h text:style-name="P7" text:outline-level="1">O que é a guerra cibernética?</text:h>
      <text:p text:style-name="P2"/>
      <text:p text:style-name="P1">“<text:span text:style-name="T73">ciberguerra ou guerra cibernética é uma modalidade de guerra em que a conflitualidade não ocorre com armas físicas, mas via meios eletrônicos e informáticos no chamado ciberespaço. No seu uso mais comum e livre, o termo é usado para designar ataques, represálias ou intrusão ilícita em um computador ou rede”</text:span></text:p>
      <text:p text:style-name="P6"/>
      <text:p text:style-name="P4"><text:span text:style-name="T65">Texto retirado de :</text:span><text:a xlink:type="simple" xlink:href="https://pt.wikipedia.org/wiki/Ciberguerra" text:style-name="Internet_20_link" text:visited-style-name="Visited_20_Internet_20_Link"><text:span text:style-name="T63">https://pt.wikipedia.org/wiki/Ciberguerra</text:span></text:a><text:span text:style-name="T63"> </text:span></text:p>
      <text:h text:style-name="P234" text:outline-level="1">O propósito da guerra cibernética</text:h>
      <text:p text:style-name="P38"/>
      <text:p text:style-name="P38">O principal objetivo da guerra cibernética é obter vantagem sobre os adversários, sejam eles nações ou concorrentes.</text:p>
      <text:p text:style-name="P142">Uma nação pode continuamente invadir a infraestrutura de outro país, roubar segredos de defesa e coletar informações sobre tecnologia para diminuir as defasagens no seus setores e na área militar. Além de espionagem industrial e militarista, a guerra cibernética pode sabotar a infraestrutura de outras nações e acabar com vidas nas nações atacadas. Por exemplo, um ataque pode interromper a rede de energia de uma grande cidade. O tráfego seria prejudicado. A troca de bens e serviços é interrompida. Os pacientes não podem ter os cuidados necessários em situações de emergência. O acesso à Internet também pode ser interrompido. Por afetar a rede elétrica, o ataque pode prejudicar a rotina de cidadãos comuns.</text:p>
      <text:p text:style-name="P142"><text:soft-page-break/>Além disso, dados confidenciais comprometidos podem oferecer aos invasores a capacidade de chantagear funcionários do governo. As informações podem permitir que um invasor finja ser um usuário autorizado para acessar informações confidenciais ou equipamentos.</text:p>
      <text:p text:style-name="P142">Caso o governo não possa se defender contra os ataques cibernéticos, os cidadãos perdem a confiança na capacidade do governo de protegê-los. A guerra cibernética pode desestabilizar uma nação, afetar o comércio e abalar a confiança dos cidadãos no governo sem nunca invadir fisicamente o país alvo.</text:p>
      <text:p text:style-name="P38"/>
      <text:p text:style-name="P201"/>
      <text:h text:style-name="P248" text:outline-level="3"><text:line-break/></text:h>
      <text:p text:style-name="P86">O que é uma Vulnerabilidade?</text:p>
      <text:p text:style-name="P126"><text:span text:style-name="T75">Vulnerabilidades são falhas de segurança que </text:span><text:span text:style-name="T74">pode</text:span><text:span text:style-name="T75">m</text:span><text:span text:style-name="T74"> ser entendida</text:span><text:span text:style-name="T76">s</text:span><text:span text:style-name="T74"> como qualquer tipo de condição que, quando explorada por um atacante, pode resultar em uma violação de segurança.</text:span><text:span text:style-name="T75"> </text:span><text:span text:style-name="T86">As vulnerabilidades podem ser encontradas em:</text:span></text:p>
      <text:p text:style-name="P126"/>
      <text:p text:style-name="P127"><text:span text:style-name="T78">Vulnerabilidades </text:span><text:span text:style-name="T80">em</text:span><text:span text:style-name="T78"> software</text:span><text:span text:style-name="T75"> </text:span></text:p>
      <text:p text:style-name="P128"><text:span text:style-name="T83">Normalmente introduzidas por </text:span><text:span text:style-name="T82">erros no código ou má codificação do mesmo </text:span><text:span text:style-name="T83">que, quando explorados permitem ao invasor violar a segurança roubando, excluindo ou divulgando informações e entre outras possibilidades</text:span><text:line-break/></text:p>
      <text:p text:style-name="P129"><text:span text:style-name="T79">Vulnerabilidades </text:span><text:span text:style-name="T80">em </text:span><text:span text:style-name="T79">hardware</text:span></text:p>
      <text:p text:style-name="P129"><text:span text:style-name="T84">Específicas para algum tipo de modelo em questão, as vulnerabilidades de hardware são </text:span><text:span text:style-name="T85">frequentemente introduzidas por falhas de projeto de hardware, além disso, são</text:span><text:span text:style-name="T84"> menos comuns </text:span><text:span text:style-name="T85">e geralmente não são exploradas por tentativas comprometedoras aleatórias. Para corrigir esse tipo de vulnerabilidade é recomendado investir na proteção contra malware tradicional e na segurança física da empresa.</text:span><text:line-break/><text:line-break/><text:span text:style-name="T66">Categorias de vulnerabilidades</text:span></text:p>
      <text:p text:style-name="P116">Buffer overflow</text:p>
      <text:p text:style-name="P108"><text:span text:style-name="T6">E</text:span><text:span text:style-name="T3">sta vulnerabilidade ocorre quando os dados são gravados além dos limites de um buffer. Os buffers são áreas de memórias alocadas a um aplicativo. Ao alterar os dados além dos limites de um buffer, o aplicativo acessa a memória alocada a outros processos. Isso pode levar à queda do sistema, comprometimento de dados ou fornecer o escalonamento de privilégios.</text:span> </text:p>
      <text:p text:style-name="P68">Entrada não validada</text:p>
      <text:p text:style-name="P33"><text:span text:style-name="T87">P</text:span>rogramas normalmente funcionam com entrada de dados. Esses dados que entram no programa podem ter conteúdo mal-intencionado, projetado para forçar o programa a se comportar de forma não desejada. Considere um programa que recebe uma imagem para processar. Um usuário mal-<text:soft-page-break/>intencionado pode criar um arquivo de imagem com dimensões de imagem inválidas. As dimensões criadas de forma mal-intencionada podem forçar o programa a alocar buffers de tamanhos incorretos e inesperados. </text:p>
      <text:p text:style-name="P68">Deficiências nas práticas de segurança </text:p>
      <text:p text:style-name="P33"><text:span text:style-name="T87">Si</text:span>stemas e dados confidenciais podem ser protegidos por meio de técnicas, como autenticação, autorização e criptografia. Os desenvolvedores não devem tentar criar seus próprios algoritmos de segurança porque provavelmente apresentarão vulnerabilidades. É altamente recomendável que os desenvolvedores usem as bibliotecas de segurança que já foram criadas, testadas e verificadas. </text:p>
      <text:p text:style-name="P69">Condição de corrida</text:p>
      <text:p text:style-name="P34">Esta vulnerabilidade ocorre quando a saída de um evento depende de saídas ordenadas ou cronometradas. Uma condição de corrida se torna uma fonte de vulnerabilidade quando os eventos ordenados ou cronometrados necessários não ocorrem na ordem correta ou na sincronização apropriada </text:p>
      <text:p text:style-name="P69"/>
      <text:p text:style-name="P27">Exploração de vulnerabilidades</text:p>
      <text:p text:style-name="P83">Exploit</text:p>
      <text:p text:style-name="P65">Um exploit nada mais é do que um software, onde o código tem a função de se aproveitar de uma falha ou de uma vulnerabilidade existente dentro de um sistema, uma aplicação, rede ou serviço. Os exploit podem ser escritos em diversas linguagens como C, C++, Python, ruby, entre outras.</text:p>
      <text:p text:style-name="P70"/>
      <text:p text:style-name="P70">Payload</text:p>
      <text:p text:style-name="P65">Quando um exploit explora uma vulnerabilidade ou falha, ele executa <text:span text:style-name="T103">alguns</text:span> código<text:span text:style-name="T103">s</text:span> e e<text:span text:style-name="T103">s</text:span>se<text:span text:style-name="T103">s</text:span> código<text:span text:style-name="T103">s</text:span> se <text:span text:style-name="T103">encontram dentro</text:span> <text:span text:style-name="T103">de um</text:span> payload. <text:span text:style-name="T103">Um payload pode trazer informações de senha, instalar outros malwares na máquina.</text:span></text:p>
      <text:p text:style-name="P65"/>
      <text:p text:style-name="P71">Shellcode</text:p>
      <text:p text:style-name="P66">Um shellcode é um conjunto de instruções e comandos criados para ser executado assim que o código é injetado.</text:p>
      <text:p text:style-name="P66"/>
      <text:p text:style-name="P72">As fases de um ataque</text:p>
      <text:p text:style-name="P36">Explorar vulnerabilidades é outro método comum de infiltração. Os invasores fazem a varredura de computadores para obter informações sobre eles. Veja abaixo um método comum para explorar vulnerabilidades:</text:p>
      <text:p text:style-name="P142">Etapa 1. Colete informações sobre o sistema de destino. Isto poderia ser feito de várias maneiras diferentes como um scanner de porta ou engenharia social. O objetivo é aprender o máximo possível sobre o computador de destino.</text:p>
      <text:p text:style-name="P142"><text:soft-page-break/>Etapa 2. Uma das informações relevantes que aprendeu na etapa 1 pode ser o sistema operacional, sua versão e uma lista de serviços que ele executa.</text:p>
      <text:p text:style-name="P142">Etapa 3. Quando o sistema operacional e a versão do alvo são conhecidos, o invasor procura quaisquer vulnerabilidades conhecidas específicas para essa versão do sistema operacional ou outros serviços do sistema operacional.</text:p>
      <text:p text:style-name="P142">Etapa 4. Quando é encontrada uma vulnerabilidade, o invasor procura um exploit anteriormente escrito para usar. Se nenhum exploit tiver sido escrito, o invasor pode considerar escrever um exploit.</text:p>
      <text:p text:style-name="P22"/>
      <text:p text:style-name="P29"><text:span text:style-name="T107">A</text:span><text:span text:style-name="T106">meaças persistentes avançadas</text:span></text:p>
      <text:p text:style-name="P16">Uma maneira de obter a infiltração é por Advanced Persistent Threat (APTs). Elas consistem em uma operação multifase, de longo prazo, furtiva e avançada contra um alvo específico. Devido à sua complexidade e ao nível necessário de qualificação profissional, a APT é geralmente bem financiada. Uma APT aponta para empresas ou nações por motivos comerciais ou políticos.</text:p>
      <text:p text:style-name="P157">Geralmente relacionada à espionagem pela rede, a finalidade da APT é implantar malware personalizado em um ou vários dos sistemas-alvo e ainda continuar despercebida. Com várias fases da operação e tipos personalizados de malware que afetam diferentes dispositivos e executam funções específicas, um invasor individual frequentemente não tem o conjunto de qualificações profissionais, recursos ou persistência para realizar APTs.</text:p>
      <text:p text:style-name="P69"/>
      <text:p text:style-name="P69">Problemas de controle de acesso</text:p>
      <text:p text:style-name="P40"><text:span text:style-name="T88">Controle de acesso é o processo de controlar quem faz o quê, gerenciar o acesso físico aos equipamentos e determinar quem tem acesso a um recurso, como um arquivo, e o que pode fazer com ele, tais como ler ou alterar esse arquivo. Muitas vulnerabilidades de segurança são criadas com o uso indevido de controles de acesso. </text:span>Quase todos os controles de acesso e as práticas de segurança poderão ser superados se o invasor tiver acesso físico ao equipamento de destino. Por exemplo, não importa para quais permissões o arquivo é definido; o sistema operacional não pode impedir alguém de ignorá-lo e ler os dados diretamente no disco. Para proteger a máquina e os dados que ela contém, o acesso físico deve ser restrito e as técnicas de criptografia devem ser usadas para proteger dados contra roubo ou danos.</text:p>
      <text:h text:style-name="P237" text:outline-level="1">Spam</text:h>
      <text:p text:style-name="P190">O e-mail é um serviço universal usado por bilhões de pessoas em todo o mundo. Como um dos serviços mais populares, o e-mail se tornou uma grande vulnerabilidade para usuários e organizações. Spam, também conhecido como lixo eletrônico, é e-mail não solicitado, nem autorizado. Na maioria dos casos, o spam é um método de anúncio. Entretanto, o spam pode enviar links perigosos, malware ou conteúdo enganoso. O objetivo final é obter informações confidenciais, como o número na previdência social ou informações da conta no banco. A maioria dos spam vem <text:soft-page-break/>de vários computadores em redes infectadas por um vírus ou worm. Esses computadores infectados enviam o máximo de lixo eletrônico possível.</text:p>
      <text:p text:style-name="P142">Mesmo com essas funcionalidades de segurança implementadas, alguns spams ainda podem passar. Observe alguns dos indicadores mais comuns de Spam:</text:p>
      <text:list xml:id="list1529838331" text:style-name="L91">
        <text:list-item>
          <text:p text:style-name="P333">Um e-mail sem assunto.</text:p>
        </text:list-item>
      </text:list>
      <text:list xml:id="list3410380652" text:style-name="L92">
        <text:list-item>
          <text:p text:style-name="P334">Um e-mail solicitando uma atualização de uma conta.</text:p>
        </text:list-item>
      </text:list>
      <text:list xml:id="list2178439796" text:style-name="L93">
        <text:list-item>
          <text:p text:style-name="P335">O texto do e-mail tem erros de ortografia ou uma pontuação estranha.</text:p>
        </text:list-item>
      </text:list>
      <text:list xml:id="list3754853937" text:style-name="L94">
        <text:list-item>
          <text:p text:style-name="P336">Links no e-mail são longos e/ou incompreensíveis.</text:p>
        </text:list-item>
      </text:list>
      <text:list xml:id="list2830623464" text:style-name="L95">
        <text:list-item>
          <text:p text:style-name="P337">Um e-mail parece uma correspondência de uma empresa idônea.</text:p>
        </text:list-item>
      </text:list>
      <text:list xml:id="list1545014912" text:style-name="L96">
        <text:list-item>
          <text:p text:style-name="P338">Um e-mail que solicita que o usuário abra um anexo.</text:p>
        </text:list-item>
      </text:list>
      <text:p text:style-name="P186"><text:span text:style-name="T29">Clique </text:span><text:a xlink:type="simple" xlink:href="https://www.onguardonline.gov/articles/0038-spam" office:target-frame-name="_blank" xlink:show="new" text:style-name="Internet_20_link" text:visited-style-name="Visited_20_Internet_20_Link"><text:span text:style-name="T51">aqui</text:span></text:a><text:span text:style-name="T29"> para obter informações adicionais sobre spam.</text:span></text:p>
      <text:p text:style-name="P142">Se receber um e-mail que contém um ou mais desses indicadores, o usuário não deverá abrir o e-mail ou os anexos. É muito comum que a política de e-mail de uma empresa exija que um usuário que recebeu esse tipo de e-mail denuncie para a equipe de segurança digital. Quase todos os provedores de e-mail filtram spam. Infelizmente, o spam ainda consome a largura de banda e o servidor do destinatário ainda precisa processar a mensagem.</text:p>
      <text:p text:style-name="P190"/>
      <text:p text:style-name="P26">Tipos de malware</text:p>
      <text:p text:style-name="P50">Software mal-intencionado ou malware é um termo usado para descrever o software desenvolvido para interromper as operações do computador, obter acesso <text:span text:style-name="T109">ou espionar </text:span>sistemas informatizados, sem o conhecimento ou permissão do usuário. Malware tornou-se um termo genérico usado para descrever todos os tipos de softwares hostis ou invasores. O termo malware inclui vírus de computador, worms, cavalos de Troia, ransomware, spyware, adware, scareware e outros programas mal-intencionados. O malware pode ser óbvio e simples de identificar ou pode ser muito furtivo e quase impossível de detectar. </text:p>
      <text:p text:style-name="P87">Spyware </text:p>
      <text:p text:style-name="P97"><text:span text:style-name="T8">Trata-se de um malware projetado para rastrear, roubar e espionar o usuário através de rastreadores de atividade, coleta de toque de tela, captura de dados, </text:span><text:span text:style-name="T9">captura e </text:span><text:span text:style-name="T8">registros de teclas, </text:span><text:span text:style-name="T9">captura e </text:span><text:span text:style-name="T8">registros da posição do cursor e prints de tela. </text:span><text:span text:style-name="T9">Por m</text:span><text:span text:style-name="T8">uitas vezes, o spyware se junta ao software legítimo ou a cavalos de Troia. </text:span></text:p>
      <text:p text:style-name="P88">Keylogger</text:p>
      <text:p text:style-name="P92">Trata-se de um malware projetado para capturar e armazenar as teclas digitadas por um usuário, desse modo, o invasor pode ter acesso a informações sigilosas como senhas de contas bancarias, redes sociais, informações sobre cartões de crédito e outros tipos de dados pessoais</text:p>
      <text:p text:style-name="P88">Screenloger</text:p>
      <text:p text:style-name="P93"><text:span text:style-name="T89">Semelhantemente a um keylogger um screenloger captura informações e as armazena, entretanto, um screenloger captura e armazena informações como a posição do cursor e a tela apresentada no monitor, desse modo, o invasor pode ter acesso </text:span>a informações sigilosas.</text:p>
      <text:p text:style-name="P87"><text:soft-page-break/>Adware</text:p>
      <text:p text:style-name="P98"><text:span text:style-name="T8">Trata-se de um </text:span><text:span text:style-name="T11">software e em muitas vezes um malware</text:span><text:span text:style-name="T8"> projetado para </text:span><text:span text:style-name="T10">exibir anúncios e pop-ups de forma automática sem a permissão do usuário com o intuito de </text:span><text:span text:style-name="T3">analisar os locais de Internet que o usuário visita e lhe apresentar publicidade pertinente aos tipos de bens ou serviços apresentados lá, </text:span><text:span text:style-name="T19">além disso adwares podem vir acompanhados por outros malwares como trojans ou spwares, observando as atividades dos usuários e enviando relatórios para o autor do software ou para terceiros. Muitas vezes os adwares são usados de forma legítima por empresas desenvolvedoras de software. </text:span></text:p>
      <text:p text:style-name="P90">Scareware</text:p>
      <text:p text:style-name="P135"><text:span text:style-name="T43">Trata-se de um malware projetado para </text:span><text:span text:style-name="T44">convencer o usuário a realizar um Download e consequentemente uma instalação de um software malicioso através do medo. O scareware gera anúncios em janelas pop-up ue que se assemelham às janelas de diálogo do sistema operacional. Essas janelas alertam o usuário de que o sistema estar com problemas. Normalmente os problemas relatados são malwares, erros de registros, ou avisos de que o sistema se encontra corrompido. Muitas vezes as janelas pop-up se assemelha a uma janela Microsoft, o que pode induzir o usuário a acreditar que a mensagem é gerada pelo sistema operacional. Em seguida, o usuário é direcionado para um site de download para </text:span><text:span text:style-name="T46">a compra do software que promete corrigir o problema em questão </text:span><text:span text:style-name="T44">que, em alguns casos, pode at</text:span><text:span text:style-name="T46">é </text:span><text:span text:style-name="T44">ser inofensivo, mas em outros </text:span><text:span text:style-name="T46">pode se tratar de um sypware </text:span><text:span text:style-name="T44">ou outro tipo de </text:span><text:span text:style-name="Emphasis"><text:span text:style-name="T45">malware</text:span></text:span><text:span text:style-name="T44">. <text:s/></text:span></text:p>
      <text:p text:style-name="P87"/>
      <text:p text:style-name="P87">Bot <text:span text:style-name="T90">e Botnets</text:span></text:p>
      <text:p text:style-name="P136"><text:span text:style-name="T37">Quando falamos do termo “bot” em segurança da informação estamos nos referindo a uma <text:s/>máquina que pode realizar tarefas específicas e as vezes repetitivas como </text:span><text:span text:style-name="T29">a indexação de um mecanismo de pesquis</text:span><text:span text:style-name="T31">a, apesar disso, eles normalmente adotam o formato de</text:span><text:a xlink:type="simple" xlink:href="https://community.norton.com/en/blogs/norton-protection-blog/malware-101-what-malware" text:style-name="Internet_20_link" text:visited-style-name="Visited_20_Internet_20_Link"><text:span text:style-name="T49">malware</text:span></text:a><text:span text:style-name="T31">. Os bots de malware são usados para obter o controle total de um computador. </text:span></text:p>
      <text:p text:style-name="P46">O bom uso</text:p>
      <text:p text:style-name="P48">Um dos usos típicos dos bots "bons" é a coleta de informações. Bots disfarçados dessa forma são chamados de crawlers da Web. Outro uso "bom" é a interação automática com mensagens instantâneas, chats de retransmissão instantânea ou outras interfaces da Web variadas. A interação dinâmica com sites é uma outra forma como os bots são usados para fins positivos. </text:p>
      <text:p text:style-name="P46">O mal uso</text:p>
      <text:p text:style-name="P113"><text:span text:style-name="T7">Bots maliciosos são definidos como um malware autopropagador, que infecta seu host e se conecta de volta a um servidor central. O servidor funciona como um "centro de controle e comando" para um</text:span><text:a xlink:type="simple" xlink:href="https://community.norton.com/en/blogs/norton-protection-blog/what-botnet" text:style-name="Internet_20_link" text:visited-style-name="Visited_20_Internet_20_Link">botnet</text:a><text:span text:style-name="T58"> </text:span><text:span text:style-name="T7">ou uma rede de computadores ou dispositivos semelhantes comprometidos. Um dos maiores problemas dos bots maliciosos é que eles podem facilmente passar despercebidos. Eles se escondem na "sombra" de um computador e muitas vezes têm nomes e processos de arquivos semelhantes, e até idênticos, aos nomes e processos de arquivos do sistema. Os bots maliciosos têm a habilidade de se autopropagar como um worm e podem também:</text:span></text:p>
      <text:list xml:id="list4234283651" text:style-name="L97">
        <text:list-item>
          <text:p text:style-name="P477">Coletar senhas</text:p>
        </text:list-item>
        <text:list-item>
          <text:p text:style-name="P477">Registrar a utilização do teclado</text:p>
        </text:list-item>
        <text:list-item>
          <text:p text:style-name="P477"><text:soft-page-break/>Obter informações financeiras</text:p>
        </text:list-item>
        <text:list-item>
          <text:p text:style-name="P477">Retransmitir spam</text:p>
        </text:list-item>
        <text:list-item>
          <text:p text:style-name="P477">Capturar e analisar pacotes</text:p>
        </text:list-item>
        <text:list-item>
          <text:p text:style-name="P477">Lançar ataques de negação de serviço (DoS)</text:p>
        </text:list-item>
        <text:list-item>
          <text:p text:style-name="P477">Abrir portas dos fundos em computadores infectados</text:p>
        </text:list-item>
        <text:list-item>
          <text:p text:style-name="P477">Explorar portas dos fundos abertas por vírus e worms</text:p>
        </text:list-item>
      </text:list>
      <text:p text:style-name="P141"/>
      <text:p text:style-name="P87">Ransomware</text:p>
      <text:p text:style-name="P137"><text:span text:style-name="T38">Trata-se de um malware projetado para criptografar os dados da vítima, restringindo o seu acesso e cobrando uma taxa para o resgate </text:span><text:span text:style-name="T39">dos mesmos. Essa criptografia dos dados é feita com uma chave normalmente desconhecida pelo usuário que se torna um refém dos criminosos. Algumas</text:span><text:span text:style-name="T29"> versões d</text:span><text:span text:style-name="T32">e</text:span><text:span text:style-name="T29"> ransomware </text:span><text:span text:style-name="T32">como o wanacry 2.0</text:span><text:span text:style-name="T29"> podem </text:span><text:span text:style-name="T32">tirar proveito</text:span><text:span text:style-name="T29"> d</text:span><text:span text:style-name="T32">e</text:span><text:span text:style-name="T29"> vulnerabilidades de </text:span><text:span text:style-name="T32">patches ou atualizações</text:span><text:span text:style-name="T29"> </text:span><text:span text:style-name="T32">específicas de um sistema</text:span><text:span text:style-name="T29">. O ransomware é espalhado por um arquivo baixado ou alguma vulnerabilidade de software.</text:span><text:span text:style-name="T67"> </text:span><text:span text:style-name="T38"><text:s text:c="5"/></text:span></text:p>
      <text:p text:style-name="P87">Rootkit</text:p>
      <text:p text:style-name="P99"><text:span text:style-name="T12">Trata-se de um malware projetado para </text:span><text:span text:style-name="T3">modificar o sistema operacional e criar um backdoor</text:span> . <text:span text:style-name="T91">A</text:span><text:span text:style-name="T3">pesar de poder por vezes aparecer como um software isolado, um rootkit é normalmente uma coleção de ferramentas que permite aos hackers </text:span><text:span text:style-name="T20">invadir</text:span><text:span text:style-name="T3"> remotamente e com privilégios de administrador a uma dada máquina. Enquanto que os rootkits podem ser usados para o bem (por exemplo, permitindo oferecer suporte remoto), na maioria das vezes são usados para fins maliciosos. Todos eles deixam uma porta aberta que permite aos hackers fazer alterações ao sistema. </text:span><text:span text:style-name="T20">A ideia por detrás de um rootkit é permanecer oculto na máquina da vitíma através de várias técnicas </text:span><text:span text:style-name="T21">se vinculando a outros processos, partes do sistema </text:span><text:span text:style-name="T22">ou até ao próprio hardware</text:span><text:span text:style-name="T20">, existem diferentes tipos de rootkits em vários níveis diferentes, alguns até de hardware, De uma maneira geral, quanto mais ao nível do núcleo está um rootkit, mais grave é o problema e mais difícil é de detectar. </text:span><text:span text:style-name="T21">Enquanto que os rootkits que afetam softwares são relativamente mais fáceis de se detectar e ser removido, aqueles que atacam os drivers, memória, processador, disco, placa mãe, firmware, kernel, e entre outros níveis de hardware são mais complicados de serem removidos.</text:span><text:span text:style-name="T20"> </text:span></text:p>
      <text:p text:style-name="P87"/>
      <text:p text:style-name="P88">Backdoor</text:p>
      <text:p text:style-name="P94">Trata-se de um método de entrada para que um atacante possa manter o acesso ao um computador e com isso poder fazer alterações de forma remota. Geralmente um backdoor acompanha um malware como um Trojan ou um Rootkit, se tornando assim oculto no sistema se vinculando a algum processo, partes do sistema ou até <text:span text:style-name="T95">ao</text:span> próprio hardware.</text:p>
      <text:p text:style-name="P87">Trojan</text:p>
      <text:p text:style-name="P138"><text:span text:style-name="T40">Trata-se de</text:span><text:span text:style-name="T41"> um malware que realiza operações mal-intencionadas sob o pretexto de uma operação desejada. Esse código malicioso explora os privilégios do usuário que o executa. Muitas vezes, os </text:span><text:soft-page-break/><text:span text:style-name="T41">Cavalos de Troia </text:span><text:span text:style-name="T40">como são comummente conhecidos </text:span><text:span text:style-name="T41">são encontrados em arquivos de imagem, arquivos de áudio ou jogos. Um </text:span><text:span text:style-name="T40">Trojan </text:span><text:span text:style-name="T41">difere de um vírus po</text:span><text:span text:style-name="T40">is pode</text:span><text:span text:style-name="T41"> está vinculado aos arquivos não executáveis. </text:span><text:span text:style-name="T40">Além disso é muito comum ver Trojan com funções de outros malwares como spyware, Screenloger, Keylogger, Rootkits, e entre outros.</text:span></text:p>
      <text:p text:style-name="P89">Bombas lógicas</text:p>
      <text:p text:style-name="P49">Uma bomba lógica é um programa mal-intencionado que utiliza um gatilho para ativar o código malicioso. Por exemplo, os acionadores podem ser datas, horas, outros programas em execução ou a exclusão de uma conta de usuário. A bomba lógica permanece inativa até que o evento acionador aconteça. Assim que ativada, a bomba lógica implementa um código malicioso que danifica um computador. Uma bomba lógica pode sabotar os registros de banco de dados, apagar arquivos e atacar sistemas operacionais ou aplicativos. Recentemente, especialistas em segurança digital descobriram bombas lógicas que atacam e destroem os componentes de hardware em uma estação de trabalho ou servidor, incluindo as ventoinhas, CPU, memória, discos rígidos e fontes de alimentação. A bomba lógica sobrecarrega esses dispositivos até o superaquecimento ou falha. </text:p>
      <text:p text:style-name="P87">Virus</text:p>
      <text:p text:style-name="P49">um vírus é um código executável mal-intencionado que é anexado a outros arquivos executáveis, muitas vezes programas legítimos. A maioria dos vírus necessita de ativação do usuário final e pode ser ativada em uma hora ou data específica <text:span text:style-name="T95">e dessa forma os vírus podem se espalhar por outros processos afim de camuflar e se replicar pela máquina da vítima. </text:span>Os vírus podem ser inofensivos e apenas exibir uma imagem ou podem ser destrutivos, como os que modificam ou excluem dados. Os vírus também podem ser programados para se modificar e evitar a detecção. Agora, a maioria dos vírus é espalhada por unidades de USB, discos ópticos, compartilhamentos de rede ou e-mail. </text:p>
      <text:p text:style-name="P87">Worm</text:p>
      <text:p text:style-name="P49"> worms são códigos maliciosos que se replicam ao explorar, de forma independente, vulnerabilidades em redes. Os worms normalmente deixam a rede mais lenta. Enquanto um vírus requer um programa host para execução, os worms podem ser executados de modo autônomo. Exceto pela infecção inicial, eles não necessitam mais da participação do usuário. Após infectar um host, um worm pode ser transmitido muito rapidamente pela rede. Worms compartilham padrões similares. Todos eles habilitam uma vulnerabilidade, uma maneira de se propagar, e todos eles contêm uma carga. </text:p>
      <text:p text:style-name="P91"/>
      <text:p text:style-name="P76">Sintomas do malware</text:p>
      <text:p text:style-name="P187">Independentemente do tipo de malware que infectou um sistema, estes são sintomas comuns:</text:p>
      <text:list xml:id="list2780889512" text:style-name="L98">
        <text:list-item>
          <text:p text:style-name="P417">Há um aumento no uso da CPU.</text:p>
        </text:list-item>
      </text:list>
      <text:list xml:id="list2413056109" text:style-name="L99">
        <text:list-item>
          <text:p text:style-name="P418">Há uma diminuição na velocidade do computador.</text:p>
        </text:list-item>
      </text:list>
      <text:list xml:id="list3443171531" text:style-name="L100">
        <text:list-item>
          <text:p text:style-name="P419">O computador congela ou trava frequentemente.</text:p>
        </text:list-item>
      </text:list>
      <text:list xml:id="list983012255" text:style-name="L101">
        <text:list-item>
          <text:p text:style-name="P420">Há uma diminuição na velocidade de navegação na Web.</text:p>
        </text:list-item>
      </text:list>
      <text:list xml:id="list1822600469" text:style-name="L102">
        <text:list-item>
          <text:p text:style-name="P421">Existem problemas inexplicáveis com conexões de rede.</text:p>
        </text:list-item>
      </text:list>
      <text:list xml:id="list617577160" text:style-name="L103">
        <text:list-item>
          <text:p text:style-name="P422">Arquivos são modificados.</text:p>
        </text:list-item>
      </text:list>
      <text:list xml:id="list2193368205" text:style-name="L104">
        <text:list-item>
          <text:p text:style-name="P423"><text:soft-page-break/>Arquivos são excluídos.</text:p>
        </text:list-item>
      </text:list>
      <text:list xml:id="list3185254682" text:style-name="L105">
        <text:list-item>
          <text:p text:style-name="P424">Há presença de arquivos, programas ou ícones de desktop desconhecidos.</text:p>
        </text:list-item>
      </text:list>
      <text:list xml:id="list3052601501" text:style-name="L106">
        <text:list-item>
          <text:p text:style-name="P425">Há processos desconhecidos em execução.</text:p>
        </text:list-item>
      </text:list>
      <text:list xml:id="list3178686572" text:style-name="L107">
        <text:list-item>
          <text:p text:style-name="P426">Programas estão se desligando ou reconfigurando sozinhos.</text:p>
        </text:list-item>
      </text:list>
      <text:list xml:id="list622154746" text:style-name="L108">
        <text:list-item>
          <text:p text:style-name="P427">E-mails estão sendo enviados sem o conhecimento ou consentimento do usuário.</text:p>
        </text:list-item>
      </text:list>
      <text:p text:style-name="P114"/>
      <text:p text:style-name="P118"/>
      <text:p text:style-name="P118"/>
      <text:p text:style-name="P118">Outros tipos de ataques</text:p>
      <text:p text:style-name="P77"/>
      <text:p text:style-name="P77">Man-In-The-Middle (MitM)</text:p>
      <text:p text:style-name="P104"><text:span text:style-name="T13">Trata-se de um ataque aonde o invasor </text:span><text:span text:style-name="T7">pode interceptar </text:span><text:span text:style-name="T14">o tráfego de rede</text:span><text:span text:style-name="T7"> e capturar informações do usuário antes de transmiti-las ao seu destino desejado </text:span><text:span text:style-name="T15">através de um sniffing de rede</text:span><text:span text:style-name="T7">. ao ouvir e capturar pacotes enviados na rede, um invasor poderá descobrir a senha, se ela estiver sendo enviada sem criptografia. Se a senha for criptografada, o invasor ainda poderá revelá-la usando uma ferramenta de quebra de senha</text:span><text:span text:style-name="T15">(brute force)</text:span><text:span text:style-name="T7">. </text:span></text:p>
      <text:p text:style-name="P79">Sniffing</text:p>
      <text:p text:style-name="P59">Sniffing é semelhante a espionar alguém. Eles ocorrem quando os invasores examinam todo o tráfego de rede à medida que passa pelo NIC, independentemente de se o tráfego é endereçado a eles ou não. Os criminosos conseguem fazer sniffing de rede com um aplicativo, dispositivo de hardware ou uma combinação dos dois. Como mostrado na figura, o sniffing visualiza todo o tráfego de rede ou atinge um protocolo específico, serviço ou até mesmo uma sequência de caracteres, como um login ou senha. Alguns sniffers de rede observam todo o tráfego e modificam o tráfego parcial ou totalmente.</text:p>
      <text:p text:style-name="P142">Sniffing também tem seus benefícios. Os administradores de rede também podem usar sniffers para analisar o tráfego de rede, identificar problemas de largura de banda e solucionar outros problemas de rede.</text:p>
      <text:p text:style-name="P142">A segurança física é importante para evitar a entrada de sniffers na rede interna.</text:p>
      <text:p text:style-name="P63"/>
      <text:h text:style-name="P207" text:outline-level="1">Spoofing</text:h>
      <text:p text:style-name="P206"/>
      <text:p text:style-name="P194">Spoofing é um ataque de representação e tira proveito de uma relação de confiança entre os dois sistemas. Se os dois sistemas aceitam a autenticação de cada um deles, um indivíduo conectado a um sistema pode não passar novamente pelo processo de autenticação novamente para acessar outro sistema. Um invasor pode se aproveitar desse arranjo, enviando um pacote para um sistema que parece ter vindo de um sistema confiável. Como a relação de confiança é estabelecida, o sistema-alvo pode executar a tarefa solicitada sem autenticação.</text:p>
      <text:p text:style-name="P158"><text:soft-page-break/>Existem vários tipos de ataques de spoofing:</text:p>
      <text:list xml:id="list2503874919" text:style-name="L109">
        <text:list-item>
          <text:p text:style-name="P413">O spoofing do endereço MAC ocorre quando um computador aceita pacotes de dados com base no endereço MAC de outro computador.</text:p>
        </text:list-item>
      </text:list>
      <text:list xml:id="list2665776556" text:style-name="L110">
        <text:list-item>
          <text:p text:style-name="P414">O spoofing de IP envia pacotes IP com um endereço de origem falsificado para se disfarçar.</text:p>
        </text:list-item>
      </text:list>
      <text:list xml:id="list1167519377" text:style-name="L111">
        <text:list-item>
          <text:p text:style-name="P415">O Address Resolution Protocol (ARP) é um protocolo que mapeia os endereços IP para endereços MAC para transmissão de dados. O spoofing de ARP envia mensagens falsificadas de ARP através de uma LAN para vincular o endereço MAC do criminoso ao endereço IP de um membro autorizado da rede.</text:p>
        </text:list-item>
      </text:list>
      <text:list xml:id="list1585148478" text:style-name="L112">
        <text:list-item>
          <text:p text:style-name="P416">O Domain Name System (DNS) associa os nomes de domínio aos endereços IP. O spoofing do servidor DNS modifica o servidor DNS para redirecionar um nome de domínio específico para um endereço IP diferente, controlado pelo criminoso.</text:p>
        </text:list-item>
      </text:list>
      <text:p text:style-name="P201"/>
      <text:p text:style-name="P82">Engenharia social </text:p>
      <text:p text:style-name="P100"><text:span text:style-name="T15">Trata-se de um ataque cujo o objetivo é conseguir o acesso a uma determinada aplicação através da manipulação de um indivíduo para realizar ações específicas ou divulgar informações sigilosas e confidenciais. </text:span><text:span text:style-name="T7">Os engenheiros sociais frequentemente dependem da boa vontade das pessoas para ajuda, mas também miram nos pontos fracos. Por exemplo, um invasor pode chamar um funcionário autorizado com um problema urgente, que requer acesso imediato à rede. O invasor pode recorrer à vaidade do funcionário, valer-se de autoridade usando técnicas que citam nomes ou apelar para a ganância do funcionário.</text:span></text:p>
      <text:p text:style-name="P142">Há alguns tipos de ataques de Engenharia social:</text:p>
      <text:list xml:id="list645821141" text:style-name="L113">
        <text:list-item>
          <text:p text:style-name="P339">Pretexting - Ocorre quando um invasor chama uma pessoa e mente para ela na tentativa de obter acesso a dados confidenciais. Um exemplo envolve um invasor que finge precisar de dados pessoais ou financeiros para confirmar a identidade do destinatário.</text:p>
        </text:list-item>
      </text:list>
      <text:list xml:id="list1706407054" text:style-name="L114">
        <text:list-item>
          <text:p text:style-name="P340">Tailgating - quando um invasor rapidamente segue uma pessoa autorizada em um local seguro.</text:p>
        </text:list-item>
      </text:list>
      <text:list xml:id="list111850558" text:style-name="L115">
        <text:list-item>
          <text:p text:style-name="P341">Something for Something (Quid pro quo) - ocorre quando um invasor solicita informações pessoais de uma pessoa em troca de algo, como um presente.</text:p>
        </text:list-item>
      </text:list>
      <text:p text:style-name="P222">Engenheiros sociais utilizam várias táticas. As táticas de engenharia social incluem:</text:p>
      <text:list xml:id="list764740065" text:style-name="L116">
        <text:list-item>
          <text:p text:style-name="P342">Autoridade – As pessoas são mais propensas a cooperar quando instruídas por "uma autoridade"</text:p>
        </text:list-item>
      </text:list>
      <text:list xml:id="list86435075" text:style-name="L117">
        <text:list-item>
          <text:p text:style-name="P343">Intimidação – Os criminosos intimidam a vítima a realizar uma ação</text:p>
        </text:list-item>
      </text:list>
      <text:list xml:id="list2164263809" text:style-name="L118">
        <text:list-item>
          <text:p text:style-name="P344">Consenso/prova social – As pessoas realizarão essa ação se acharem que as outras pessoas aprovarão</text:p>
        </text:list-item>
      </text:list>
      <text:list xml:id="list422080595" text:style-name="L119">
        <text:list-item>
          <text:p text:style-name="P345">Escassez – As pessoas realizarão essa ação se acharem que existe uma quantidade limitada</text:p>
        </text:list-item>
      </text:list>
      <text:list xml:id="list280738613" text:style-name="L120">
        <text:list-item>
          <text:p text:style-name="P346">Urgência – As pessoas realizarão essa ação se acharem que existe um tempo limitado</text:p>
        </text:list-item>
      </text:list>
      <text:list xml:id="list3821372009" text:style-name="L121">
        <text:list-item>
          <text:p text:style-name="P347">Familiaridade/gosto – Os criminosos criam empatia com a vítima para estabelecer um relacionamento</text:p>
        </text:list-item>
      </text:list>
      <text:list xml:id="list822109389" text:style-name="L122">
        <text:list-item>
          <text:p text:style-name="P348"><text:soft-page-break/>Confiança – Os criminosos criam uma relação de confiança com uma vítima, que pode precisar de mais tempo para ser estabelecida</text:p>
        </text:list-item>
      </text:list>
      <text:h text:style-name="P226" text:outline-level="1">Shoulder Surfing e busca de informações na lixeira</text:h>
      <text:p text:style-name="P222">Um criminoso observa ou bisbilhota a vítima para obter PINs, códigos de acesso ou números de cartão de crédito. Um invasor pode estar perto da sua vítima ou pode usar binóculos ou câmeras de circuito fechado para descobrir informações. É por isso que uma pessoa só pode ler uma tela de ATM em determinados ângulos. Esses tipos de proteções dificultam muito o Shoulder Surfing.</text:p>
      <text:p text:style-name="P142">"A lixeira de um homem é o tesouro de outro". Essa frase pode ser especialmente verdadeira no mundo da busca de informações na lixeira, que é o processo de revirar o lixo da vítima para ver quais informações uma empresa descartou. Considere a possibilidade de proteger a lixeira. Quaisquer informações confidenciais devem ser devidamente eliminadas através de trituração ou do uso de sacos de incineração, um recipiente que contém documentos confidenciais ou secretos para posterior destruição pelo fogo.</text:p>
      <text:h text:style-name="P226" text:outline-level="1">Representação e farsas</text:h>
      <text:p text:style-name="P190">A representação é o ato de fingir ser outra pessoa. Por exemplo, um scam de telefone recente mirava nos contribuintes. Um criminoso, disfarçado de funcionário da Receita Federal, dizia para as vítimas que elas deviam dinheiro à Receita. As vítimas devem pagar imediatamente através de uma transferência bancária. O impostor ameaçou que a falta de pagamento resultará em prisão. Os criminosos também usam a representação para atacar os outros. Eles podem prejudicar a credibilidade das pessoas, usando publicações em site ou redes sociais.</text:p>
      <text:p text:style-name="P144">Uma farsa é um ato com a finalidade de enganar ou ludibriar. </text:p>
      <text:p text:style-name="P144">Uma farsa virtual pode causar tanto problema quanto uma violação real. Uma farsa provoca uma reação do usuário. A reação pode criar um medo desnecessário e um comportamento irracional. Os usuários passam as farsas por e-mail e redes sociais.</text:p>
      <text:p text:style-name="P201"/>
      <text:h text:style-name="P226" text:outline-level="1">Piggybacking e tailgating</text:h>
      <text:p text:style-name="P190">Piggybacking ocorre quando um criminoso se identifica juntamente com uma pessoa autorizada, para entrar em um local protegido ou uma área restrita. Os criminosos usam vários métodos de piggyback:</text:p>
      <text:list xml:id="list2646176776" text:style-name="L123">
        <text:list-item>
          <text:p text:style-name="P349">Parecem ser escoltados pela pessoa autorizada</text:p>
        </text:list-item>
      </text:list>
      <text:list xml:id="list3313001720" text:style-name="L124">
        <text:list-item>
          <text:p text:style-name="P350">Juntam-se a uma grande multidão, fingindo ser um membro</text:p>
        </text:list-item>
      </text:list>
      <text:list xml:id="list4150499302" text:style-name="L125">
        <text:list-item>
          <text:p text:style-name="P351">Escolhem uma vítima que é descuidada em relação às regras do estabelecimento</text:p>
        </text:list-item>
      </text:list>
      <text:p text:style-name="P142">Tailgating é outro termo que descreve a mesma prática.</text:p>
      <text:p text:style-name="P142">Uma armadilha evita o piggybacking, usando dois conjuntos de portas. Depois que os indivíduos entram pela porta externa, essa porta deve fechar antes que entrem na porta interna.</text:p>
      <text:h text:style-name="P226" text:outline-level="1">Defesa contra disfarce</text:h>
      <text:p text:style-name="P222">As empresas precisam promover a conscientização das táticas de engenharia social e orientar os funcionários corretamente sobre medidas de prevenção como as seguintes:</text:p>
      <text:list xml:id="list3592223979" text:style-name="L126">
        <text:list-item>
          <text:p text:style-name="P352"><text:soft-page-break/>Nunca fornecer informações confidenciais ou secretas por e-mail, sessões de bate-papo, pessoalmente ou por telefone às pessoas desconhecidas.</text:p>
        </text:list-item>
      </text:list>
      <text:list xml:id="list3550479078" text:style-name="L127">
        <text:list-item>
          <text:p text:style-name="P353">Resistir à tentação de clicar em e-mails e links de site atraentes.</text:p>
        </text:list-item>
      </text:list>
      <text:list xml:id="list1744211368" text:style-name="L128">
        <text:list-item>
          <text:p text:style-name="P354">Ficar de olho em downloads não iniciados ou automáticos.</text:p>
        </text:list-item>
      </text:list>
      <text:list xml:id="list3646815731" text:style-name="L129">
        <text:list-item>
          <text:p text:style-name="P355">Estabelecer políticas e instruir os funcionários sobre essas políticas.</text:p>
        </text:list-item>
      </text:list>
      <text:list xml:id="list559921444" text:style-name="L130">
        <text:list-item>
          <text:p text:style-name="P356">Quando se trata de segurança, dar um sentido de apropriação aos funcionários.</text:p>
        </text:list-item>
      </text:list>
      <text:list xml:id="list2535251204" text:style-name="L131">
        <text:list-item>
          <text:p text:style-name="P357">Não se submeter à pressão de pessoas desconhecidas.</text:p>
        </text:list-item>
      </text:list>
      <text:h text:style-name="P226" text:outline-level="1">Ataques de Dia Zero</text:h>
      <text:p text:style-name="P188">Um ataque de dia zero, às vezes conhecido como uma ameaça de dia zero, é um ataque de computador que tenta explorar as vulnerabilidades do software que são desconhecidas ou não divulgadas pelo fornecedor do software. O termo zero hora descreve o momento em que alguém descreve essas explorações. Durante o tempo que os fornecedores de software demoram para desenvolver e liberar um patch, a rede está vulnerável a essas explorações, como mostrado na figura. A defesa contra esses ataques rápidos requer que os profissionais de rede adotem uma visão mais sofisticada da arquitetura da rede. Não é mais possível conter as intrusões em alguns pontos da rede.</text:p>
      <text:p text:style-name="Standard"><text:line-break/><text:span text:style-name="T48">Ataques de algoritmo</text:span> </text:p>
      <text:p text:style-name="P222"/>
      <text:p text:style-name="P222"><text:span text:style-name="T110">P</text:span>odem rastrear dados de geração automática de relatório do sistema, como quanta energia um computador está usando e usar essas informações para disparar alertas falsos. Os ataques algorítmicos também podem desativar um computador, forçando-o a usar memória ou a sobrecarregar sua unidade central de processamento. Ataques algorítmicos são mais desonestos, pois exploram os designs usados para melhorar a economia de energia, reduzir as falhas do sistema e melhorar as eficiências. </text:p>
      <text:h text:style-name="P226" text:outline-level="1">Grayware e SmiShing</text:h>
      <text:p text:style-name="P222">O grayware está se tornando uma área de problema na segurança móvel com a popularidade dos smartphones. Grayware inclui aplicativos que se comportam de modo incômodo ou indesejável. O grayware pode não ter malware reconhecível oculto nele, mas ainda pode ser um risco ao usuário. Por exemplo, o Grayware pode rastrear a localização do usuário. Os autores do Grayware geralmente mantêm a legitimidade, incluindo recursos do aplicativo nas letras miúdas do contrato de licença de software. Os usuários instalam muitos aplicativos móveis sem pensar realmente em seus recursos.</text:p>
      <text:p text:style-name="P142">SMiShing é abreviação do SMS phishing. Ele usa o Serviço de mensagens curtas (SMS) para enviar mensagens de texto falsas. Os criminosos fazem com que o usuário acesse um site ou ligue para um telefone. As vítimas enganadas podem fornecer informações confidenciais, como os dados de cartão de crédito. O acesso a um site pode resultar em download de malware que invade o dispositivo, sem o conhecimento do usuário.</text:p>
      <text:h text:style-name="P226" text:outline-level="1">Access points não autorizados</text:h>
      <text:p text:style-name="P205"/>
      <text:p text:style-name="P225"><text:soft-page-break/><text:span text:style-name="T33">Um access point não autorizado é um access point sem fio instalado em uma rede segura sem autorização explícita. Um access point não autorizado pode ser configurado de duas maneiras. A primeira é quando um funcionário bem intencionado que tenta ser útil, facilitando a conexão de dispositivos móveis. A segunda maneira é quando um criminoso obtém acesso físico a uma empresa e discretamente instala o access point não autorizado. Como não são autorizados, ambos representam riscos para a empresa.</text:span><text:span text:style-name="T67"><text:line-break/></text:span><text:span text:style-name="T69">U</text:span><text:span text:style-name="T29">m access point não autorizado também pode se referir ao access point de um criminoso. Neste caso, o criminoso configura o access point como um dispositivo de MitM para capturar as informações de login dos usuários.Um ataque de Evil Twin usa o access point do criminoso, aprimorado com antenas de maior potência e maior ganho, para parecer uma melhor opção de conexão para os usuários. Depois que os usuários se conectam ao access point do invasor, os criminosos podem analisar o tráfego e executar ataques de MitM.</text:span></text:p>
      <text:h text:style-name="P226" text:outline-level="1">Congestionamento de RF</text:h>
      <text:p text:style-name="P222">Os sinais sem fio são suscetíveis à interferência eletromagnética (EMI), interferência de rádio frequência (RFI) e podem até ser suscetíveis a relâmpagos ou ruídos de luzes fluorescentes. Sinais sem fio também são suscetíveis a congestionamento deliberado. O congestionamento de radiofrequência (RF) interfere na transmissão de uma estação de rádio ou satélite, para que o sinal não alcance a estação de recepção.</text:p>
      <text:p text:style-name="P142">A frequência, modulação e potência do interferidor de RF precisam ser iguais às do dispositivo que o criminoso deseja corromper, para congestionar com sucesso o sinal sem fio.</text:p>
      <text:h text:style-name="P226" text:outline-level="1">Bluejacking e Bluesnarfing</text:h>
      <text:p text:style-name="P188">Bluetooth é um protocolo de curto alcance e baixa potência. O Bluetooth transmite dados em uma rede de área pessoal ou PAN e pode incluir dispositivos como telefones celulares, notebooks e impressoras. O Bluetooth já passou por várias versões. A configuração fácil é uma característica do Bluetooth, portanto, não há necessidade de endereços de rede. O Bluetooth usa emparelhamento para estabelecer a relação entre os dispositivos. Ao estabelecer o emparelhamento, ambos os dispositivos usam a mesma chave de acesso.</text:p>
      <text:p text:style-name="P142"/>
      <text:p text:style-name="P142">O Bluetooth tem vulnerabilidades, porém a vítima e o invasor precisam estar dentro do alcance um do outro, devido ao alcance limitado do Bluetooth.</text:p>
      <text:list xml:id="list2626115646" text:style-name="L132">
        <text:list-item>
          <text:p text:style-name="P358">Bluejacking é o termo usado para enviar mensagens não autorizadas para outro dispositivo Bluetooth. Uma variação disso é enviar uma imagem chocante para o outro dispositivo.</text:p>
        </text:list-item>
      </text:list>
      <text:list xml:id="list3695028814" text:style-name="L133">
        <text:list-item>
          <text:p text:style-name="P359">O bluesnarfing ocorre quando o invasor copia as informações da vítima no dispositivo dela. Essas informações podem incluir e-mails e listas de contato.</text:p>
        </text:list-item>
      </text:list>
      <text:p text:style-name="P14">Scripting através de sites</text:p>
      <text:p text:style-name="P64"/>
      <text:p text:style-name="P60">O Cross-site scripting (XSS) é uma vulnerabilidade encontrada nos aplicativos da Web. XSS permite que os criminosos injetem scripts em páginas da Web visualizadas por usuários. Esse script pode conter código malicioso.</text:p>
      <text:p text:style-name="P142">O script entre o site tem três participantes: o criminoso, a vítima e o site. O criminoso virtual não mira diretamente em uma vítima. O criminoso explora a vulnerabilidade dentro de um site ou <text:soft-page-break/>aplicativo da Web. Os criminosos injetam scripts no cliente em páginas da Web visualizadas pelos usuários, as vítimas. O script mal-intencionado inadvertidamente passa para o navegador do usuário. Um script mal-intencionado desse tipo pode acessar quaisquer cookies, tokens de sessão ou outras informações confidenciais. Se obtiverem o cookie de sessão da vítima, os criminosos poderão se passar pelo usuário.</text:p>
      <text:h text:style-name="P230" text:outline-level="1">Injeção de código</text:h>
      <text:p text:style-name="P191">Uma maneira de armazenar dados em um site é usar um banco de dados. Há vários tipos diferentes de bancos de dados, como SQL (Structured Query Language, Linguagem de Consulta Estruturada) ou Extensible Markup Language (XML). Ambos os ataques de injeção de XML e SQL exploram as vulnerabilidades no programa, como a não validação correta de consultas de banco de dados.</text:p>
      <text:p text:style-name="P150"/>
      <text:p text:style-name="P150">Injeção de XML</text:p>
      <text:p text:style-name="P150">Ao usar um banco de dados XML, uma injeção de XML é um ataque que pode corromper os dados. Depois que o usuário dá a entrada, o sistema acessa os dados necessários através de uma consulta. O problema ocorre quando o sistema não examina corretamente a solicitação de entrada fornecida pelo usuário. Os criminosos podem manipular a consulta, programando para atender às necessidades dos criminosos e acessar as informações no banco de dados.</text:p>
      <text:p text:style-name="P150">Todos os dados confidenciais armazenados no banco de dados são acessíveis para os criminosos e eles podem efetuar quantas alterações desejarem no site. Um ataque de injeção XML ameaça a segurança do site.</text:p>
      <text:p text:style-name="P180">Injeção de SQL</text:p>
      <text:p text:style-name="P219"><text:span text:style-name="T102">é um tipo de ameaça de </text:span><text:a xlink:type="simple" xlink:href="https://pt.wikipedia.org/wiki/Segurança" text:style-name="Internet_20_link" text:visited-style-name="Visited_20_Internet_20_Link">segurança</text:a><text:span text:style-name="T94"> </text:span><text:span text:style-name="T102">que se aproveita de falhas em sistemas que interagem com o banco</text:span><text:a xlink:type="simple" xlink:href="https://pt.wikipedia.org/wiki/Bases_de_dados" text:style-name="Internet_20_link" text:visited-style-name="Visited_20_Internet_20_Link"> </text:a><text:span text:style-name="T94">de dados</text:span><text:span text:style-name="T102">através de comandos </text:span><text:a xlink:type="simple" xlink:href="https://pt.wikipedia.org/wiki/SQL" text:style-name="Internet_20_link" text:visited-style-name="Visited_20_Internet_20_Link"><text:span text:style-name="T94">SQL</text:span></text:a><text:span text:style-name="T102">, onde o atacante consegue inserir uma </text:span><text:span text:style-name="T113">i</text:span><text:a xlink:type="simple" xlink:href="https://pt.wikipedia.org/wiki/Instruções" text:style-name="Internet_20_link" text:visited-style-name="Visited_20_Internet_20_Link"><text:span text:style-name="T94">nstrução</text:span></text:a><text:span text:style-name="T102">SQL personalizada e indevida dentro de uma consulta (SQL query) através da entradas de dados de uma aplicação, como formulários ou URL de uma aplicação.</text:span><text:span text:style-name="T92">Um usuário, por meio de ataques com injeção SQL, é possível obter qualquer tipo de dado sigiloso mantido no banco de dados de um computador servidor.Dependendo da versão do banco de dados, também é possível inserir comandos maliciosos e conseguir permissão total (acesso root) à máquina em que o banco está em execução.</text:span></text:p>
      <text:p text:style-name="P17">Ataques de WEP e WPA</text:p>
      <text:p text:style-name="P18"/>
      <text:p text:style-name="P222">Wired Equivalent Privacy (WEP) é um protocolo de segurança que tentou fornecer uma rede de área local sem fio (WLAN) com o mesmo nível de segurança de uma LAN com fio. Como as medidas de segurança físicas ajudam a proteger uma LAN com fio, o WEP procura fornecer proteção similar para dados transmitidos pela WLAN com criptografia.</text:p>
      <text:p text:style-name="P142">O WEP usa uma chave de criptografia. Não há provisão para gerenciamento de tecla com WEP, então o número de pessoas que compartilham a chave continuará a crescer. Desde que todo mundo está usando a mesma chave, o criminoso tem acesso a uma grande quantidade de tráfego para ataques analíticos.</text:p>
      <text:p text:style-name="P142">O WEP também tem vários problemas com o seu vetor de inicialização (IV), que é um dos componentes do sistema criptográfico:</text:p>
      <text:list xml:id="list3534896099" text:style-name="L134">
        <text:list-item>
          <text:p text:style-name="P360"><text:soft-page-break/>É um campo de 24 bits, que é muito pequeno.</text:p>
        </text:list-item>
      </text:list>
      <text:list xml:id="list2031076615" text:style-name="L135">
        <text:list-item>
          <text:p text:style-name="P361">É um texto desprotegido, o que significa que é legível.</text:p>
        </text:list-item>
      </text:list>
      <text:list xml:id="list1970337712" text:style-name="L136">
        <text:list-item>
          <text:p text:style-name="P362">É estático para que fluxos de chave idênticos se repitam em uma rede dinâmica.</text:p>
        </text:list-item>
      </text:list>
      <text:p text:style-name="P142">O Wi-Fi Protected Access (WPA) e, em seguida, o WPA2 surgiram como protocolos melhorados para substituir o WEP. O WPA2 não tem os mesmos problemas de criptografia pois um invasor não pode recuperar a chave pela observação do tráfego. O WPA2 está suscetível ao ataque porque os criminosos virtuais podem analisar os pacotes transmitidos entre o access point e um usuário legítimo. Os criminosos virtuais usam um analisador de pacote e, em seguida, executa os ataques off-line na frase secreta.</text:p>
      <text:p text:style-name="P82">Brute force</text:p>
      <text:p text:style-name="P101"><text:span text:style-name="T16">Consiste em um ataque aonde o invasor tenta várias senhas, usuários possíveis na tentativa de advinhar a correta. Em ataques como esse normalmente se utiliza uma wordlist com uma lista de palavras e sequências de caracteres pré-definidas, tentando assim todas as possibilidades possíveis de senha ou usuário até achar a alternativa correta. </text:span><text:span text:style-name="T3">Como os ataques de força bruta levam tempo, senhas complexas demoram mais tempo para serem descobertas. Algumas ferramentas de senha de força bruta incluem Ophcrack L0phtCrack, THC-Hydra, RainbowCrack e Medusa.</text:span> </text:p>
      <text:p text:style-name="P117">Phishing</text:p>
      <text:p text:style-name="P102"><text:span text:style-name="T101">Ocorre quando a vítima acessa</text:span><text:span text:style-name="T3"> um e-mail fraudulento </text:span><text:span text:style-name="T23">ou um link de um site falso</text:span><text:span text:style-name="T3"> disfarçado de uma fonte legítima e confiável. A intenção da mensagem é enganar o destinatário para instalar o malware no dispositivo dele ou compartilhar informações pessoais ou financeiras. Um exemplo de phishing é um e-mail falsificado para parecer que foi enviado de uma loja de varejo, solicitando que o usuário clique em um link para receber um prêmio. O link pode ir para um site falso que pede informações pessoais ou pode instalar um vírus.</text:span></text:p>
      <text:p text:style-name="P142">Spear phishing é um ataque de phishing altamente direcionado. Embora o phishing e o spear phishing usem e-mails para alcançar as vítimas, os e-mails do spear phishing são personalizados para uma pessoa específica. O invasor pesquisa os interesses da vítima antes de enviar o e-mail. Por exemplo, um invasor descobre que a vítima está interessada em carros, procurando um modelo específico de carro para comprar. O invasor entra no mesmo fórum de discussão de carros utilizado pela vítima, forja uma oferta de venda de carro e envia um e-mail para a vítima. O e-mail contém um link para as fotos do carro. Quando a vítima clica no link, o malware é instalado no computador de destino.</text:p>
      <text:p text:style-name="P39">Vishing é o phishing que usa a tecnologia de comunicação de voz. Os criminosos podem falsificar as chamadas de origens legítimas usando a tecnologia VoIP (voice over IP). As vítimas também podem receber uma mensagem gravada que pareça legítima. Os criminosos querem obter números de cartão de crédito ou outras informações para roubar a identidade da vítima. O vishing se vale do fato de que as pessoas confiam na rede telefônica.</text:p>
      <text:p text:style-name="P158">Smishing (Short Message Service phishing) é o phishing que usa mensagens de texto em celulares. Os criminosos se passam por uma fonte legítima na tentativa de ganhar a confiança da vítima. Por exemplo, um ataque de smishing pode enviar à vítima o link de um site. Quando a vítima visita o site, o malware é instalado no telefone celular.</text:p>
      <text:p text:style-name="P158"><text:soft-page-break/>Pharming é a representação de um site legítimo na tentativa de enganar os usuários para inserir as credenciais. O pharming leva os usuários para um site falso que parece ser oficial. Então, as vítimas digitam as informações pessoais, achando que estão conectadas a um site legítimo.</text:p>
      <text:p text:style-name="P158">Whaling é um ataque de phishing que buscam vítimas de alto perfil em uma empresa, como executivos seniores. Outras vítimas incluem políticos ou celebridades.</text:p>
      <text:p text:style-name="P115"><text:span text:style-name="T28">O</text:span><text:span text:style-name="T27">Anti-Phishing Working Group (APWG) é uma associação do setor voltada para eliminar o roubo de identidade e a fraude resultantes de phishing e spoofing de e-mail.</text:span> </text:p>
      <text:p text:style-name="P81">DoS</text:p>
      <text:p text:style-name="P62">Os ataques de negação de serviço (DoS) são um tipo de ataque à rede. Um ataque de negação de serviço (DoS) resulta em algum tipo de interrupção de serviço aos usuários, dispositivos ou aplicações. Existem dois tipos principais de ataque de negação de serviço (DoS):</text:p>
      <text:p text:style-name="P142">Grande quantidade de tráfego - quando uma rede, um host ou um aplicativo recebe uma enorme quantidade de dados a uma taxa que não consegue processar. Isso causa uma desaceleração na transmissão ou resposta ou uma falha em um dispositivo ou serviço <text:span text:style-name="T102">ou até mesmo tornando toda a rede e serviços inoperantes</text:span>.</text:p>
      <text:p text:style-name="P142">Pacotes formatados de forma mal-intencionada - quando um pacote formatado de forma mal-intencionada é enviado para um host ou aplicativo e o receptor não consegue contê-lo. Por exemplo, um invasor encaminha pacotes com erros que não podem ser identificados pelo aplicativo ou encaminha pacotes formatados incorretamente. Isso causa lentidão ou falha na execução do dispositivo receptor.</text:p>
      <text:p text:style-name="P142">Os ataques de negação de serviço (DoS) são considerados um grande risco porque podem facilmente interromper a comunicação e causar perda significativa de tempo e dinheiro. Esses ataques são relativamente simples de conduzir, mesmo por um invasor não capacitado.</text:p>
      <text:p text:style-name="P78">DDoS</text:p>
      <text:p text:style-name="P62">Um ataque de negação de serviço distribuída (DDoS) é semelhante a um ataque de negação de serviço (DoS), mas é proveniente de várias fontes coordenadas. Por exemplo, um ataque de negação de serviço distribuída (DDoS) pode ocorrer da seguinte maneira:</text:p>
      <text:p text:style-name="P35">Um invasor cria uma rede de hosts infectados, denominada botnet. Os hospedeiros infectados são chamados de zumbis. Os zumbis são controlados por sistemas de controladores.</text:p>
      <text:p text:style-name="P142">Os computadores zumbis examinam e infectam constantemente mais hosts, criando mais zumbis. Quando está pronto, o hacker instrui os sistemas de controladores para fazer com que o botnet de zumbis execute um ataque de negação de serviço distribuída (DdoS).</text:p>
      <text:p text:style-name="P169">Envenenamento de SEO</text:p>
      <text:p text:style-name="P156">Os mecanismos de busca, como o Google, classificam as páginas e apresentam resultados relevantes com base nas consultas da pesquisa dos usuários. Dependendo da relevância do conteúdo do site, ele pode aparecer mais alto ou mais baixo na lista de resultado da pesquisa. SEO, abreviação de Search Engine Optimization (Otimização de mecanismos de busca), é um conjunto de técnicas usadas para melhorar a classificação do site por um mecanismo de pesquisa. Embora muitas empresas legítimas se especializem na otimização de sites para melhor posicioná-las, um <text:soft-page-break/>usuário mal-intencionado pode usar o SEO para que um site mal-intencionado fique mais alto nos resultados da pesquisa. Esta técnica é chamada de envenenamento de SEO.</text:p>
      <text:p text:style-name="P142">O objetivo mais comum do envenenamento de SEO é aumentar o tráfego em sites maliciosos que podem hospedar malware ou executar engenharia social. Para forçar um site malicioso a obter uma classificação mais elevada nos resultados de pesquisa, os invasores utilizam termos de busca populares.</text:p>
      <text:p text:style-name="P217"/>
      <text:p text:style-name="P217"/>
      <text:p text:style-name="P218">Oque é a redução de impacto?</text:p>
      <text:p text:style-name="P218"/>
      <text:p text:style-name="P185">Embora a maioria das empresas de sucesso atualmente esteja ciente dos problemas de segurança comuns e se esforçe para preveni-los, nenhum conjunto de práticas de segurança é 100% eficiente. Já que uma violação poderá acontecer se o prêmio for grande, as empresas também devem estar preparadas para conter os danos.</text:p>
      <text:p text:style-name="P161">É importante entender que o impacto de uma violação não está apenas relacionado ao aspecto técnico, aos dados roubados, aos bancos de dados danificados ou ao dano à propriedade intelectual, pois o dano também se estende à reputação da empresa. Responder a uma violação de dados é um processo muito dinâmico.</text:p>
      <text:p text:style-name="P161">Abaixo estão algumas medidas importantes que uma empresa deve tomar quando é identificada uma violação de segurança, de acordo com muitos especialistas de segurança:</text:p>
      <text:list xml:id="list2149495960" text:style-name="L137">
        <text:list-item>
          <text:p text:style-name="P435">Comunique o problema. Internamente, os funcionários devem ser informados sobre problema e agir rapidamente. Externamente, os clientes devem ser informados através de comunicação direta e anúncios oficiais. A comunicação cria transparência, que é crucial neste tipo de situação.</text:p>
        </text:list-item>
      </text:list>
      <text:list xml:id="list2634674990" text:style-name="L138">
        <text:list-item>
          <text:p text:style-name="P436">Seja sincero e responsável se a falha for da empresa.</text:p>
        </text:list-item>
      </text:list>
      <text:list xml:id="list3953485503" text:style-name="L139">
        <text:list-item>
          <text:p text:style-name="P437">Forneça detalhes. Explique o motivo pelo qual a situação ocorreu e o que foi comprometido. Também é esperado que a empresa assuma os custos dos serviços de proteção contra roubo de identidade para os clientes afetados.</text:p>
        </text:list-item>
      </text:list>
      <text:list xml:id="list2083675009" text:style-name="L140">
        <text:list-item>
          <text:p text:style-name="P438">Entenda o que causou e facilitou a violação. Se necessário, contrate especialistas em computação forense para pesquisar e informar os detalhes.</text:p>
        </text:list-item>
      </text:list>
      <text:list xml:id="list3569701299" text:style-name="L141">
        <text:list-item>
          <text:p text:style-name="P439">Aplique o que foi aprendido com a investigação de computação forense para não ocorrerem violações semelhantes no futuro.</text:p>
        </text:list-item>
      </text:list>
      <text:list xml:id="list3491504909" text:style-name="L142">
        <text:list-item>
          <text:p text:style-name="P440">Verifique se todos os sistemas estão limpos, nenhum backdoor foi instalado e nada mais foi comprometido. Os invasores, muitas vezes, tentarão deixar um backdoor para facilitar futuras violações. Certifique-se de que isso não aconteça.</text:p>
        </text:list-item>
      </text:list>
      <text:list xml:id="list2967021637" text:style-name="L143">
        <text:list-item>
          <text:p text:style-name="P441">Oriente os funcionários, parceiros e clientes sobre como evitar futuras violações.</text:p>
        </text:list-item>
      </text:list>
      <text:p text:style-name="P119">Proteger os dispositivos de computação</text:p>
      <text:p text:style-name="P51"><text:soft-page-break/>Os dispositivos de computação armazenam seus dados e são o portal para a sua vida on-line. Abaixo está uma pequena lista de etapas que você pode executar para proteger os dispositivos de computação contra invasão:</text:p>
      <text:list xml:id="list2932283884" text:style-name="L144">
        <text:list-item>
          <text:p text:style-name="P468"><text:span text:style-name="T36">Mantenha o firewall ativado – seja um software de firewall ou um firewall de hardware em um roteador, ele deve estar ativado e atualizado para impedir que hackers acessem dados pessoais ou da empresa. Clique </text:span><text:a xlink:type="simple" xlink:href="http://windows.microsoft.com/en-us/windows/turn-windows-firewall-on-off" office:target-frame-name="_blank" xlink:show="new" text:style-name="Internet_20_link" text:visited-style-name="Visited_20_Internet_20_Link"><text:span text:style-name="T52">Windows 7 e 8,1.</text:span></text:a><text:span text:style-name="T36"> ou </text:span><text:a xlink:type="simple" xlink:href="http://windows.microsoft.com/en-us/windows-10/turn-windows-firewall-on-or-off" office:target-frame-name="_blank" xlink:show="new" text:style-name="Internet_20_link" text:visited-style-name="Visited_20_Internet_20_Link"><text:span text:style-name="T52">Windows 10</text:span></text:a><text:span text:style-name="T36"> para ativar o firewall na respectiva versão do Windows. Clique </text:span><text:a xlink:type="simple" xlink:href="https://support.apple.com/en-us/HT201642" office:target-frame-name="_blank" xlink:show="new" text:style-name="Internet_20_link" text:visited-style-name="Visited_20_Internet_20_Link"><text:span text:style-name="T52">aqui</text:span></text:a><text:span text:style-name="T36"> para ativar o firewall em dispositivos Mac OS X.</text:span></text:p>
        </text:list-item>
      </text:list>
      <text:list xml:id="list647523004" text:style-name="L145">
        <text:list-item>
          <text:p text:style-name="P442">Use o antivírus e antispyware – software mal-intencionado, como vírus, cavalos de Troia, worms, ransomware e spyware, é instalado nos dispositivos de computação sem a sua permissão, a fim de obter acesso ao computador e aos dados. Os vírus podem destruir seus dados, deixar o computador lento ou assumir seu computador. O vírus pode assumir o computador ao permitir que os spammers enviem e-mails usando sua conta. O spyware pode monitorar suas atividades on-line, coletar informações pessoais ou produzir anúncios pop-up indesejados no navegador da Web, enquanto você estiver on-line. Uma regra adequada é baixar o software apenas de sites confiáveis, principalmente para evitar o spyware. O software antivírus é projetado para verificar o computador e o e-mail recebido à procura de vírus e excluí-los. Às vezes, o software antivírus também inclui antispyware. Mantenha seu software atualizado para proteger o computador contra os mais recentes softwares mal-intencionados.</text:p>
        </text:list-item>
      </text:list>
      <text:list xml:id="list2760833448" text:style-name="L146">
        <text:list-item>
          <text:p text:style-name="P443">Gerencie o sistema operacional e o navegador – os hackers estão sempre tentando utilizar vulnerabilidades em sistemas operacionais e navegadores da Web. Para proteger o computador e os dados, defina as configurações de segurança no computador e navegador como intermediárias ou altas. Atualize o sistema operacional do computador, incluindo navegadores da Web e, regularmente, baixe e instale os patches de software mais recentes e atualizações de segurança dos fornecedores.</text:p>
        </text:list-item>
      </text:list>
      <text:list xml:id="list190227123" text:style-name="L147">
        <text:list-item>
          <text:p text:style-name="P444">Proteja todos os dispositivos – os dispositivos de computação, sejam computadores, notebooks, tablets ou smartphones, devem ser protegidos por senha para evitar acesso não autorizado. As informações armazenadas devem ser criptografadas, principalmente para dados confidenciais. Para dispositivos móveis, só armazene as informações necessárias, caso estes dispositivos sejam roubados ou extraviados quando você estiver longe de sua casa. Se qualquer um dos dispositivos estiver comprometido, os criminosos poderão ter acesso a todos os seus dados através do provedor de serviços de armazenamento em nuvem, como o iCloud ou Google Drive.</text:p>
        </text:list-item>
      </text:list>
      <text:p text:style-name="P161">Os dispositivos de IoT apresentam um risco ainda maior do que seus outros dispositivos de computação. Enquanto desktop, notebook e plataformas móveis recebem atualizações de software frequentes, a maioria dos dispositivos de IoT ainda mantêm o firmware original. Se vulnerabilidades forem encontradas no firmware, o dispositivo de IoT provavelmente permanecerá vulnerável. Para piorar o problema, os dispositivos de IoT muitas vezes são projetados para ligar para casa e precisam de acesso à Internet. Para acessar a Internet, a maioria dos fabricantes de dispositivos de IoT depende da rede local do cliente. O resultado é que os dispositivos de IoT provavelmente estão incluídos e, quando isso acontece, permitem acesso à rede local e aos dados do cliente. A melhor maneira de se proteger neste cenário é fazer com que os dispositivos de IoT usem uma rede isolada, compartilhando-a somente com outros dispositivos de IoT.</text:p>
      <text:p text:style-name="P123"><text:soft-page-break/>Usar redes sem fio com segurança</text:p>
      <text:p text:style-name="P109"><text:span text:style-name="T3">Redes sem fio permitem que dispositivos habilitados com WiFi, como notebooks e tablets, se conectem à rede através do identificador de rede, conhecido como Service Set Identifier (SSID). Para impedir que invasores entrem na rede sem fio residencial, deve-se alterar a senha padrão do SSID para acesso administrativo através do navegador. Os hackers têm conhecimento a respeito deste tipo de informação de acesso padrão. Opcionalmente, o roteador sem fio também pode ser configurado para não transmitir o SSID, que adiciona uma barreira adicional à descoberta de rede. No entanto, isto não deve ser considerado uma segurança adequada para rede sem fio. Além disso, você deve criptografar a comunicação sem fio ao permitir a segurança sem fio e o atributo de criptografia WPA2 no roteador sem fio. Mesmo com a criptografia WPA2 habilitada, a rede sem fio ainda pode estar vulnerável.</text:span> </text:p>
      <text:p text:style-name="P109"/>
      <text:p text:style-name="P119">Use senhas exclusivas para cada conta on-line</text:p>
      <text:p text:style-name="P52">Você provavelmente tem mais de uma conta on-line, e cada conta deve ter uma única senha. São muitas senhas para lembrar. No entanto, não usar senhas fortes e exclusivas faz com que você e seus dados fiquem vulneráveis aos criminosos virtuais. Usar a mesma senha para todas as contas on-line é como usar a mesma chave para todas as portas trancadas; caso um invasor pegue sua chave, ele pode acessar tudo o que você possui. Se os criminosos pegarem sua senha através de phishing, por exemplo, eles tentarão entrar em suas outras contas on-line. Se você usar apenas uma senha para todas as contas, eles poderão entrar em todas as suas contas, roubar ou apagar todos os dados ou se passar por você.</text:p>
      <text:p text:style-name="P161">Nós usamos tantas contas on-line que precisam de senhas que torna-se impossível lembrar. Uma solução para evitar a reutilização de senhas ou usar senhas fracas é um gerenciador de senhas. Um gerenciador de senhas armazena e criptografa todas as suas senhas diferentes e complexas. O gerenciador então pode ajudá-lo a entrar em suas contas on-line automaticamente. Você só precisa lembrar de sua senha mestra para acessar o gerenciador de senhas e gerenciar todas as contas e senhas.</text:p>
      <text:p text:style-name="P161">Dicas para escolher uma boa senha:</text:p>
      <text:list xml:id="list2646341381" text:style-name="L148">
        <text:list-item>
          <text:p text:style-name="P445">Não use palavras do dicionário ou nomes em qualquer idioma</text:p>
        </text:list-item>
      </text:list>
      <text:list xml:id="list1206607936" text:style-name="L149">
        <text:list-item>
          <text:p text:style-name="P446">Não use erros ortográficos comuns de palavras do dicionário</text:p>
        </text:list-item>
      </text:list>
      <text:list xml:id="list3422406640" text:style-name="L150">
        <text:list-item>
          <text:p text:style-name="P447">Não use nomes de computador ou de contas</text:p>
        </text:list-item>
      </text:list>
      <text:list xml:id="list3766147323" text:style-name="L151">
        <text:list-item>
          <text:p text:style-name="P448">Se possível use caracteres especiais, como ! @ # $ % ^ &amp; * ( )</text:p>
        </text:list-item>
      </text:list>
      <text:list xml:id="list925725442" text:style-name="L152">
        <text:list-item>
          <text:p text:style-name="P449">Use uma senha com 10 ou mais caracteres</text:p>
        </text:list-item>
      </text:list>
      <text:p text:style-name="P220">#Use também autenticação de dois fatores</text:p>
      <text:p text:style-name="P220">#Alternativa: Usar frases secretas</text:p>
      <text:p text:style-name="P224">O que é Criptografia?</text:p>
      <text:p text:style-name="P45"><text:span text:style-name="T96">Criptografia é o processo de converter as informações em um formato que não pode ser lido por uma pessoa não autorizada. Somente uma pessoa confiável, autorizada com a chave secreta ou uma </text:span><text:soft-page-break/><text:span text:style-name="T96">senha pode descriptografar os dados e acessá-los em sua forma original. A criptografia em si não impede que alguém intercepte os dados. A criptografia só pode impedir uma pessoa não autorizada de exibir ou acessar o conteúdo. </text:span>Programas de software são usados para criptografar arquivos, pastas e, até mesmo, unidades inteiras.</text:p>
      <text:h text:style-name="P239" text:outline-level="1">A história da criptografia</text:h>
      <text:p text:style-name="P190">O histórico de criptografia começou em círculos diplomáticos há milhares de anos. Os mensageiros da corte real levavam mensagens criptografadas para outras cortes. Ocasionalmente, cortes não envolvidas na comunicação tentavam roubar as mensagens enviadas a um reino considerado inimigo. Não muito tempo depois, os comandantes começaram a usar a criptografia para proteger as mensagens.</text:p>
      <text:p text:style-name="P142">Ao longo dos séculos, vários métodos de cifra, dispositivos físicos e materiais de apoio criptografaram e descriptografaram texto:</text:p>
      <text:list xml:id="list1772150305" text:style-name="L153">
        <text:list-item>
          <text:p text:style-name="P363">Cítala (figura 1)</text:p>
        </text:list-item>
      </text:list>
      <text:list xml:id="list3536546613" text:style-name="L154">
        <text:list-item>
          <text:p text:style-name="P364">Cifra de César (figura 2)</text:p>
        </text:list-item>
      </text:list>
      <text:list xml:id="list132916395" text:style-name="L155">
        <text:list-item>
          <text:p text:style-name="P365">Cifra de Vigenère (figura 3)</text:p>
        </text:list-item>
      </text:list>
      <text:list xml:id="list3494786312" text:style-name="L156">
        <text:list-item>
          <text:p text:style-name="P366">Máquina Enigma (figura 4)</text:p>
        </text:list-item>
      </text:list>
      <text:p text:style-name="P152">Todos os métodos de cifra usam uma chave para criptografar ou descriptografar uma mensagem. A chave é um componente importante do algoritmo de criptografia. Um algoritmo de criptografia é tão bom quanto a chave usada. Quanto mais complexidade envolvida, mais seguro é o algoritmo. O gerenciamento de chave é uma peça importante do processo.</text:p>
      <text:p text:style-name="P175">Criação de texto codificado</text:p>
      <text:p text:style-name="P43">Cada método de criptografia usa um algoritmo específico, chamado código, para criptografar e descriptografar as mensagens. Um código é uma série de etapas bem definidas usadas para criptografar e descriptografar as mensagens. Há vários métodos de criar um texto codificado:</text:p>
      <text:list xml:id="list4235211964" text:style-name="L157">
        <text:list-item>
          <text:p text:style-name="P367">Transposição – as letras são reorganizadas (figura 1)</text:p>
        </text:list-item>
      </text:list>
      <text:list xml:id="list2870217175" text:style-name="L158">
        <text:list-item>
          <text:p text:style-name="P368">Substituição – as letras são substituídas (figura 2)</text:p>
        </text:list-item>
      </text:list>
      <text:list xml:id="list1826352342" text:style-name="L159">
        <text:list-item>
          <text:p text:style-name="P369">Cifra de uso único – o texto claro, combinado com uma chave secreta, cria um novo caractere que é combinado com o texto claro para gerar o texto codificado (figura 3)</text:p>
        </text:list-item>
      </text:list>
      <text:p text:style-name="P142">Os algoritmos de criptografia antigos, como a cifra de César ou a máquina Enigma, dependiam do sigilo do algoritmo para obter a confidencialidade. Com a tecnologia moderna, a engenharia reversa muitas vezes é simples, então as partes usam algoritmos de domínio público. Com os algoritmos mais modernos, a descriptografia requer o conhecimento das chaves criptográficas corretas. Isto significa que a segurança da criptografia depende do segredo das chaves, não do algoritmo.</text:p>
      <text:p text:style-name="P142">Alguns algoritmos de criptografia modernos ainda usam a transposição como parte do algoritmo.</text:p>
      <text:p text:style-name="P474">O gerenciamento de chaves é a parte mais difícil do projeto de um criptossistema. Muitos criptossistemas falharam devido a erros no gerenciamento de chave e todos os algoritmos de criptografia modernos requerem procedimentos de gerenciamento de chaves. Na prática, a maioria <text:soft-page-break/>dos ataques em sistemas criptográficos envolve o sistema de gerenciamento de chave, ao invés do próprio algoritmo criptográfico.</text:p>
      <text:p text:style-name="P174">Dois tipos de criptografia</text:p>
      <text:p text:style-name="P190">A cifragem criptográfica pode oferecer confidencialidade, incorporando várias ferramentas e protocolos.</text:p>
      <text:p text:style-name="P142">Existem duas abordagens para garantir a segurança dos dados ao usar a criptografia. A primeira é proteger o algoritmo. Se a segurança de um sistema de criptografia depende do sigilo do próprio algoritmo, o aspecto mais importante é proteger o algoritmo a todo o custo. Toda vez que uma pessoa descobre os detalhes do algoritmo, cada parte envolvida precisa alterar o algoritmo. Essa abordagem não parece muito segura ou gerenciável. A segunda abordagem é para proteger as chaves. Com a criptografia moderna, os algoritmos são públicos. As chaves criptográficas asseguram o sigilo dos dados. As chaves criptográficas são senhas que fazem parte da entrada de um algoritmo de criptografia, juntamente com os dados que requerem criptografia.</text:p>
      <text:p text:style-name="P142">Há duas classes de algoritmos de criptografia:</text:p>
      <text:p text:style-name="P142">Algoritmos simétricos - Esses algoritmos usam a mesma chave pré-compartilhada, às vezes chamada de par de chaves secretas, para criptografar e descriptografar dados. O remetente e o destinatário conhecem a chave pré-compartilhada, antes de qualquer comunicação criptografada começar. Como mostrado na figura 1, os algoritmos simétricos usam a mesma chave para criptografar e descriptografar o texto claro. Os algoritmos de criptografia que usam uma chave comum são mais simples e precisam de menos potência computacional.</text:p>
      <text:p text:style-name="P142">Algoritmos assimétricos - A criptografia assimétrica usa uma chave para criptografar os dados e uma chave diferente para descriptografá-los. Uma chave é pública e outra é privada. Em um sistema de criptografia de chave pública, qualquer pessoa pode codificar uma mensagem utilizando a chave pública do destinatário e o destinatário é o único que pode decifrá-la usando sua chave privada. As partes trocam mensagens seguras sem precisar de uma chave pré-compartilhada, como mostrado na figura 2. Algoritmos assimétricos são mais complexos. Esses algoritmos usam muitos recursos e são mais lentos.</text:p>
      <text:h text:style-name="P207" text:outline-level="1">O processo de criptografia simétrica</text:h>
      <text:p text:style-name="P201"/>
      <text:p text:style-name="P190">Os algoritmos simétricos usam a mesma chave pré-compartilhada para criptografar e descriptografar dados, um método também conhecido como criptografia com chave privada.</text:p>
      <text:p text:style-name="P142">Por exemplo, Alice e Bob moram em localidades diferentes, mas querem trocar mensagens secretas entre si por meio do sistema de correio. Alice deseja enviar uma mensagem secreta para Bob.</text:p>
      <text:p text:style-name="P142">A criptografia com chave privada usa um algoritmo simétrico. Como ilustrado pelas chaves na figura, Alice e Bob têm chaves idênticas para um único cadeado. A troca de chaves aconteceu antes de enviar quaisquer mensagens secretas. Alice escreve uma mensagem secreta e a coloca em uma pequena caixa trancada com o cadeado. Ela manda a caixa para Bob. A mensagem está segura dentro da caixa, à medida que a caixa segue seu caminho através do sistema de correios. Quando Bob recebe a caixa, ele usa a chave para destrancar o cadeado e recuperar a mensagem. Bob pode usar a mesma caixa e cadeado para enviar uma resposta secreta para Alice.</text:p>
      <text:p text:style-name="P142"><text:soft-page-break/>Se Bob quiser falar com Carol, ele precisará de uma nova chave pré-compartilhada para impedir que Alice tome conhecimento dessa comunicação. Com quanto mais pessoas Bob quiser se comunicar em sigilo, mais chaves ele precisará gerenciar.</text:p>
      <text:h text:style-name="P207" text:outline-level="1">Tipo de criptografia</text:h>
      <text:p text:style-name="P201"/>
      <text:p text:style-name="P190">Os tipos mais comuns de criptografia são as cifras de blocos e as cifras de fluxo. Cada método tem uma maneira diferente para agrupar os bits de dados para criptografá-los.</text:p>
      <text:p text:style-name="P142">Cifras de blocos</text:p>
      <text:p text:style-name="P142">As cifras de blocos transformam um bloco de tamanho fixo de texto claro em um bloco comum de texto codificado de 64 ou 128 bits. O tamanho do bloco é a quantidade de dados criptografados a qualquer momento. Para descriptografar o texto codificado, aplique a transformação inversa para o bloco de texto codificado, usando a mesma chave secreta.</text:p>
      <text:p text:style-name="P142">Normalmente, as cifras de blocos resultam em dados de saída maiores do que os dados de entrada, pois o texto codificado deve ser um múltiplo do tamanho do bloco. Por exemplo, Data Encryption Standard (DES) é um algoritmo simétrico que criptografa blocos em partes de 64 bits, usando uma chave de 56 bits. Para tanto, o algoritmo de bloco leva uma parte dos dados de cada vez, por exemplo, 8 bytes por parte, até que todo o bloco esteja completo. Se houver menos dados do que um bloco de entrada completo, o algoritmo acrescentará dados artificiais ou espaços em branco, até usar uma parte completa de 64 bits, como mostrado na figura 1 para os 64 bits à esquerda.</text:p>
      <text:p text:style-name="P142">Cifras de fluxo</text:p>
      <text:p text:style-name="P142">Ao contrário das cifras de blocos, as cifras de fluxo criptografam um byte de texto claro ou um bit de cada vez, como mostrado na figura 2. Imagine as cifras de fluxo como uma cifra de blocos de um bit. Com uma cifra de fluxo, a transformação dessas unidades de texto claro menores varia, dependendo de quando são encontrados durante o processo de criptografia. As cifras de fluxo podem ser muito mais rápidas do que as cifras de blocos e geralmente não aumentam o tamanho da mensagem, pois podem criptografar um número arbitrário de bits.</text:p>
      <text:p text:style-name="P142">A5 é uma cifra de fluxo que oferece privacidade de voz e criptografa as comunicações de telefonia celular. Também é possível usar o DES em modo de cifra de fluxo.</text:p>
      <text:p text:style-name="P152">Sistemas criptográficos complexos podem combinar bloco e fluxo no mesmo processo.</text:p>
      <text:p text:style-name="P175">Algoritmos de criptografia simétrica</text:p>
      <text:p text:style-name="P43">Vários sistemas de criptografia usam a criptografia simétrica. Alguns dos padrões de criptografia comuns que usam criptografia simétrica incluem o seguinte:</text:p>
      <text:p text:style-name="P142">3DES (triplo DES): Digital Encryption Standard (DES) é uma cifra de blocos simétrica de 64 bits, que usa uma chave de 56 bits. Essa cifra usa um bloco de 64 bits de texto claro como entrada e um bloco de 64 bits de texto codificado como saída. Sempre opera em blocos de igual tamanho e usa permutações e substituições no algoritmo. Permutação é uma maneira de organizar todos os elementos de um conjunto.</text:p>
      <text:p text:style-name="P142">O Triplo DES criptografa três vezes os dados e usa uma chave diferente para, no mínimo, uma das três passagens, fornecendo um tamanho de chave cumulativa de 112-168 bits. O 3DES é resistente ao ataque, mas é muito mais lento do que o DES.</text:p>
      <text:p text:style-name="P142"><text:soft-page-break/>O ciclo de criptografia do 3DES ocorre da seguinte forma:</text:p>
      <text:p text:style-name="P142">1. Dados criptografados pelo primeiro DES</text:p>
      <text:p text:style-name="P142">2. Dados descriptografados pelo segundo DES</text:p>
      <text:p text:style-name="P142">3. Dados criptografados novamente pelo terceiro DES</text:p>
      <text:p text:style-name="P142">O processo inverso descriptografa o texto codificado.</text:p>
      <text:p text:style-name="P142">IDEA: O Algoritmo de Criptografia de Dados (IDEA) usa blocos de 64 bits e chaves de 128 bits. O IDEA realiza oito transformações em cada um dos 16 blocos que resultam na divisão de cada bloco de 64 bits. O IDEA substituiu o DES e agora o PGP (Pretty Good Privacy) o utiliza. PGP é um programa que oferece privacidade e autenticação para comunicação de dados. GNU Privacy Guard (GPG) é uma versão licenciada e gratuita do PGP.</text:p>
      <text:p text:style-name="P142">AES: O Advanced Encryption Standard (AES) tem um tamanho de bloco fixo de 128 bits, com um tamanho de chave de 128, 192 ou 256 bits. O Instituto Nacional de Padrões e Tecnologia (NIST) aprovou o algoritmo AES em dezembro de 2001. O governo norte-americano usa o AES para proteger as informações confidenciais.</text:p>
      <text:p text:style-name="P142">O AES é um algoritmo forte que usa chaves de comprimentos maiores. O AES é mais rápido do que DES e 3DES, portanto, oferece uma solução tanto para aplicações de software quanto para uso de hardware em firewalls e roteadores.</text:p>
      <text:p text:style-name="P152">Outras cifras de bloco incluem Skipjack (desenvolvido pela NSA), Blowfish e Twofish.</text:p>
      <text:p text:style-name="P175">O processo de criptografia assimétrica</text:p>
      <text:p text:style-name="P43">A criptografia assimétrica, também chamada de criptografia de chave pública, utiliza uma chave de criptografia que é diferente da chave usada para descriptografia. Um criminoso não pode calcular uma chave de descriptografia baseada no conhecimento da chave de criptografia e vice-versa, em qualquer período razoável.</text:p>
      <text:p text:style-name="P142">Se Alice e Bob trocarem uma mensagem secreta usando a criptografia de chave pública, eles usarão um algoritmo assimétrico. Desta vez, Bob e Alice não compartilham as chaves antes de enviar mensagens secretas. Em vez disso, Bob e Alice possuem um cadeado separado cada um, com as chaves diferentes correspondentes. Para enviar uma mensagem secreta a Bob, Alice deve entrar em contato com ele primeiro e pedir para que ele envie o cadeado aberto para ela. Bob envia o cadeado, mas mantém a chave. Ao receber o cadeado, Alice escreve a mensagem secreta e a coloca em uma caixa pequena. Ela também coloca seu cadeado aberto na caixa, mas mantém a chave. Então, ela fecha a caixa com o cadeado de Bob. Ao fechar a caixa, Alice não consegue mais abrir já que ela não tem a chave desse cadeado. Ela envia a caixa para Bob e, como a caixa viaja pelo sistema de correio, ninguém é capaz de abri-la. Quando Bob recebe a caixa, ele pode usar a chave para abrir a caixa e recuperar a mensagem da Alice. Para enviar uma resposta segura, Bob coloca a mensagem secreta na caixa, juntamente com o cadeado aberto e fecha a caixa usando o cadeado da Alice. Bob envia a caixa segura novamente para Alice.</text:p>
      <text:p text:style-name="P153">Por exemplo, na figura 1, Alice solicita e obtém a chave pública de Bob. Na figura 2, Alice usa a chave pública de Bob para criptografar uma mensagem com um algoritmo estabelecido. Alice envia a mensagem criptografada para Bob e, então, Bob usa a chave privada para descriptografar a mensagem, como mostrado na figura 3.</text:p>
      <text:p text:style-name="P176"><text:soft-page-break/>Algoritmos de criptografia assimétrica</text:p>
      <text:p text:style-name="P43">Os algoritmos assimétricos usam fórmulas que qualquer pessoa pode procurar. O par de chaves independentes é o que torna esses algoritmos seguros. Os algoritmos assimétricos incluem:</text:p>
      <text:p text:style-name="P142">RSA (Rivest-Shamir-Adleman) - Usa o produto de dois números primos muito grandes, com um tamanho igual de 100 a 200 dígitos. Os navegadores usam RSA para estabelecer uma conexão segura.</text:p>
      <text:p text:style-name="P142">Diffie-Hellman - Fornece um método de troca eletrônica para compartilhar a chave secreta. Os protocolos seguros, como Secure Sockets Layer (SSL), Transport Layer Security (TLS), Secure Shell (SSH) e Internet Protocol Security (IPsec) usam Diffie-Hellman.</text:p>
      <text:p text:style-name="P142">ElGamal - Usa o padrão do governo dos E.U.A. para assinaturas digitais. Esse algoritmo é gratuito porque ninguém detém a patente.</text:p>
      <text:p text:style-name="P154">Criptografia de curva elíptica (ECC) - Usa curvas elípticas como parte do algoritmo. Nos Estados Unidos, a Agência Nacional de Segurança usa ECC para geração de assinatura digital e troca de chave.</text:p>
      <text:p text:style-name="P476">Gerenciamento de chaves</text:p>
      <text:p text:style-name="P190">O gerenciamento de chave inclui a geração, troca, armazenamento, utilização e substituição das chaves usadas em um algoritmo de criptografia.</text:p>
      <text:p text:style-name="P142">O gerenciamento de chaves é a parte mais difícil no projeto de um criptossistema. Muitos criptossistemas falharam devido a erros nos procedimentos de gerenciamento de chave. Na prática, a maioria dos ataques em sistemas criptográficos aponta para o nível de gerenciamento de chave, ao invés do próprio algoritmo criptográfico.</text:p>
      <text:p text:style-name="P142">Como mostrado na figura, existem várias características essenciais do gerenciamento de chave a serem consideradas.</text:p>
      <text:p text:style-name="P142">Os dois termos usados para descrever as chaves são:</text:p>
      <text:list xml:id="list89483180" text:style-name="L160">
        <text:list-item>
          <text:p text:style-name="P370">Tamanho da chave - É a medida em bits.</text:p>
        </text:list-item>
      </text:list>
      <text:list xml:id="list3576605544" text:style-name="L161">
        <text:list-item>
          <text:p text:style-name="P371">Espaço da chave - É o número de possibilidades que um tamanho de chave específico pode gerar.</text:p>
        </text:list-item>
      </text:list>
      <text:p text:style-name="P142">O espaço da chave aumenta exponencialmente à medida que o tamanho da chave aumenta. O espaço da chave de um algoritmo é o conjunto de todos os valores de chave possíveis. As chaves maiores são mais seguras; porém, também usam muitos recursos. Quase todos os algoritmos possuem algumas chaves fracas no espaço da chave, que permitem que um criminoso quebre a criptografia usando um atalho.</text:p>
      <text:h text:style-name="P207" text:outline-level="1">Comparação de tipos de criptografia</text:h>
      <text:p text:style-name="P201"/>
      <text:p text:style-name="P190">É importante compreender as diferenças entre os métodos de criptografia simétrica e assimétrica. Os sistemas de criptografia simétrica são mais eficientes e podem lidar com mais dados. No entanto, os sistemas de gerenciamento de chave com criptografia simétrica são mais problemáticos e difíceis de gerenciar. A criptografia assimétrica é mais eficiente na proteção da confidencialidade de pequenas quantidades de dados e o seu tamanho a torna mais segura para tarefas como troca de <text:soft-page-break/>chave eletrônica, que é uma pequena quantidade de dados em vez da criptografia de grandes blocos de dados.</text:p>
      <text:p text:style-name="P142">A manutenção da confidencialidade é importante para dados inativos e dados em movimento. Em ambos os casos, a criptografia simétrica é favorecida devido a sua velocidade e à simplicidade do algoritmo. Alguns algoritmos assimétricos podem aumentar consideravelmente o tamanho do objeto criptografado. Portanto, no caso de dados em movimento, use a criptografia com chave pública para compartilhar a chave secreta e, então, a criptografia simétrica para assegurar a confidencialidade dos dados enviados.</text:p>
      <text:h text:style-name="P207" text:outline-level="1">Aplicações</text:h>
      <text:p text:style-name="P201"/>
      <text:p text:style-name="P190">Há várias aplicações para os algoritmos simétricos e assimétricos.</text:p>
      <text:p text:style-name="P142">Um token gerador de senha de uso único é um dispositivo de hardware que usa criptografia para gerar uma senha de uso único. Uma senha de uso único é uma cadeia de caracteres numérica ou alfanumérica gerada automaticamente que autentica um usuário para uma transação de uma sessão somente. O número muda a cada 30 segundos. A senha de sessão aparece em um visor e o usuário insere a senha.</text:p>
      <text:p text:style-name="P142">O setor de pagamento eletrônico usa o 3DES. Os sistemas operacionais usam DES para proteger os arquivos e os dados do sistema com senhas. A maioria dos sistemas de arquivo de criptografia, como NTFS, usa AES.</text:p>
      <text:p text:style-name="P142">Quatro protocolos usam algoritmos de chave assimétrica.</text:p>
      <text:list xml:id="list2288796506" text:style-name="L162">
        <text:list-item>
          <text:p text:style-name="P372">Internet Key Exchange (IKE), que é um componente fundamental das redes virtuais privadas IPsec (VPNs).</text:p>
        </text:list-item>
      </text:list>
      <text:list xml:id="list2435044660" text:style-name="L163">
        <text:list-item>
          <text:p text:style-name="P373">Secure Socket Layer (SSL), que é um meio de implementar a criptografia em um navegador da Web.</text:p>
        </text:list-item>
      </text:list>
      <text:list xml:id="list20954873" text:style-name="L164">
        <text:list-item>
          <text:p text:style-name="P374">Secure Shell (SSH), que é um protocolo que fornece uma conexão de acesso remoto seguro a dispositivos de rede.</text:p>
        </text:list-item>
      </text:list>
      <text:list xml:id="list1912905229" text:style-name="L165">
        <text:list-item>
          <text:p text:style-name="P375">Pretty Good Privacy (PGP), que é um programa de computador que fornece privacidade criptográfica e autenticação para aumentar a segurança de comunicações de e-mail.</text:p>
        </text:list-item>
      </text:list>
      <text:p text:style-name="P142">Uma VPN é uma rede privada que usa rede pública, geralmente a internet, para criar um canal de comunicação seguro. Uma VPN conecta dois endpoints, como dois escritórios remotos, pela Internet com o objetivo de formar a conexão.</text:p>
      <text:p text:style-name="P142">As VPNs usam IPsec. IPsec é um conjunto de protocolos desenvolvido para obter serviços seguros pelas redes. Os serviços de IPsec permitem a autenticação, integridade, controle de acesso e confidencialidade. Com a IPsec, os sites remotos podem trocar informações criptografadas e verificadas.</text:p>
      <text:p text:style-name="P142">Os dados em uso são uma preocupação crescente para várias empresas. Quando em uso, os dados não têm mais proteção porque o usuário precisa abrir e alterar os dados. A memória do sistema guarda os dados em uso e pode conter dados confidenciais, como chave de criptografia. Se criminosos comprometerem os dados em uso, eles terão acesso aos dados inativos e aos dados em movimento.</text:p>
      <text:p text:style-name="P190"/>
      <text:p text:style-name="P43"><text:soft-page-break/></text:p>
      <text:p text:style-name="P43"/>
      <text:p text:style-name="P45"/>
      <text:p text:style-name="P45"/>
      <text:p text:style-name="P45"/>
      <text:p text:style-name="P45"/>
      <text:p text:style-name="P120">Backup</text:p>
      <text:p text:style-name="P53">O disco rígido pode falhar. Você pode perder seu notebook. Seu smartphone pode ser roubado. Talvez você tenha apagado a versão original de um documento importante. O backup pode impedir a perda de dados insubstituíveis, como fotos de família. Para fazer backup de dados corretamente, você precisará de um local de armazenamento adicional para onde deverá copiá-los, de forma regular e automática.</text:p>
      <text:p text:style-name="P161">A localização adicional dos seus arquivos de backup pode ser na sua rede domiciliar, localização secundária ou na nuvem. Quando armazena o backup dos dados localmente, você tem controle total dos dados. Você pode optar por copiar todos os dados para um dispositivo de armazenamento em rede (NAS), um simples disco rígido externo, ou talvez selecionar somente algumas pastas importantes para backup em pen drives, CDs e DVDs ou até mesmo fitas. Nesse cenário, você é o proprietário e totalmente responsável pelo custo e pela manutenção do equipamento de dispositivo de armazenamento. Se você assinar um serviço de armazenamento em nuvem, o custo dependerá do espaço de armazenamento necessário. Com um serviço de armazenamento em nuvem como o Amazon Web Services (AWS), você tem acesso aos dados de backup e ao mesmo tempo à sua conta. Quando você assina serviços de armazenamento on-line, pode precisar ser mais seletivo sobre os dados para backup, devido ao custo de armazenamento e as transferências de dados on-line constantes. Uma das vantagens de armazenar um backup em um local alternativo é a segurança em caso de incêndio, roubo ou outras catástrofes que não sejam a falha do dispositivo de armazenamento.</text:p>
      <text:h text:style-name="P231" text:outline-level="1">Excluir os dados permanentemente</text:h>
      <text:p text:style-name="P188">Quando você move um arquivo para a lixeira e o exclui permanentemente, o arquivo só está inacessível para o sistema operacional. Qualquer um com as ferramentas forenses corretas ainda pode recuperar o arquivo devido ao rastro magnético deixado no disco rígido.</text:p>
      <text:p text:style-name="P188"/>
      <text:p text:style-name="P53">Para apagar dados de modo que eles não sejam recuperáveis, os dados devem ser substituídos por um e zero várias vezes. Para impedir a recuperação de arquivos excluídos, talvez seja necessário usar ferramentas especificamente projetadas para isso. O programa SDelete da Microsoft (para o Vista e versões posteriores) alega ter a capacidade de remover completamente os arquivos confidenciais. Shred para Linux e Secure Empty Trash para Mac OSX são algumas ferramentas que alegam proporcionar um serviço semelhante.</text:p>
      <text:p text:style-name="P142">A única maneira de ter a certeza de que os dados ou arquivos não são recuperáveis é destruir fisicamente o disco rígido ou o dispositivo de armazenamento. A insensatez de muitos criminosos é pensar que os arquivos são impenetráveis ou irrecuperáveis.</text:p>
      <text:p text:style-name="P143"><text:soft-page-break/>Além de armazenar dados nos discos rígidos locais, os dados também podem ser armazenados on-line na nuvem. As cópias também precisarão ser eliminadas. Reserve um momento para se perguntar: onde salvo meus dados? Eles estão salvos em outro local? Eles estão criptografados? Quando você precisar excluir os dados ou se livrar de um disco rígido ou computador, pergunte a si mesmo: os dados estão protegidos para que não caiam em mãos erradas?</text:p>
      <text:p text:style-name="P181">OAuth 2.0</text:p>
      <text:p text:style-name="P54">Open Authorization (OAuth) é um protocolo padrão aberto que permite às credenciais de um usuário final acessar aplicativos de terceiros sem expor a senha do usuário. OAuth funciona como o intermediário para decidir se deseja permitir aos usuários finais o acesso a aplicativos de terceiros. Por exemplo, digamos que você deseja acessar o aplicativo da Web XYZ e não tem uma conta de</text:p>
      <text:p text:style-name="P54">usuário para acessá-lo. No entanto, o XYZ tem a opção de permitir que você faça logon usando as credenciais de um site de redes sociais ABC. Então, acesse o site usando o logon de redes sociais.</text:p>
      <text:p text:style-name="P142">Para que isso funcione, o aplicativo “XYZ” é registrado com “ABC” e está aprovado. Quando você acessar XYZ, usará suas credenciais de usuário de ABC. Então, XYZ solicita um token de acesso do ABC em seu nome. Agora, você tem acesso ao XYZ. XYZ não sabe nada sobre você e suas credenciais de usuário, e essa interação é totalmente simples para o usuário. Usar tokens secretos impede que um aplicativo mal-intencionado receba suas informações e seus dados</text:p>
      <text:p text:style-name="P110"/>
      <text:p text:style-name="P121">Firewall</text:p>
      <text:p text:style-name="P103"><text:span text:style-name="T99">Trata-se uma solução de segurança baseada em hardware ou software </text:span><text:span text:style-name="T3">que tem por objetivo aplicar uma política de segurança, </text:span><text:span text:style-name="T24">como analisar o tráfego de rede para determinar quais operações de transmissão ou recepção de dados podem ser executadas, filtrar solicitações de conteúdo da web</text:span><text:span text:style-name="T3"> a um determinado ponto da rede, geralmente associados a redes TCP/IP </text:span><text:span text:style-name="T24">e entre outras funções</text:span><text:span text:style-name="T3">.</text:span> <text:span text:style-name="T17">Um firewall pode ser instalado em um único computador com o objetivo de protegê-lo (firewall baseado em host), ou pode ser um dispositivo de rede autônomo que protege uma rede de computadores e todos os dispositivos hospedados na rede (firewall pela rede).</text:span><text:span text:style-name="T99"> </text:span></text:p>
      <text:p text:style-name="P58">Ao longo dos anos, à medida que os ataques à rede e aos computadores tornaram-se mais sofisticados, novos tipos de firewalls foram desenvolvidos para propósitos diferentes na proteção de uma rede. Esta é uma lista dos tipos comuns de firewall:</text:p>
      <text:list xml:id="list720575620" text:style-name="L166">
        <text:list-item>
          <text:p text:style-name="P376">Firewall de camada de rede– filtragem baseada em endereços IP de origem e destino</text:p>
        </text:list-item>
      </text:list>
      <text:list xml:id="list2004369446" text:style-name="L167">
        <text:list-item>
          <text:p text:style-name="P377">Firewall de camada de transporte– filtragem baseada em portas de origem e destino de dados e em estados de conexão</text:p>
        </text:list-item>
      </text:list>
      <text:list xml:id="list256505308" text:style-name="L168">
        <text:list-item>
          <text:p text:style-name="P378">Firewall de camada de aplicação– filtragem baseada em aplicativo, programa ou serviço</text:p>
        </text:list-item>
      </text:list>
      <text:list xml:id="list3844916017" text:style-name="L169">
        <text:list-item>
          <text:p text:style-name="P379">Firewall de aplicação com reconhecimento de contexto– filtragem baseada em usuário, dispositivo, função, tipo de aplicativo e perfil de ameaça</text:p>
        </text:list-item>
      </text:list>
      <text:list xml:id="list2287156474" text:style-name="L170">
        <text:list-item>
          <text:p text:style-name="P380">Servidor proxy– filtragem de solicitações de conteúdo da Web, como URL, domínio, mídia etc.</text:p>
        </text:list-item>
      </text:list>
      <text:list xml:id="list3113665204" text:style-name="L171">
        <text:list-item>
          <text:p text:style-name="P381">Servidor proxy reverso– colocado na frente de servidores da Web, os servidores proxy protegem, ocultam, fazem o offload e distribuem o acesso a servidores da Web</text:p>
        </text:list-item>
      </text:list>
      <text:list xml:id="list431469985" text:style-name="L172">
        <text:list-item>
          <text:p text:style-name="P382"><text:soft-page-break/>Firewall Network Address Translation (NAT)– oculta ou disfarça os endereços privados de hosts de rede</text:p>
        </text:list-item>
      </text:list>
      <text:list xml:id="list1066494909" text:style-name="L173">
        <text:list-item>
          <text:p text:style-name="P383">Firewall baseado em host– filtragem de portas e chamadas de serviço do sistema em um sistema operacional de computador único</text:p>
        </text:list-item>
      </text:list>
      <text:p text:style-name="P111"/>
      <text:p text:style-name="P122"><text:span text:style-name="T104">V</text:span>arredura de porta(Port scanner)</text:p>
      <text:p text:style-name="P55">A varredura de porta é um processo de sondagem de um computador, servidor ou outro host de rede em busca de portas abertas. Na rede, cada aplicativo em execução em um dispositivo recebe um identificador ou número de porta. Esse número da porta é usado em ambas as extremidades da transmissão para que os dados certos sejam passados ao aplicativo correto. A varredura de porta pode ser usada de forma mal-intencionada como uma ferramenta de reconhecimento para identificar o sistema operacional e os serviços em execução em um host ou computador, ou pode ser usada por um administrador de rede, sem causar danos, para verificar as políticas de segurança da rede.</text:p>
      <text:p text:style-name="P161">Para avaliar a segurança de porta e o firewall da rede do computador, use uma ferramenta de varredura de porta, como Nmap, para localizar todas as portas abertas na rede. A varredura de porta pode ser considerada como um precursor para um ataque à rede e, portanto, não deve ser feita em servidores públicos na Internet ou em uma rede corporativa sem permissão.</text:p>
      <text:p text:style-name="P161">Para executar uma varredura de porta Nmap de um computador na rede domiciliar local, baixe e inicialize um programa como o Zenmap, forneça o endereço IP de destino do computador que você gostaria de verificar, escolha um perfil de varredura padrão e inicie a varredura. A varredura Nmap relatará quaisquer serviços em execução (por exemplo, serviços da Web, serviços de e-mail etc.) e os números de porta. A varredura de uma porta geralmente resulta em uma destas três respostas:</text:p>
      <text:list xml:id="list1511201755" text:style-name="L174">
        <text:list-item>
          <text:p text:style-name="P450">Aberta ou aceita– o host respondeu indicando que um serviço está escutando na porta.</text:p>
        </text:list-item>
      </text:list>
      <text:list xml:id="list1242391438" text:style-name="L175">
        <text:list-item>
          <text:p text:style-name="P451">Fechada, negada ou não escutando– o host respondeu indicando que as conexões serão negadas à porta.</text:p>
        </text:list-item>
      </text:list>
      <text:list xml:id="list817229604" text:style-name="L176">
        <text:list-item>
          <text:p text:style-name="P452">Filtrada, descartada ou bloqueada– não houve resposta do host.</text:p>
        </text:list-item>
      </text:list>
      <text:p text:style-name="P161">Para executar uma varredura de porta da rede a partir de fora da rede, inicie a varredura de fora da rede. Isto implicará na execução de uma varredura de porta Nmap no seu firewall ou endereço IP público do roteador. Para descobrir seu endereço IP público, use um mecanismo de pesquisa, como o Google, com a consulta "qual é o meu endereço IP". O mecanismo de pesquisa retornará seu endereço IP público.</text:p>
      <text:p text:style-name="P182">Equipamentos de segurança</text:p>
      <text:p text:style-name="P163">Atualmente, não há equipamentos de segurança ou tecnologia que solucionará todas as necessidades de segurança da rede. Como há uma variedade de equipamentos de segurança e ferramentas que precisa ser implementada, é importante que todos eles trabalhem juntos. Equipamentos de segurança são mais eficazes quando fazem parte de um sistema.</text:p>
      <text:p text:style-name="P161">Equipamentos de segurança podem ser dispositivos autônomos, como um roteador ou firewall, uma placa que pode ser instalada em um dispositivo de rede ou um módulo com seu próprio processador e memória em cache. Equipamentos de segurança também podem ser ferramentas de software <text:soft-page-break/>executadas em um dispositivo de rede. Os equipamentos de segurança enquadram-se nestas categorias gerais:</text:p>
      <text:p text:style-name="P161">Roteadores- o Cisco Integrated Services Router (ISR), mostrado na Figura 1, tem muitos recursos de firewall, além de funções apenas de roteamento, incluindo a filtragem de tráfego, a capacidade de executar um IPS (sistema de prevenção de intrusão), a criptografia e os recursos de VPN para tunelamento criptografado seguro.</text:p>
      <text:p text:style-name="P161">Firewalls- firewalls de última geração da Cisco têm todos os recursos de um roteador ISR, bem como gerenciamento avançado de redes e análise. O Cisco Adaptive Security Appliance (ASA) com recursos de firewall é mostrado na Figura 2.</text:p>
      <text:p text:style-name="P161">IPS- dispositivos IPS de última geração da Cisco, mostrados na Figura 3, são dedicados à prevenção de intrusão.</text:p>
      <text:p text:style-name="P161">VPN - os equipamentos de segurança da Cisco são equipados com tecnologias de cliente e servidor de uma rede privada virtual (VPN). Eles são projetados para tunelamento criptografado seguro.</text:p>
      <text:p text:style-name="P161">Malware/antivírus- O Cisco Advanced Malware Protection (AMP) vem na próxima geração de roteadores, firewalls, dispositivos IPS, dispositivos de segurança da Web e e-mail da Cisco e também pode ser instalado como um software em computadores host.</text:p>
      <text:p text:style-name="P161">Outros dispositivos de segurança– esta categoria inclui dispositivos de segurança de e-mail e Web, dispositivos de decriptografia, servidores de controle de acesso para cliente e sistemas de gerenciamento de segurança.</text:p>
      <text:h text:style-name="P232" text:outline-level="1">Detecção de ataques em tempo real</text:h>
      <text:p text:style-name="P47"/>
      <text:p text:style-name="P55">O software não é perfeito. Quando um hacker explora uma falha em uma parte do software antes do criador poder corrigi-la, isso é conhecido como um ataque de dia zero. Devido à sofisticação e à grande quantidade de ataques de dia zero que ocorrem atualmente, os ataques à rede estão se tornando comuns e uma defesa bem-sucedida é avaliada de acordo com a velocidade em que uma rede pode responder a um ataque. A capacidade de detectar ataques, como eles acontecem em tempo real, bem como parar os ataques imediatamente, ou dentro de minutos da ocorrência, é o objetivo ideal. Infelizmente, muitas empresas são incapazes de detectar ataques, em até dias ou mesmo meses depois que eles ocorreram.</text:p>
      <text:list xml:id="list3261135837" text:style-name="L177">
        <text:list-item>
          <text:p text:style-name="P384">Varredura em tempo real da borda para o endpoint - a detecção de ataques em tempo real requer a varredura ativa de ataques usando firewall e dispositivos de rede IDS/IPS. A detecção de malware de cliente/servidor de última geração com conexões a centros de ameaças on-line globais também deve ser usada. Atualmente, os softwares e dispositivos de varredura ativos devem detectar anomalias de rede usando a detecção de comportamento e análise baseada em contexto.</text:p>
        </text:list-item>
      </text:list>
      <text:list xml:id="list1775653015" text:style-name="L178">
        <text:list-item>
          <text:p text:style-name="P385">Ataques de DDoS e resposta em tempo real - DDoS é a maior ameaça de ataque, que exige resposta e detecção em tempo real. É extremamente difícil se defender de ataques de DDoS, pois eles originam centenas ou milhares de hosts zumbis e aparecem como tráfego legítimo, conforme mostrado na figura. Para muitas empresas, os ataques de DDoS que ocorrem <text:soft-page-break/>regularmente prejudicam os servidores de Internet e a disponibilidade de rede. A capacidade de detectar e responder a ataques de DDoS em tempo real é crucial.</text:p>
        </text:list-item>
      </text:list>
      <text:h text:style-name="P232" text:outline-level="1">Proteção contra malware</text:h>
      <text:p text:style-name="P190">Como você oferece defesa contra a constante presença de ataques de dia zero, bem como ameaças persistentes avançadas (APT) que roubam dados por longos períodos? Use uma solução de detecção de malware de nível empresarial avançada que oferece a detecção de malware em tempo real.</text:p>
      <text:p text:style-name="P142">Os administradores da rede devem monitorá-la constantemente para detectar sinais de malware ou comportamentos que revelam a presença de um APT. A Cisco tem uma Proteção avançada contra malware (AMP) que analisa milhões de arquivos com segurança e correlaciona-os a centenas de milhões de outros artefatos de malware analisados. Isso proporciona uma visão geral de ataques, de campanhas e de distribuição de malware. O AMP é um software de servidor/cliente, implantado em dispositivos finais (endpoints), como um servidor autônomo, ou em outros dispositivos de segurança de rede. A figura mostra os benefícios do AMP Threat Grid.</text:p>
      <text:p text:style-name="P201"/>
      <text:h text:style-name="P232" text:outline-level="1">Práticas recomendadas de segurança</text:h>
      <text:p text:style-name="P190">Muitas empresas e profissionais publicaram listas das melhores práticas de segurança. Esta é uma lista das melhores práticas de segurança:</text:p>
      <text:list xml:id="list2683153827" text:style-name="L179">
        <text:list-item>
          <text:p text:style-name="P386">Realizar a avaliação de risco – Saber o valor do que você está protegendo ajudará a justificar as despesas de segurança.</text:p>
        </text:list-item>
      </text:list>
      <text:list xml:id="list1459341266" text:style-name="L180">
        <text:list-item>
          <text:p text:style-name="P387">Criar uma política de segurança – Criar uma política que define claramente as regras da empresa, os deveres e as expectativas do trabalho.</text:p>
        </text:list-item>
      </text:list>
      <text:list xml:id="list4054016862" text:style-name="L181">
        <text:list-item>
          <text:p text:style-name="P388">Medidas de segurança física – Restringir o acesso a racks de rede, locais de servidor, bem como supressão de fogo.</text:p>
        </text:list-item>
      </text:list>
      <text:list xml:id="list3456503420" text:style-name="L182">
        <text:list-item>
          <text:p text:style-name="P389">Medidas de segurança de recursos humanos – Os antecedentes dos funcionários devem ser devidamente pesquisados.</text:p>
        </text:list-item>
      </text:list>
      <text:list xml:id="list2764558388" text:style-name="L183">
        <text:list-item>
          <text:p text:style-name="P390">Executar e testar backups – Fazer backups regulares e teste de recuperação de dados de backups.</text:p>
        </text:list-item>
      </text:list>
      <text:list xml:id="list3785635978" text:style-name="L184">
        <text:list-item>
          <text:p text:style-name="P391">Manter atualizações e patches de segurança – Atualizar regularmente o servidor e os sistemas operacionais e programas de dispositivos de rede e do cliente.</text:p>
        </text:list-item>
      </text:list>
      <text:list xml:id="list1669662665" text:style-name="L185">
        <text:list-item>
          <text:p text:style-name="P392">Empregar controles de acesso – Configurar funções de usuário e níveis de privilégio, bem como autenticação forte ao usuário.</text:p>
        </text:list-item>
      </text:list>
      <text:list xml:id="list2715209235" text:style-name="L186">
        <text:list-item>
          <text:p text:style-name="P393">Testar regularmente a resposta a incidentes – Empregar uma equipe de resposta a incidentes e testar cenários de resposta a emergências.</text:p>
        </text:list-item>
      </text:list>
      <text:list xml:id="list1137963439" text:style-name="L187">
        <text:list-item>
          <text:p text:style-name="P394">Implementar uma rede de monitoramento, análise e ferramenta de gerenciamento- Escolher uma solução de gerenciamento de segurança que se integra a outras tecnologias.</text:p>
        </text:list-item>
      </text:list>
      <text:list xml:id="list2441497329" text:style-name="L188">
        <text:list-item>
          <text:p text:style-name="P395">Implementar dispositivos de segurança de rede – Use roteadores next generation, firewalls e outros dispositivos de segurança.</text:p>
        </text:list-item>
      </text:list>
      <text:list xml:id="list3665196670" text:style-name="L189">
        <text:list-item>
          <text:p text:style-name="P396"><text:soft-page-break/>Implementar uma solução abrangente de segurança de endpoint – Use software antivírus e antimalware de nível corporativo.</text:p>
        </text:list-item>
      </text:list>
      <text:list xml:id="list2508932061" text:style-name="L190">
        <text:list-item>
          <text:p text:style-name="P397">Treinar os usuários – Treinar os usuários e funcionários nos procedimentos de segurança.</text:p>
        </text:list-item>
      </text:list>
      <text:list xml:id="list3295327125" text:style-name="L191">
        <text:list-item>
          <text:p text:style-name="P398">Criptografar dados – Criptografar todos os dados confidenciais da empresa, incluindo e-mail.</text:p>
        </text:list-item>
      </text:list>
      <text:h text:style-name="P232" text:outline-level="1"/>
      <text:h text:style-name="P232" text:outline-level="1">Kill Chain na defesa cibernética</text:h>
      <text:p text:style-name="P55">Em segurança cibernética, a Kill Chain consiste nas etapas de um ataque de sistemas de informação. Desenvolvida pela Lockheed Martin como uma estrutura de segurança para detecção e resposta a incidente, a Cyber Kill Chain é composta das seguintes etapas:</text:p>
      <text:p text:style-name="P161">Etapa 1. Reconhecimento - o invasor reúne informações sobre o alvo.</text:p>
      <text:p text:style-name="P161">Etapa 2. Armamento - o invasor cria um exploit e payload mal-intencionado para enviar ao alvo.</text:p>
      <text:p text:style-name="P161">Etapa 3. Entrega -o invasor envia o exploit e o payload mal-intencionado para o alvo por e-mail ou outro método.</text:p>
      <text:p text:style-name="P161">Etapa 4. Exploração - o exploit é executado.</text:p>
      <text:p text:style-name="P161">Etapa 5 Instalação - malware e backdoors são instalados no alvo.</text:p>
      <text:p text:style-name="P161">Etapa 6. Comando e controle - controle remoto do alvo é adquirido por um servidor ou canal de comando e controle.</text:p>
      <text:p text:style-name="P161">Etapa 7. Ação - o invasor executa ações mal-intencionadas, como roubo de informações, ou executa ataques adicionais em outros dispositivos de dentro da rede, percorrendo novamente as etapas da Kill Chain.</text:p>
      <text:p text:style-name="P161">Para se defender contra a Kill Chain, as defesas de segurança de rede são projetadas contra essas etapas. Estas são algumas perguntas sobre as defesas de segurança da empresa, com base na Cyber Kill Chain:</text:p>
      <text:p text:style-name="P167">• <text:span text:style-name="T105">Quais são os indicadores de ataque em cada etapa da Kill Chain?</text:span></text:p>
      <text:p text:style-name="P167">• <text:span text:style-name="T105">Quais ferramentas de segurança são necessárias para detectar os indicadores de ataque em cada uma das etapas?</text:span></text:p>
      <text:p text:style-name="P167">• <text:span text:style-name="T105">Existem lacunas na capacidade de a empresa detectar um ataque?</text:span></text:p>
      <text:p text:style-name="P162">De acordo com a Lockheed Martin, compreender as etapas de Kill Chain permitiu colocar obstáculos defensivos, retardar o ataque e, finalmente, evitar a perda de dados. A figura mostra como cada etapa de Kill Chain equivale a um aumento na quantidade de esforço e custo para inibir e remediar ataques.</text:p>
      <text:p text:style-name="P183">Segurança baseada em comportamento</text:p>
      <text:p text:style-name="P162">Segurança baseada em comportamento é uma forma de detecção de ameaças que não depende de assinaturas mal-intencionadas conhecidas, mas em vez disso, usa o contexto de informações para <text:soft-page-break/>detectar anomalias na rede. A detecção baseada em comportamento envolve capturar e analisar o fluxo de comunicação entre um usuário na rede local e um destino local ou remoto. Estas comunicações, quando capturadas e analisadas, revelam o contexto e os padrões de comportamento que podem ser usados para detectar anomalias. A detecção baseada em comportamento pode descobrir a presença de um ataque por uma mudança no comportamento normal.</text:p>
      <text:list xml:id="list2951273746" text:style-name="L192">
        <text:list-item>
          <text:p text:style-name="P453">Honeypots - a Honeypot é uma ferramenta de detecção baseada em comportamento que primeiro atrai o invasor apelando ao padrão previsto de comportamento malicioso, e então, quando dentro da honeypot, o administrador de rede pode capturar, registrar e analisar o comportamento do invasor. Isso permite que um administrador obtenha mais conhecimento e desenvolva uma defesa melhor.</text:p>
        </text:list-item>
      </text:list>
      <text:list xml:id="list2983886164" text:style-name="L193">
        <text:list-item>
          <text:p text:style-name="P454">Arquitetura de soluções da Threat Defense Cyber da Cisco - esta é uma arquitetura de segurança que usa detecção baseada em comportamento e indicadores para fornecer maior visibilidade, contexto e controle. O objetivo é saber quem, o quê, onde, quando e como um ataque está ocorrendo. Essa arquitetura de segurança usa muitas tecnologias de segurança para atingir esse objetivo.</text:p>
        </text:list-item>
      </text:list>
      <text:p text:style-name="P166"/>
      <text:p text:style-name="P184">NetFlow</text:p>
      <text:p text:style-name="P190">A Tecnologia NetFlow é usada para coletar informações sobre dados fluindo por uma rede. As informações do NetFlow podem ser comparadas a uma conta de telefone para seu tráfego de rede. Ele mostra quem e o que são dispositivos na sua rede, quando e como os usuários e dispositivos acessaram a sua rede. O NetFlow é um componente importante na análise e detecção baseada em comportamento. Switches, roteadores e firewalls equipados com NetFlow podem relatar informações sobre dados que entram, saem e se deslocam pela rede. As informações são enviadas para os coletores NetFlow que coletam, armazenam e analisam registros de NetFlow.</text:p>
      <text:p text:style-name="P142">O NetFlow é capaz de coletar informações sobre o uso por muitas características diferentes de como os dados são movidos através da rede, como mostrado na figura. Ao coletar as informações sobre os fluxos de dados de rede, o NetFlow é capaz de estabelecer comportamentos de parâmetros em mais de 90 diferente<text:span text:style-name="T108">s atributos.</text:span></text:p>
      <text:p text:style-name="P184">CSIRT</text:p>
      <text:p text:style-name="P190">Muitas empresas de grande porte têm uma Equipe de resposta a incidentes de segurança computacional (CSIRT) para recepção, análise e resposta de incidentes de segurança de computador, conforme mostrado na Figura 1. A principal missão da CSIRT é ajudar a garantir a preservação de dados, do sistema e da empresa pela realização de investigações abrangentes sobre incidentes de segurança computacional. Para evitar incidentes de segurança, a CSIRT da Cisco fornece avaliação proativa de riscos, planejamento de mitigação, análise de tendência de incidentes e revisão da arquitetura de segurança, conforme mostrado na Figura 2.</text:p>
      <text:p text:style-name="P142">A CSIRT da Cisco colabora com a Forum of Incident Response and Security Teams (FIRST), National Safety Information Exchange (NSIE), Defense Security Information Exchange (DSIE) e o DNS Operations Analysis and Research Center (DNS-OARC).</text:p>
      <text:p text:style-name="P142">Existem empresas de CSIRT nacionais e públicas, como a divisão de CERT do Instituto de Engenharia de Software na Universidade Carnegie Mellon, que estão disponíveis para ajudar <text:soft-page-break/>empresas e CSIRTs nacionais a desenvolver, operar e melhorar os recursos de gerenciamento de incidentes.</text:p>
      <text:p text:style-name="P198">Manual de segurança</text:p>
      <text:p text:style-name="P196">A tecnologia está em constante mudança. Isso significa que os ataques cibernéticos estão evoluindo bastante. As novas vulnerabilidades e métodos de ataque são descobertos continuamente. A segurança está se tornando uma preocupação corporativa importante por causa da reputação resultante e o impacto financeiro de violações de segurança. Os ataques estão apontando redes importantes e dados confidenciais. As empresas devem ter planejamento, preparação, método e recuperação de uma violação.</text:p>
      <text:p text:style-name="P161">Uma das melhores maneiras de se preparar para uma violação de segurança é evitá-la. Deve haver orientação para identificar o risco de segurança cibernética para sistemas, ativos, dados e recursos; proteger o sistema com a implementação de proteções e treinamento de pessoal; e detectar eventos de segurança cibernética o mais rápido possível. Quando é detectada uma violação de segurança, as ações apropriadas devem ser tomadas para minimizar o impacto e os danos. O plano de resposta deve ser flexível com várias opções de ação durante a violação. Depois de conter a violação e restaurar os sistemas e serviços comprometidos, as medidas e os processos de segurança devem ser atualizados para incluir as lições aprendidas durante a violação.</text:p>
      <text:p text:style-name="P161">Todas estas informações devem ser compiladas em um manual de segurança. Um manual de segurança é uma coleção de consultas repetidas (relatórios) em fontes de dados de evento de segurança que levam à detecção e resposta a incidente. O manual de segurança deve realizar as seguintes ações:</text:p>
      <text:list xml:id="list1222041364" text:style-name="L194">
        <text:list-item>
          <text:p text:style-name="P455">Detectar máquinas infectadas com malware.</text:p>
        </text:list-item>
      </text:list>
      <text:list xml:id="list1319670023" text:style-name="L195">
        <text:list-item>
          <text:p text:style-name="P456">Detectar atividades suspeitas na rede.</text:p>
        </text:list-item>
      </text:list>
      <text:list xml:id="list4000401864" text:style-name="L196">
        <text:list-item>
          <text:p text:style-name="P457">Detectar tentativas de autenticação irregulares.</text:p>
        </text:list-item>
      </text:list>
      <text:list xml:id="list3820427459" text:style-name="L197">
        <text:list-item>
          <text:p text:style-name="P458">Descrever e compreender o tráfego de entrada e de saída.</text:p>
        </text:list-item>
      </text:list>
      <text:list xml:id="list3936094255" text:style-name="L198">
        <text:list-item>
          <text:p text:style-name="P459">Fornecer informações resumidas, incluindo tendências, estatísticas e contagens.</text:p>
        </text:list-item>
      </text:list>
      <text:list xml:id="list324904915" text:style-name="L199">
        <text:list-item>
          <text:p text:style-name="P460">Dar acesso útil e rápido a estatísticas e métricas.</text:p>
        </text:list-item>
      </text:list>
      <text:list xml:id="list3962018855" text:style-name="L200">
        <text:list-item>
          <text:p text:style-name="P461">Correlacionar eventos em todas as fontes de dados relevantes.</text:p>
        </text:list-item>
      </text:list>
      <text:h text:style-name="P232" text:outline-level="1">Ferramentas para prevenção e detecção de incidentes</text:h>
      <text:p text:style-name="P55">Estas são algumas das ferramentas usadas para detectar e prevenir incidentes de segurança:</text:p>
      <text:list xml:id="list2693481753" text:style-name="L201">
        <text:list-item>
          <text:p text:style-name="P462">SIEM – um sistema de informações de segurança e gerenciamento de eventos (SIEM) é um software que recolhe e analisa os alertas de segurança, registros e outros dados históricos e em tempo real dos dispositivos de segurança na rede.</text:p>
        </text:list-item>
      </text:list>
      <text:list xml:id="list1587063514" text:style-name="L202">
        <text:list-item>
          <text:p text:style-name="P463">DLP – o software de prevenção de perda de dados (DLP) é um sistema de software ou hardware projetado para impedir que os dados confidenciais sejam roubados ou vazem de uma rede. Um sistema DLP pode abordar a autorização de acesso de arquivo, a troca de dados, cópia de dados, monitoramento das atividades do usuário e muito mais. Os sistemas DLP são projetados para monitorar e proteger dados em três estados diferentes: dados em uso, dados em movimento e dados em repouso. Dados em uso são focados no cliente, dados <text:soft-page-break/>em movimento se referem aos dados em deslocamento pela rede e dados em repouso se referem ao armazenamento de dados.</text:p>
        </text:list-item>
      </text:list>
      <text:list xml:id="list3554091445" text:style-name="L203">
        <text:list-item>
          <text:p text:style-name="P464">Cisco TrustSec e ISE – Cisco Identity Services Engine (Cisco ISE) e Cisco TrustSec executam o acesso aos recursos da rede através da criação de políticas de controle de acesso por função, que segmentam o acesso à rede (convidados, usuários de dispositivos móveis, funcionários) sem mais complexidade. A classificação de tráfego baseia-se na identidade do usuário ou dispositivo. </text:p>
        </text:list-item>
      </text:list>
      <text:p text:style-name="P28">IDS e IPS</text:p>
      <text:p text:style-name="P57">Um sistema de detecção de invasão (IDS), mostrado na figura, é um dispositivo de rede dedicado, ou uma das várias ferramentas em um servidor ou firewall que varre os dados em um banco de dados de regras ou de assinaturas de ataques, à procura de tráfego mal-intencionado. Se uma correspondência for detectada, o IDS registrará a detecção de registro e criará um alerta para um administrador de rede. O sistema de detecção de invasão não age quando uma correspondência é detectada, então não impede os ataques. O trabalho do IDS é apenas detectar, registrar e relatar.</text:p>
      <text:p text:style-name="P161">A varredura realizada pelo IDS deixa a rede mais lenta (conhecido como latência). Para se prevenir contra o atraso de rede, um IDS é geralmente colocado off-line, separado do tráfego de rede regular. Dados são copiados ou espelhados por um switch e então encaminhados para o IDS para a detecção off-line. Também existem ferramentas de IDS que podem ser instaladas sobre o sistema operacional do computador, como o Linux ou Windows.</text:p>
      <text:p text:style-name="P161">Um IPS (sistema de prevenção de intrusão) tem a capacidade de bloquear ou negar o tráfego com base em uma correspondência de regra ou assinatura positiva. Um dos sistemas mais conhecidos de IPS/IDS é o Snort. A versão comercial do Snort é o Sourcefire da Cisco. O Sourcefire tem a capacidade de executar o tráfego em tempo real e análise de porta, gerar registros, buscar e corresponder conteúdo e pode detectar probes, ataques e varreduras de portas. Ele também se integra com outras ferramentas de terceiros para geração de relatórios, análise de desempenho e registro.</text:p>
      <text:h text:style-name="P233" text:outline-level="1">Questões jurídicas em segurança cibernética</text:h>
      <text:p text:style-name="P197">Os profissionais de segurança cibernética devem ter as mesmas qualificações profissionais que os hackers, principalmente os hackers Black Hats, para proteger contra ataques. Uma diferença entre um hacker e um profissional de segurança cibernética é que o profissional de segurança cibernética deve trabalhar dentro dos limites da lei.</text:p>
      <text:p text:style-name="P161">Questões jurídicas pessoais</text:p>
      <text:p text:style-name="P161">Você não precisa ser um funcionário para estar sujeito às leis de segurança cibernética. Na sua vida privada, você pode ter a oportunidade e as qualificações profissionais para hackear o computador ou a rede de outra pessoa. Há um velho ditado, "Só porque você pode não significa que deve". Tenha isso em mente. A maioria dos hackers deixa rastro, conscientemente ou não, e esses rastros podem ser seguidos para achar o hacker.</text:p>
      <text:p text:style-name="P161">Os profissionais de segurança cibernética desenvolvem muitas qualificações profissionais que podem ser usadas para o bem ou o mal. Aqueles que usam suas qualificações profissionais dentro <text:soft-page-break/>do sistema jurídico, para proteger a infraestrutura, as redes e a privacidade, estão sempre em alta demanda.</text:p>
      <text:p text:style-name="P161">Questões jurídicas corporativas</text:p>
      <text:p text:style-name="P161">A maioria dos países tem algumas leis de segurança cibernética implantadas. Elas podem estar relacionadas às privacidades individual e corporativa, redes e infraestrutura essencial. As empresas são obrigadas a respeitar essas leis.</text:p>
      <text:p text:style-name="P161">Em alguns casos, se você não cumprir as leis de segurança cibernética ao fazer seu trabalho, a empresa será punida e você poderá perder seu emprego. Em outros casos, você pode ser processado, multado e possivelmente condenado.</text:p>
      <text:p text:style-name="P161">Em geral, caso você tenha dúvidas sobre a legalidade de uma ação ou conduta, considere-a como ilegal e não a realize. Sua empresa pode ter um departamento jurídico ou alguém no departamento de recursos humanos que pode tirar suas dúvidas antes de fazer algo ilegal.</text:p>
      <text:p text:style-name="P161">Direito internacional e a segurança cibernética</text:p>
      <text:p text:style-name="P161">A área da lei da segurança cibernética é muito mais recente do que a segurança cibernética propriamente dita. Como mencionado anteriormente, a maioria dos países tem algumas leis implantadas, e haverá mais leis no futuro.</text:p>
      <text:h text:style-name="P233" text:outline-level="1">Questões éticas em segurança cibernética</text:h>
      <text:p text:style-name="P164">Além de trabalhar dentro dos limites da lei, os profissionais de segurança cibernética devem também demonstrar comportamento ético. </text:p>
      <text:p text:style-name="P164">Questões éticas pessoais</text:p>
      <text:p text:style-name="P164">Uma pessoa pode agir de forma antiética e não estar sujeita a ações judiciais, multas ou prisão. Isso ocorre porque a ação pode não ter sido tecnicamente ilegal. Mas isso não significa que o comportamento é aceitável. O comportamento ético é bastante fácil de verificar. É impossível listar todos os comportamentos antiéticos que podem ser exibidos por alguém com qualificações profissionais de segurança cibernética. Abaixo estão apenas dois. Pergunte-se:</text:p>
      <text:list xml:id="list3099039533" text:style-name="L204">
        <text:list-item>
          <text:p text:style-name="P465">Eu gostaria de descobrir que alguém invadiu meu computador e alterou as imagens em meus sites de rede social?</text:p>
        </text:list-item>
      </text:list>
      <text:list xml:id="list2131063494" text:style-name="L205">
        <text:list-item>
          <text:p text:style-name="P466">Eu gostaria de descobrir que um técnico de informática, a quem confiei o conserto da minha rede, coletou e espalhou minhas informações pessoais a colegas?</text:p>
        </text:list-item>
      </text:list>
      <text:p text:style-name="P164">Se sua resposta a qualquer destas perguntas foi “não”, então não faça isso com outras pessoas.</text:p>
      <text:p text:style-name="P164">Questões de ética corporativas</text:p>
      <text:p text:style-name="P164"><text:soft-page-break/>A ética consiste em códigos de comportamento que, às vezes, são impostos pelas leis. Há muitas áreas na segurança cibernética que não estão cobertas pelas leis. Isto significa que fazer algo que é tecnicamente legal ainda pode não ser a atitude ética a se tomar. Como tantas áreas de segurança cibernética não estão (ainda) cobertas pelas leis, muitas empresas de profissionais de TI criaram códigos de ética para pessoas no setor. Abaixo, está uma lista de três empresas com códigos de ética:</text:p>
      <text:list xml:id="list2275866126" text:style-name="L206">
        <text:list-item>
          <text:p text:style-name="P469"><text:span text:style-name="T42">A CyberSecurity Institute (CSI) publicou um código de ética que você pode ler </text:span><text:a xlink:type="simple" xlink:href="http://csisite.net/training/ethicsconduct.htm" office:target-frame-name="_blank" xlink:show="new" text:style-name="Internet_20_link" text:visited-style-name="Visited_20_Internet_20_Link"><text:span text:style-name="T53">aqui</text:span></text:a><text:span text:style-name="T42">.</text:span></text:p>
        </text:list-item>
      </text:list>
      <text:list xml:id="list2385447419" text:style-name="L207">
        <text:list-item>
          <text:p text:style-name="P470"><text:span text:style-name="T42">A Information Systems Security Association (ISSA) tem um código de ética encontrado </text:span><text:a xlink:type="simple" xlink:href="http://www.issa.org/?page=CodeofEthics" office:target-frame-name="_blank" xlink:show="new" text:style-name="Internet_20_link" text:visited-style-name="Visited_20_Internet_20_Link"><text:span text:style-name="T53">aqui</text:span></text:a><text:span text:style-name="T42">.</text:span></text:p>
        </text:list-item>
      </text:list>
      <text:list xml:id="list1673971980" text:style-name="L208">
        <text:list-item>
          <text:p text:style-name="P467"><text:span text:style-name="T97">A Association of Information Technology Professionals (AITP) tem um código de ética e um padrão de conduta encontrado</text:span><text:span text:style-name="T98"> aqui.</text:span></text:p>
        </text:list-item>
      </text:list>
      <text:p text:style-name="P221"><text:span text:style-name="T98">A Cisco tem uma equipe dedicada exclusivamente à conduta ética empresarial. Clique </text:span><text:a xlink:type="simple" xlink:href="http://csr.cisco.com/pages/governance-and-ethics" office:target-frame-name="_blank" xlink:show="new" text:style-name="Internet_20_link" text:visited-style-name="Visited_20_Internet_20_Link"><text:span text:style-name="T93">aqui</text:span></text:a><text:span text:style-name="T98"> para obter mais informações sobre isso. Este </text:span><text:a xlink:type="simple" xlink:href="http://investor.cisco.com/investor-relations/governance/code-of-conduct/default.aspx" office:target-frame-name="_blank" xlink:show="new" text:style-name="Internet_20_link" text:visited-style-name="Visited_20_Internet_20_Link"><text:span text:style-name="T93">site</text:span></text:a><text:span text:style-name="T98"> contém um eBook sobre o código de conduta empresarial da Cisco e um arquivo pdf. Em ambos os arquivos, há uma “Árvore de decisão ética", como mostrado na figura. Mesmo que você não trabalhe para a Cisco, as perguntas e respostas encontradas nessa árvore de decisão podem ser facilmente aplicadas ao seu local de trabalho. Em relação às questões jurídicas, em geral, se você estiver confuso em relação a uma ação ou conduta ser antiética, considere-a como antiética e não a realize. Pode haver alguém no departamento de recursos humanos ou jurídico da sua empresa que pode esclarecer a situação, antes de você fazer algo que seria considerado antiético.</text:span></text:p>
      <text:p text:style-name="P161">Pesquise para encontrar outras empresas relacionadas à TI com códigos de ética. Tente encontrar o que todos têm em comum.</text:p>
      <text:p text:style-name="P80">Visão geral dos domínios de segurança cibernética</text:p>
      <text:p text:style-name="P197">Há muitos grupos de dados que compõem os diferentes domínios do "mundo cibernético". Quando os grupos conseguem coletar e utilizar grandes volumes de dados, eles começam a acumular poder e influência. Esses dados podem ser na forma de números, fotos, vídeo, áudio ou qualquer tipo de dados que podem ser digitalizados. Esses grupos podem se tornar tão poderosos que eles operam como se tivessem poderes separados, criando domínios de segurança cibernética separados.</text:p>
      <text:p text:style-name="P142">Empresas como Google, Facebook e LinkedIn poderiam ser consideradas domínios de dados em nosso mundo cibernético Estendendo a analogia ainda mais, as pessoas que trabalham para essas empresas digitais poderiam ser consideradas especialistas em segurança cibernética.</text:p>
      <text:p text:style-name="P142">A palavra “domínio” tem muitos significados. Onde quer que haja controle, autoridade ou proteção, você pode considerar essa “área” um domínio. Pense como um animal selvagem vai proteger o seu <text:soft-page-break/>próprio domínio declarado. Neste curso, considere um domínio como sendo uma área a ser protegida. Isso pode estar limitado por um limite lógico ou físico. Isso vai depender do tamanho do sistema envolvido. Em muitos aspectos, os especialistas em segurança cibernética têm que proteger seus domínios, de acordo com as leis do seu país.</text:p>
      <text:p text:style-name="P170">Exemplos de domínios de segurança cibernética</text:p>
      <text:p text:style-name="P107"><text:span text:style-name="T18">Os especialistas na Google criaram um dos primeiros e mais poderosos domínios dentro do mundo cibernético mais amplo da Internet. Bilhões de pessoas usam o Google para pesquisar na Web todos os dias. A Google criou, indiscutivelmente, a maior infraestrutura de coleta de dados do mundo. A Google desenvolveu o Android, sistema operacional instalado em mais de 80% de todos os dispositivos móveis conectados à Internet. Cada dispositivo exige que os usuários criem contas do Google que podem salvar favoritos e informações da conta, armazenar os resultados da pesquisa e, até mesmo, localizar o dispositivo.</text:span><text:span text:style-name="T100"> </text:span><text:span text:style-name="T18">O Facebook é outro domínio poderoso dentro da Internet mais ampla. Os especialistas no Facebook reconheceram que as pessoas criam contas pessoais diariamente para se comunicar com a família e amigos. Ao fazer isso, você está oferecendo voluntariamente uma grande quantidade de dados pessoais. Esses especialistas no Facebook construíram um domínio enorme de dados para permitir que pessoas se conectem de maneiras que eram inimagináveis no passado. </text:span></text:p>
      <text:p text:style-name="P56">O Facebook afeta milhões de vidas diariamente e capacita as empresas e organizações a se comunicarem com as pessoas de uma forma mais pessoal e focada.</text:p>
      <text:p text:style-name="P142">O LinkedIn é ainda outro domínio de dados na Internet. Os peritos no LinkedIn reconheceram que seus membros iriam compartilhar informações procurando construir uma rede profissional. Usuários do LinkedIn carregam essas informações para criar perfis on-line e conectar-se com outros membros. O LinkedIn conecta os funcionários com os empregadores e empresas com outras empresas no mundo todo. Existem grandes semelhanças entre o LinkedIn e o Facebook.</text:p>
      <text:p text:style-name="P142">Um exame detalhado desses domínios revela como eles são construídos. Em um nível básico, esses domínios são fortes, devido à capacidade de coletar dados de usuário, com a contribuição dos próprios usuários. Esses dados geralmente incluem a formação, discussões, gostos, locais, viagens, interesses, amigos e membros da família, profissões, hobbies e as agendas pessoais e de trabalho dos usuários. Os especialistas criam grande valor para as empresas interessadas em usar esses dados para melhor compreender e se comunicar com seus clientes e funcionários.</text:p>
      <text:p text:style-name="P170">O crescimento dos domínios cibernéticos</text:p>
      <text:p text:style-name="P55">Os dados coletados no âmbito da Internet são consideravelmente mais do que apenas os dados com os quais os usuários contribuem voluntariamente. Os domínios cibernéticos continuam a crescer, à medida que a ciência e a tecnologia evoluem, permitindo que os especialistas e os seus empregadores (Google, Facebook, LinkedIn, etc.) coletem muitas outras formas de dados. Os especialistas cibernéticos agora têm a tecnologia para acompanhar as tendências do clima em todo o mundo, monitorar os oceanos, bem como o movimento e o comportamento de pessoas, animais e objetos em tempo real.</text:p>
      <text:p text:style-name="P142">Novas tecnologias, como GIS (Geospatial Information Systems, Sistemas de informação geoespacial) e a IoT (Internet of Things), surgiram. Essas novas tecnologias podem acompanhar a saúde das árvores em um bairro. Essas tecnologias podem fornecer locais atualizados de veículos, dispositivos, indivíduos e materiais. Esse tipo de informação pode economizar energia, melhorar a <text:soft-page-break/>eficiência e reduzir os riscos da segurança. Cada uma dessas tecnologias também resultará em expansão exponencial da quantidade de dados coletados, analisados e usados para entender o mundo. Os dados coletados pelo GIS e IoE representam um enorme desafio para os profissionais de segurança cibernética no futuro. O tipo de dados gerados por esses dispositivos tem o potencial para permitir que os criminosos virtuais tenham acesso aos aspectos muito íntimos da vida diária.</text:p>
      <text:h text:style-name="P241" text:outline-level="1">Como impedir criminosos virtuais</text:h>
      <text:p text:style-name="P190"/>
      <text:p text:style-name="P55">Impedir os criminosos virtuais é uma tarefa difícil e não existe uma "bala de prata". No entanto, a empresa, o governo e as empresas internacionais começaram a tomar medidas coordenadas para limitar ou se defender de criminosos virtuais. As ações coordenadas incluem:</text:p>
      <text:list xml:id="list1869050525" text:style-name="L209">
        <text:list-item>
          <text:p text:style-name="P399">Criar bancos de dados abrangentes de vulnerabilidades conhecidas do sistema e assinaturas de ataques (um conjunto exclusivo de informações usadas para identificar a tentativa de um invasor de explorar uma vulnerabilidade conhecida). As empresas compartilham esses bancos de dados em todo o mundo para ajudar a se preparar e a afastar muitos ataques comuns.</text:p>
        </text:list-item>
      </text:list>
      <text:list xml:id="list145010534" text:style-name="L210">
        <text:list-item>
          <text:p text:style-name="P400">Estabelecer sensores de aviso precoce e redes de alertas. Devido ao custo e à impossibilidade de monitoramento de todas as redes, as organizações monitoram alvos de alto valor ou criam impostores que se pareçam com alvos de alto valor. Como esses alvos de alto valor são mais propensos a serem atacados, eles avisam os outros de possíveis ataques.</text:p>
        </text:list-item>
      </text:list>
      <text:list xml:id="list1011648244" text:style-name="L211">
        <text:list-item>
          <text:p text:style-name="P401">Compartilhar informações de inteligência cibernética. Empresas, agências do governo e países agora colaboram para compartilhar informações essenciais sobre ataques graves a alvos críticos, para evitar ataques semelhantes em outros lugares. Muitos países estabeleceram agências de inteligência cibernética para colaborar em todo o mundo na luta contra os grandes ataques cibernéticos.</text:p>
        </text:list-item>
      </text:list>
      <text:list xml:id="list2342552400" text:style-name="L212">
        <text:list-item>
          <text:p text:style-name="P402">Estabelecer padrões de gerenciamento de segurança da informação entre organizações nacionais e internacionais. O padrão ISO 27000 é um bom exemplo dessas iniciativas internacionais.</text:p>
        </text:list-item>
      </text:list>
      <text:list xml:id="list581866289" text:style-name="L213">
        <text:list-item>
          <text:p text:style-name="P403">Promulgar novas leis para desencorajar violações de dados e ataques cibernéticos. Essas leis têm penalidades severas para punir criminosos virtuais pegos durante ações ilegais.</text:p>
        </text:list-item>
      </text:list>
      <text:h text:style-name="P241" text:outline-level="1">Ameaças a setores importantes de indústrias</text:h>
      <text:p text:style-name="P55">Os principais setores da indústria oferecem sistemas de infraestrutura de rede, como fabricação, energia, comunicação e transporte. Por exemplo, a smart grid é um reforço para o sistema de geração e distribuição de energia elétrica. A rede elétrica transporta energia dos geradores centrais para um grande número de clientes. Uma smart grid usa informações para criar uma rede autorizada de distribuição avançada de energia. Líderes mundiais reconhecem que proteger sua infraestrutura é fundamental para proteger sua economia.</text:p>
      <text:p text:style-name="P186"><text:span text:style-name="T29">Ao longo da última década, ataques cibernéticos como Stuxnet provaram que um ataque cibernético pode destruir ou interromper infraestruturas essenciais. O ataque Stuxnet, especificamente, foi direcionado ao sistema SCADA (Supervisory Control and Data Acquisition, Controle de supervisão e aquisição de dados) e foi usado para controlar e monitorar processos industriais. O SCADA pode </text:span><text:soft-page-break/><text:span text:style-name="T29">fazer parte de vários processos industriais em sistemas de fabricação, produção, energia e comunicação. Clique </text:span><text:a xlink:type="simple" xlink:href="https://www.ted.com/talks/ralph_langner_cracking_stuxnet_a_21st_century_cyberweapon?language=en" office:target-frame-name="_blank" xlink:show="new" text:style-name="Internet_20_link" text:visited-style-name="Visited_20_Internet_20_Link"><text:span text:style-name="T51">aqui</text:span></text:a><text:span text:style-name="T29"> para exibir mais informações sobre o ataque Stuxnet.</text:span></text:p>
      <text:p text:style-name="P142">Um ataque cibernético poderia derrubar ou interromper setores de indústrias, como telecomunicações, transporte ou sistemas de geração e distribuição de energia elétrica. Também poderia interromper o setor de serviços financeiros. Um dos problemas com ambientes que incorporam o SCADA é o fato de que os designers não conectaram o SCADA ao ambiente de TI tradicional e à Internet. Portanto, eles não consideraram corretamente a segurança cibernética durante a fase de desenvolvimento desses sistemas. Como outros setores, empresas que usam os sistemas SCADA reconhecem o valor da coleta de dados para melhorar as operações e diminuir os custos. A tendência resultante é conectar sistemas SCADA aos sistemas tradicionais de TI. No entanto, isso aumenta a vulnerabilidade dos setores que usam os sistemas SCADA.</text:p>
      <text:p text:style-name="P142">A possível ameaça que existe hoje exige um grupo especial de especialistas em segurança cibernética.</text:p>
      <text:h text:style-name="P207" text:outline-level="1">Ameaças ao estilo de vida das pessoas</text:h>
      <text:p text:style-name="P190"/>
      <text:p text:style-name="P190">Segurança cibernética é o esforço contínuo para proteger sistemas em rede e dados contra acesso não autorizado. Em um nível pessoal, todos precisam proteger sua identidade, seus dados e seus dispositivos computacionais. No nível corporativo, é responsabilidade dos funcionários proteger a reputação, os dados e os clientes da organização. No nível do estado, a segurança nacional e a segurança e o bem estar dos cidadãos estão em jogo.</text:p>
      <text:p text:style-name="P142">Profissionais de segurança cibernética são, muitas vezes, envolvidos no trabalho com as agências governamentais na identificação e coleta de dados.</text:p>
      <text:p text:style-name="P142">Nos EUA, a NSA (National Security Agency, Agência de segurança nacional) é responsável pelas atividades de vigilância e coleta de informações. A NSA construiu um novo data center para processar o volume crescente de informações. Em 2015, o Congresso dos EUA aprovou a Lei de liberdade dos EUA (USA Freedom Act), encerrando a prática de coleta em massa de registros telefônicos de cidadãos dos EUA. O programa forneceu metadados que deram à NSA informações sobre comunicações enviadas e recebidas.</text:p>
      <text:p text:style-name="P142">As iniciativas para proteger o estilo de vida das pessoas entram em conflito com seu direito à privacidade. Será interessante ver o que acontece com o equilíbrio entre esses direitos e a segurança dos usuários da Internet.</text:p>
      <text:h text:style-name="P212" text:outline-level="1">O surgimento da Internet das coisas</text:h>
      <text:p text:style-name="P201"/>
      <text:p text:style-name="P190">A Internet das coisas (IoT) é o conjunto de tecnologias que permitem a conexão de vários dispositivos à Internet. A evolução tecnológica associada ao advento da IoT está mudando os ambientes comerciais e de consumo. As tecnologias IoT permitem às pessoas conectarem bilhões de dispositivos à Internet. Esses dispositivos incluem aparelhos, bloqueios, motores e dispositivos de entretenimento, para citar apenas alguns. Essa tecnologia afeta a quantidade de dados que precisam de proteção. Os usuários acessam esses dispositivos remotamente, o que aumenta o número de redes que requer proteção.</text:p>
      <text:p text:style-name="P142">Com o surgimento da IoT, há muito mais dados a serem gerenciados e protegidos. Todas essas conexões, além da capacidade de armazenamento expandida e de serviços de armazenamento oferecidos na nuvem e da virtualização, levaram ao crescimento exponencial de dados. Essa <text:soft-page-break/>expansão de dados criou uma nova área de interesse na tecnologia e nos negócios, chamada "Big data".</text:p>
      <text:h text:style-name="P207" text:outline-level="1">O impacto do Big data</text:h>
      <text:p text:style-name="P190"/>
      <text:p text:style-name="P190">O big data é o resultado de conjuntos de dados grandes e complexos, tornando os aplicativos de processamento de dados tradicionais inadequados. O big data impõe desafios e oportunidades, com base em três dimensões:</text:p>
      <text:list xml:id="list9333556" text:style-name="L214">
        <text:list-item>
          <text:p text:style-name="P404">O volume ou a quantidade de dados</text:p>
        </text:list-item>
      </text:list>
      <text:list xml:id="list256118967" text:style-name="L215">
        <text:list-item>
          <text:p text:style-name="P405">A velocidade ou a rapidez dos dados</text:p>
        </text:list-item>
      </text:list>
      <text:list xml:id="list1694523405" text:style-name="L216">
        <text:list-item>
          <text:p text:style-name="P406">A variedade ou a gama de tipos e fontes de dados</text:p>
        </text:list-item>
      </text:list>
      <text:p text:style-name="P142">Há vários exemplos de grandes ataques corporativos de hackers nos jornais. Empresas como Target, Home Depot e PayPal são alvo de ataques altamente divulgados. Como resultado, os sistemas empresariais exigem mudanças drásticas nos designs dos produtos de segurança e atualizações significativas nas tecnologias e nas práticas. Além disso, os governos e as indústrias estão introduzindo mais regulamentações e demandas que exigem melhor proteção dos dados e controles de segurança para ajudar a proteger o big data.</text:p>
      <text:h text:style-name="P207" text:outline-level="1">Escopo mais amplo e efeito cascata</text:h>
      <text:p text:style-name="P201"/>
      <text:p text:style-name="P190">O gerenciamento de identidades federadas refere-se a várias empresas que permitem que seus usuários usem as mesmas credenciais de identificação para obter acesso às redes de todas as empresas do grupo. Isso amplia o escopo e aumenta a probabilidade de um efeito em cascata, se ocorrer um ataque.</text:p>
      <text:p text:style-name="P142">Uma identidade federada vincula a identidade eletrônica de um sujeito em vários sistemas de gerenciamento de identidade separados. Por exemplo, um sujeito pode conseguir fazer logon no Yahoo! com credenciais do Google ou do Facebook. Isso é um exemplo de login social.</text:p>
      <text:p text:style-name="P142">O objetivo do gerenciamento de identidades federadas é compartilhar informações de identidade automaticamente entre fronteiras. Na perspectiva do usuário individual, isso significa um início de sessão universal na Web.</text:p>
      <text:p text:style-name="P145">É imprescindível que as empresas examinem as informações de identificação compartilhadas com parceiros. Endereços, nomes e números de seguridade social podem permitir a ladrões de identidade a oportunidade de roubar essas informações de um parceiro para perpetrar fraude. A forma mais comum de proteger identidades federadas é vincular a habilidade de login a um dispositivo autorizado.</text:p>
      <text:p text:style-name="P171">Implicações de segurança</text:p>
      <text:p text:style-name="P190">Centros de chamada de emergência nos Estados Unidos são vulneráveis a ataques cibernéticos que podem fechar as redes de chamadas de emergência, colocando em risco a segurança pública. Um ataque TDoS (Telephone denial of service, negação de serviço por telefone) usa telefonemas contra uma rede de telefone, ocupando o sistema alvo e impedindo que ligações legítimas sejam completadas. Os centros de chamada de emergência de última geração são vulneráveis porque eles usam sistemas de VoIP (Voice-over-IP, Voz sobre IP), em vez de linhas fixas tradicionais. Além de ataques TDoS, esses centros de chamada também podem estar expostos ao risco de ataques DDoS (Distributed-denial-of-service, Negação de serviço distribuída) que usam muitos sistemas para <text:soft-page-break/>inundar os recursos do alvo, indisponibilizando o alvo para usuários legítimos. Há muitas maneiras, hoje em dia, de solicitar ajuda da polícia, desde o uso de um aplicativo em um smartphone até o uso de um sistema de segurança doméstico. </text:p>
      <text:h text:style-name="P213" text:outline-level="1"/>
      <text:h text:style-name="P207" text:outline-level="1">Como abordar a falta de especialistas em segurança cibernética</text:h>
      <text:p text:style-name="P190"/>
      <text:p text:style-name="P190">Nos EUA, o Instituto Nacional de Padrões e Tecnologia (NIST) criou uma estrutura para empresas e organizações que precisam de profissionais de segurança cibernética. A estrutura permite às empresas identificar os principais tipos de responsabilidades, cargos e habilidades necessários para a força de trabalho. A National Cybersecurity Workforce Framework categoriza e descreve o trabalho de segurança cibernética. Fornece uma linguagem comum que define o trabalho de segurança cibernética, juntamente com um conjunto comum de tarefas e qualificações profissionais necessárias para se tornar um especialista em segurança cibernética. A estrutura ajuda a definir os requisitos profissionais em segurança cibernética. </text:p>
      <text:p text:style-name="P190"/>
      <text:h text:style-name="P207" text:outline-level="1">A National Cybersecurity Workforce Framework</text:h>
      <text:p text:style-name="P201"/>
      <text:p text:style-name="P190">A estrutura de força de trabalho categoriza o trabalho da segurança cibernética em sete categorias.</text:p>
      <text:p text:style-name="P142">Operar e manter inclui proporcionar o suporte, a administração e a manutenção necessários para garantir a segurança e o desempenho do sistema de TI.</text:p>
      <text:p text:style-name="P142">Proteger e defender inclui a identificação, a análise e a mitigação de ameaças a sistemas internos e a redes.</text:p>
      <text:p text:style-name="P142">Investigar inclui a investigação de evento e/ou crimes digitais que envolvem recursos de TI.</text:p>
      <text:p text:style-name="P142">Coletar e operar inclui as operações de negação e fraude especializadas e a coleta de informações de segurança cibernética.</text:p>
      <text:p text:style-name="P142">Analisar Provisionar de forma segura inclui a conceitualização, o projeto e a construção de sistemas de TI seguros.</text:p>
      <text:p text:style-name="P142">Supervisão e desenvolvimento proporciona liderança, gestão e orientação para realizar o trabalho de segurança cibernética de forma eficaz.</text:p>
      <text:p text:style-name="P142">Provisionar de forma segura inclui a conceitualização, o projeto e a construções de sistemas de TI seguros.</text:p>
      <text:p text:style-name="P142">Dentro de cada categoria, há várias áreas de especialização. As áreas de especialização definem, assim, tipos comuns de trabalho de segurança cibernética.</text:p>
      <text:p text:style-name="P67">O cubo da segurança cibernética</text:p>
      <text:p text:style-name="P190">Os profissionais de segurança cibernética são mais bem descritos como especialistas encarregados da proteção do espaço cibernético. John McCumber é um dos primeiros especialistas em segurança cibernética, desenvolvendo uma estrutura comumente usada chamada Cubo McCumber ou o cubo de segurança cibernética. Esse cubo é usado como ferramenta, ao gerenciar a proteção de redes, domínios e da Internet. O cubo de segurança cibernética parece um pouco como um cubo de Rubik.</text:p>
      <text:p text:style-name="P145">A primeira dimensão do cubo de segurança cibernética inclui os três princípios de segurança da informação. Os profissionais de segurança cibernética referem-se aos três princípios como a Tríade <text:soft-page-break/>CIA. A segunda dimensão identifica os três estados das informações ou dos dados. A terceira dimensão do cubo identifica o conhecimento necessário para proporcionar proteção. Essas dimensões são geralmente chamadas de três categorias de proteções da segurança cibernética.</text:p>
      <text:p text:style-name="P171">Os princípios de segurança</text:p>
      <text:p text:style-name="P190">A primeira dimensão do cubo de segurança cibernética identifica os objetivos para proteger o espaço cibernético. Os objetivos identificados na primeira dimensão são os princípios fundamentais. Esses três princípios são confidencialidade, integridade e disponibilidade. Os princípios proporcionam foco e permitem ao especialista de segurança cibernética priorizar ações ao proteger qualquer sistema em rede.</text:p>
      <text:p text:style-name="P142">A confidencialidade impede a divulgação de informações para pessoas, recursos ou processos não autorizados. Integridade refere-se à precisão, consistência e confiabilidade dos dados. Finalmente, a disponibilidade garante que as informações estejam acessíveis para usuários autorizados quando necessário. Use o acrônimo CIA para se lembrar desses três princípios.</text:p>
      <text:p text:style-name="P199">Os estados dos dados</text:p>
      <text:p text:style-name="P30">O espaço cibernético é um domínio que contém uma quantidade considerável de dados essencialmente importantes e, portanto, os especialistas em segurança cibernética se concentram na proteção dos dados. A segunda dimensão do cubo de segurança cibernética se concentra no problema da proteção a todos os estados dos dados no espaço cibernético. Os dados têm três possíveis estados:</text:p>
      <text:list xml:id="list3490603747" text:style-name="L217">
        <text:list-item>
          <text:p text:style-name="P407">Dados em trânsito</text:p>
        </text:list-item>
      </text:list>
      <text:list xml:id="list2971106581" text:style-name="L218">
        <text:list-item>
          <text:p text:style-name="P408">Dados inativos ou em armazenamento</text:p>
        </text:list-item>
      </text:list>
      <text:list xml:id="list978589939" text:style-name="L219">
        <text:list-item>
          <text:p text:style-name="P409">Dados em processamento</text:p>
        </text:list-item>
      </text:list>
      <text:p text:style-name="P142">A proteção do espaço cibernético exige que os profissionais de segurança cibernética se responsabilizem pela proteção dos dados em todos os três estados.</text:p>
      <text:h text:style-name="P236" text:outline-level="1">Proteções da segurança cibernética</text:h>
      <text:p text:style-name="P190">A terceira dimensão do cubo de segurança cibernética define as qualificações profissionais e a disciplina que um profissional de segurança cibernética pode usar para proteger o espaço cibernético. Os profissionais de segurança cibernética devem usar uma variedade de diferentes qualificações profissionais e disciplinas disponíveis a eles, ao proteger os dados no espaço cibernético. Eles devem fazer isso mantendo-se no “lado correto” da lei.</text:p>
      <text:p text:style-name="P151">O cubo de segurança cibernética identifica os três tipos de qualificações profissionais e disciplinas usadas para proporcionar proteção. A primeira qualificação profissional inclui as tecnologias, os dispositivos e os produtos disponíveis para proteger os sistemas de informação e se defender de criminosos virtuais. Os profissionais de segurança cibernética têm uma reputação de dominar as ferramentas tecnológicas à sua disposição. No entanto, McCumber os lembra de que as ferramentas tecnológicas não são o bastante para derrotar os criminosos virtuais. Os profissionais de segurança cibernética também devem construir uma defesa com o estabelecimento de políticas, procedimentos e diretrizes que permitem que os usuários do espaço cibernético fiquem seguros e sigam as boas práticas. Finalmente, os usuários do espaço cibernético devem se esforçar para ter mais conhecimento sobre as ameaças do espaço cibernético e estabelecer uma cultura de aprendizagem e reconhecimento.</text:p>
      <text:p text:style-name="Standard"><text:soft-page-break/><text:line-break/></text:p>
      <text:p text:style-name="P200"/>
      <text:p text:style-name="P95"/>
      <text:p text:style-name="P201"/>
      <text:p text:style-name="P1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iscoSansTTLight" svg:font-family="CiscoSansTTLight, Helvetica, Arial, sans-serif"/>
    <style:font-face style:name="CiscoSansTTThin" svg:font-family="CiscoSansTTThin"/>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16:11:06.585000000</meta:creation-date>
    <dc:date>2021-06-26T11:39:16.920839857</dc:date>
    <meta:editing-duration>PT14H14M4S</meta:editing-duration>
    <meta:editing-cycles>59</meta:editing-cycles>
    <meta:generator>LibreOffice/6.4.7.2$Linux_X86_64 LibreOffice_project/40$Build-2</meta:generator>
    <meta:document-statistic meta:table-count="0" meta:image-count="0" meta:object-count="0" meta:page-count="66" meta:paragraph-count="866" meta:word-count="28495" meta:character-count="181435" meta:non-whitespace-character-count="153925"/>
  </office:meta>
</office:document-meta>
</file>